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1">
      <style:table-cell-properties fo:border="thin solid #000000"/>
      <style:text-properties fo:color="#666699" style:font-name="Verdana" style:font-name-asian="Verdana" style:font-name-complex="Verdana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</style:style>
    <style:style style:name="ce6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fo:color="#666699" style:font-name="Verdana" style:font-name-asian="Verdana" style:font-name-complex="Verdana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666699" style:font-name="Verdana" style:font-name-asian="Verdana" style:font-name-complex="Verdana"/>
    </style:style>
    <style:style style:name="ce8" style:family="table-cell" style:parent-style-name="Default" style:data-style-name="N1">
      <style:table-cell-properties fo:border-top="none" fo:border-bottom="thin solid #000000" fo:border-left="thin solid #000000" fo:border-right="thin solid #000000"/>
      <style:text-properties fo:color="#000099" style:font-name="Verdana" style:font-name-asian="Verdana" style:font-name-complex="Verdana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99" style:font-name="Verdana" style:font-name-asian="Verdana" style:font-name-complex="Verdana"/>
    </style:style>
    <style:style style:name="ce10" style:family="table-cell" style:parent-style-name="Default" style:data-style-name="N0">
      <style:table-cell-properties fo:border="thin solid #000000"/>
      <style:text-properties fo:color="#666699" style:font-name="Verdana" style:font-name-asian="Verdana" style:font-name-complex="Verdana"/>
    </style:style>
    <style:style style:name="ce11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CAEDFB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B5E6A2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DAF2D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94DCF8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F2CEE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D0D0D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D0D0D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0" style:family="table-cell" style:parent-style-name="Default" style:data-style-name="N0">
      <style:table-cell-properties fo:border="thin solid #000000" fo:background-color="#C1F0C8"/>
    </style:style>
    <style:style style:name="ce31" style:family="table-cell" style:parent-style-name="Default" style:data-style-name="N1">
      <style:table-cell-properties fo:border="thin solid #000000" fo:background-color="#C1F0C8"/>
      <style:text-properties fo:color="#666699" style:font-name="Verdana" style:font-name-asian="Verdana" style:font-name-complex="Verdana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1F0C8"/>
      <style:text-properties fo:color="#666699" style:font-name="Verdana" style:font-name-asian="Verdana" style:font-name-complex="Verdana"/>
    </style:style>
    <style:style style:name="ce33" style:family="table-cell" style:parent-style-name="Default" style:data-style-name="N1">
      <style:table-cell-properties fo:border-top="none" fo:border-bottom="thin solid #000000" fo:border-left="thin solid #000000" fo:border-right="thin solid #000000" fo:background-color="#C1F0C8"/>
      <style:text-properties fo:color="#666699" style:font-name="Verdana" style:font-name-asian="Verdana" style:font-name-complex="Verdana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C1F0C8"/>
      <style:text-properties fo:color="#666699" style:font-name="Verdana" style:font-name-asian="Verdana" style:font-name-complex="Verdana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  <style:text-properties fo:color="#666699" style:font-name="Verdana" style:font-name-asian="Verdana" style:font-name-complex="Verdana"/>
    </style:style>
    <style:style style:name="ce36" style:family="table-cell" style:parent-style-name="Default" style:data-style-name="N0">
      <style:table-cell-properties fo:border="thin solid #000000" fo:background-color="#FFFF00"/>
    </style:style>
    <style:style style:name="ce37" style:family="table-cell" style:parent-style-name="Default" style:data-style-name="N1">
      <style:table-cell-properties fo:border-top="none" fo:border-bottom="thin solid #000000" fo:border-left="thin solid #000000" fo:border-right="thin solid #000000" fo:background-color="#FFFF00"/>
      <style:text-properties fo:color="#666699" style:font-name="Verdana" style:font-name-asian="Verdana" style:font-name-complex="Verdana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fo:background-color="#FFFF00"/>
      <style:text-properties fo:color="#666699" style:font-name="Verdana" style:font-name-asian="Verdana" style:font-name-complex="Verdana"/>
    </style:style>
    <style:style style:name="ce39" style:family="table-cell" style:parent-style-name="Default" style:data-style-name="N0">
      <style:table-cell-properties fo:border="thin solid #000000" fo:background-color="#FFFF00"/>
      <style:text-properties fo:color="#666699" style:font-name="Verdana" style:font-name-asian="Verdana" style:font-name-complex="Verdana"/>
    </style:style>
    <style:style style:name="ce4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0.8255cm" style:use-optimal-column-width="true"/>
    </style:style>
    <style:style style:name="co2" style:family="table-column">
      <style:table-column-properties fo:break-before="auto" style:column-width="3.683cm" style:use-optimal-column-width="true"/>
    </style:style>
    <style:style style:name="co3" style:family="table-column">
      <style:table-column-properties fo:break-before="auto" style:column-width="8.6995cm" style:use-optimal-column-width="true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1.88383333333333cm"/>
    </style:style>
    <style:style style:name="co6" style:family="table-column">
      <style:table-column-properties fo:break-before="auto" style:column-width="3.57716666666667cm" style:use-optimal-column-width="true"/>
    </style:style>
    <style:style style:name="co7" style:family="table-column">
      <style:table-column-properties fo:break-before="auto" style:column-width="8.89cm" style:use-optimal-column-width="true"/>
    </style:style>
    <style:style style:name="co8" style:family="table-column">
      <style:table-column-properties fo:break-before="auto" style:column-width="2.3495cm"/>
    </style:style>
    <style:style style:name="co9" style:family="table-column">
      <style:table-column-properties fo:break-before="auto" style:column-width="3.15383333333333cm" style:use-optimal-column-width="true"/>
    </style:style>
    <style:style style:name="co10" style:family="table-column">
      <style:table-column-properties fo:break-before="auto" style:column-width="1.60866666666667cm" style:use-optimal-column-width="true"/>
    </style:style>
    <style:style style:name="co11" style:family="table-column">
      <style:table-column-properties fo:break-before="auto" style:column-width="0.9525cm" style:use-optimal-column-width="true"/>
    </style:style>
    <style:style style:name="co12" style:family="table-column">
      <style:table-column-properties fo:break-before="auto" style:column-width="2.413cm" style:use-optimal-column-width="true"/>
    </style:style>
    <style:style style:name="co13" style:family="table-column">
      <style:table-column-properties fo:break-before="auto" style:column-width="1.98966666666667cm" style:use-optimal-column-width="true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0.423333333333333cm" style:use-optimal-column-width="true"/>
    </style:style>
    <style:style style:name="co16" style:family="table-column">
      <style:table-column-properties fo:break-before="auto" style:column-width="0.656166666666667cm" style:use-optimal-column-width="true"/>
    </style:style>
    <style:style style:name="co17" style:family="table-column">
      <style:table-column-properties fo:break-before="auto" style:column-width="0.719666666666667cm" style:use-optimal-column-width="true"/>
    </style:style>
    <style:style style:name="co18" style:family="table-column">
      <style:table-column-properties fo:break-before="auto" style:column-width="0.402166666666667cm" style:use-optimal-column-width="true"/>
    </style:style>
    <style:style style:name="co19" style:family="table-column">
      <style:table-column-properties fo:break-before="auto" style:column-width="8.33966666666667cm" style:use-optimal-column-width="true"/>
    </style:style>
    <style:style style:name="co20" style:family="table-column">
      <style:table-column-properties fo:break-before="auto" style:column-width="8.46666666666667cm" style:use-optimal-column-width="true"/>
    </style:style>
    <style:style style:name="co21" style:family="table-column">
      <style:table-column-properties fo:break-before="auto" style:column-width="1.397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0">
      <style:table-cell-properties fo:border="thin solid #000000"/>
      <style:map style:condition="of:cell-content()&lt;41" style:apply-style-name="cf4"/>
      <style:map style:condition="of:cell-content()&lt;51" style:apply-style-name="cf5"/>
    </style:style>
    <style:style style:name="ce42" style:family="table-cell" style:parent-style-name="Default" style:data-style-name="N0">
      <style:table-cell-properties fo:border="thin solid #000000"/>
      <style:map style:condition="of:cell-content()&lt;41" style:apply-style-name="cf4"/>
      <style:map style:condition="of:cell-content()&lt;51" style:apply-style-name="cf5"/>
    </style:style>
    <style:style style:name="ce43" style:family="table-cell" style:parent-style-name="Default" style:data-style-name="N0">
      <style:table-cell-properties fo:border="thin solid #000000"/>
      <style:map style:condition="of:cell-content()&lt;41" style:apply-style-name="cf4"/>
      <style:map style:condition="of:cell-content()&lt;51" style:apply-style-name="cf5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41" style:apply-style-name="cf4"/>
      <style:map style:condition="of:cell-content()&lt;51" style:apply-style-name="cf5"/>
      <style:map style:condition="of:cell-content()&lt;51" style:apply-style-name="cf4"/>
      <style:map style:condition="of:cell-content()&lt;51" style:apply-style-name="cf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41" style:apply-style-name="cf4"/>
      <style:map style:condition="of:cell-content()&lt;51" style:apply-style-name="cf5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/>
      <style:map style:condition="of:cell-content()=&quot;E&quot;" style:apply-style-name="cf4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  <style:map style:condition="of:cell-content()=&quot;YA&quot;" style:apply-style-name="cf3"/>
    </style:style>
    <style:style style:name="ce48" style:family="table-cell" style:parent-style-name="Default" style:data-style-name="N0">
      <style:table-cell-properties fo:border="thin solid #000000"/>
      <style:map style:condition="of:cell-content()&lt;41" style:apply-style-name="cf4"/>
      <style:map style:condition="of:cell-content()&lt;51" style:apply-style-name="cf5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666699" style:font-name="Verdana" style:font-name-asian="Verdana" style:font-name-complex="Verdana"/>
      <style:map style:condition="of:cell-content()&lt;51" style:apply-style-name="cf4"/>
      <style:map style:condition="of:cell-content()&lt;51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TS_U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IM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UTS</text:p>
          </table:table-cell>
          <table:table-cell office:value-type="string" table:style-name="ce2">
            <text:p>UAS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96" table:style-name="ce41">
            <text:p>9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15" table:style-name="ce41">
            <text:p>15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84" table:style-name="ce41">
            <text:p>84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44" table:style-name="ce41">
            <text:p>44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4" table:style-name="ce41">
            <text:p>94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45" table:style-name="ce41">
            <text:p>45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18" table:style-name="ce41">
            <text:p>1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78" table:style-name="ce41">
            <text:p>7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9" table:style-name="ce41">
            <text:p>99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61" table:style-name="ce41">
            <text:p>61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30" table:style-name="ce41">
            <text:p>30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26" table:style-name="ce41">
            <text:p>2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48" table:style-name="ce41">
            <text:p>4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70" table:style-name="ce41">
            <text:p>70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81" table:style-name="ce41">
            <text:p>81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71" table:style-name="ce41">
            <text:p>71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79" table:style-name="ce41">
            <text:p>79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93" table:style-name="ce41">
            <text:p>93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38" table:style-name="ce41">
            <text:p>3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86" table:style-name="ce41">
            <text:p>8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69" table:style-name="ce41">
            <text:p>69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76" table:style-name="ce41">
            <text:p>7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38" table:style-name="ce41">
            <text:p>3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88" table:style-name="ce41">
            <text:p>8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70" table:style-name="ce41">
            <text:p>70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93" table:style-name="ce41">
            <text:p>93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70" table:style-name="ce41">
            <text:p>70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100" table:style-name="ce41">
            <text:p>100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22" table:style-name="ce41">
            <text:p>22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35" table:style-name="ce41">
            <text:p>35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36" table:style-name="ce41">
            <text:p>3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12" table:style-name="ce41">
            <text:p>12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46" table:style-name="ce41">
            <text:p>46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98" table:style-name="ce41">
            <text:p>98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64" table:style-name="ce41">
            <text:p>64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29" table:style-name="ce41">
            <text:p>29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table:number-columns-repeated="16379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65" table:style-name="ce41">
            <text:p>65</text:p>
          </table:table-cell>
          <table:table-cell table:style-name="ce41"/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60.128205128205131" table:formula="of:=AVERAGE([.D2:.D40])" table:style-name="ce1">
            <text:p>60,12820513</text:p>
          </table:table-cell>
          <table:table-cell office:value-type="error" office:string-value="#DIV/0!" table:formula="of:=AVERAGE([.E2:.E40])" table:style-name="ce1">
            <text:p>#DIV/0!</text:p>
          </table:table-cell>
          <table:table-cell table:number-columns-repeated="16379"/>
        </table:table-row>
        <table:table-row table:number-rows-repeated="1048535" table:style-name="ro3">
          <table:table-cell table:number-columns-repeated="16384"/>
        </table:table-row>
      </table:table>
      <table:table table:name="KU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IM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NILAI 1</text:p>
          </table:table-cell>
          <table:table-cell office:value-type="string" table:style-name="ce2">
            <text:p>NILAI 2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83" table:style-name="ce5">
            <text:p>83</text:p>
          </table:table-cell>
          <table:table-cell office:value-type="float" office:value="85" table:style-name="ce5">
            <text:p>85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12" table:style-name="ce7">
            <text:p>12</text:p>
          </table:table-cell>
          <table:table-cell office:value-type="float" office:value="30" table:style-name="ce7">
            <text:p>30</text:p>
          </table:table-cell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60" table:style-name="ce7">
            <text:p>60</text:p>
          </table:table-cell>
          <table:table-cell office:value-type="float" office:value="62" table:style-name="ce7">
            <text:p>62</text:p>
          </table:table-cell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13" table:style-name="ce7">
            <text:p>13</text:p>
          </table:table-cell>
          <table:table-cell office:value-type="float" office:value="51" table:style-name="ce7">
            <text:p>51</text:p>
          </table:table-cell>
          <table:table-cell table:number-columns-repeated="16379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2" table:style-name="ce7">
            <text:p>92</text:p>
          </table:table-cell>
          <table:table-cell office:value-type="float" office:value="95" table:style-name="ce7">
            <text:p>95</text:p>
          </table:table-cell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21" table:style-name="ce7">
            <text:p>21</text:p>
          </table:table-cell>
          <table:table-cell office:value-type="float" office:value="36" table:style-name="ce7">
            <text:p>36</text:p>
          </table:table-cell>
          <table:table-cell table:number-columns-repeated="1637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8" table:style-name="ce7">
            <text:p>8</text:p>
          </table:table-cell>
          <table:table-cell office:value-type="float" office:value="38" table:style-name="ce7">
            <text:p>38</text:p>
          </table:table-cell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43" table:style-name="ce7">
            <text:p>43</text:p>
          </table:table-cell>
          <table:table-cell office:value-type="float" office:value="85" table:style-name="ce7">
            <text:p>85</text:p>
          </table:table-cell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54" table:style-name="ce7">
            <text:p>54</text:p>
          </table:table-cell>
          <table:table-cell office:value-type="float" office:value="80" table:style-name="ce7">
            <text:p>80</text:p>
          </table:table-cell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35" table:style-name="ce7">
            <text:p>35</text:p>
          </table:table-cell>
          <table:table-cell office:value-type="float" office:value="64" table:style-name="ce7">
            <text:p>64</text:p>
          </table:table-cell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12" table:style-name="ce7">
            <text:p>12</text:p>
          </table:table-cell>
          <table:table-cell office:value-type="float" office:value="50" table:style-name="ce7">
            <text:p>50</text:p>
          </table:table-cell>
          <table:table-cell table:number-columns-repeated="16379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12" table:style-name="ce7">
            <text:p>12</text:p>
          </table:table-cell>
          <table:table-cell office:value-type="float" office:value="54" table:style-name="ce7">
            <text:p>54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30" table:style-name="ce7">
            <text:p>30</text:p>
          </table:table-cell>
          <table:table-cell office:value-type="float" office:value="35" table:style-name="ce7">
            <text:p>35</text:p>
          </table:table-cell>
          <table:table-cell table:number-columns-repeated="16379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52" table:style-name="ce7">
            <text:p>52</text:p>
          </table:table-cell>
          <table:table-cell office:value-type="float" office:value="76" table:style-name="ce7">
            <text:p>76</text:p>
          </table:table-cell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35" table:style-name="ce7">
            <text:p>35</text:p>
          </table:table-cell>
          <table:table-cell office:value-type="float" office:value="68" table:style-name="ce7">
            <text:p>68</text:p>
          </table:table-cell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48" table:style-name="ce7">
            <text:p>48</text:p>
          </table:table-cell>
          <table:table-cell office:value-type="float" office:value="87" table:style-name="ce7">
            <text:p>87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45" table:style-name="ce7">
            <text:p>45</text:p>
          </table:table-cell>
          <table:table-cell office:value-type="float" office:value="58" table:style-name="ce7">
            <text:p>58</text:p>
          </table:table-cell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31" table:style-name="ce7">
            <text:p>31</text:p>
          </table:table-cell>
          <table:table-cell office:value-type="float" office:value="82" table:style-name="ce7">
            <text:p>82</text:p>
          </table:table-cell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12" table:style-name="ce7">
            <text:p>12</text:p>
          </table:table-cell>
          <table:table-cell office:value-type="float" office:value="38" table:style-name="ce7">
            <text:p>38</text:p>
          </table:table-cell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40" table:style-name="ce7">
            <text:p>40</text:p>
          </table:table-cell>
          <table:table-cell office:value-type="float" office:value="86" table:style-name="ce7">
            <text:p>86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34" table:style-name="ce7">
            <text:p>34</text:p>
          </table:table-cell>
          <table:table-cell office:value-type="float" office:value="56" table:style-name="ce7">
            <text:p>56</text:p>
          </table:table-cell>
          <table:table-cell table:number-columns-repeated="16379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94" table:style-name="ce7">
            <text:p>94</text:p>
          </table:table-cell>
          <table:table-cell office:value-type="float" office:value="93" table:style-name="ce7">
            <text:p>93</text:p>
          </table:table-cell>
          <table:table-cell table:number-columns-repeated="16379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33" table:style-name="ce7">
            <text:p>33</text:p>
          </table:table-cell>
          <table:table-cell office:value-type="float" office:value="35" table:style-name="ce7">
            <text:p>35</text:p>
          </table:table-cell>
          <table:table-cell table:number-columns-repeated="16379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46" table:style-name="ce7">
            <text:p>46</text:p>
          </table:table-cell>
          <table:table-cell office:value-type="float" office:value="83" table:style-name="ce7">
            <text:p>83</text:p>
          </table:table-cell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20" table:style-name="ce7">
            <text:p>20</text:p>
          </table:table-cell>
          <table:table-cell office:value-type="float" office:value="51" table:style-name="ce7">
            <text:p>51</text:p>
          </table:table-cell>
          <table:table-cell table:number-columns-repeated="16379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98" table:style-name="ce7">
            <text:p>98</text:p>
          </table:table-cell>
          <table:table-cell office:value-type="float" office:value="86" table:style-name="ce7">
            <text:p>86</text:p>
          </table:table-cell>
          <table:table-cell table:number-columns-repeated="16379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24" table:style-name="ce7">
            <text:p>24</text:p>
          </table:table-cell>
          <table:table-cell office:value-type="float" office:value="66" table:style-name="ce7">
            <text:p>66</text:p>
          </table:table-cell>
          <table:table-cell table:number-columns-repeated="16379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95" table:style-name="ce7">
            <text:p>95</text:p>
          </table:table-cell>
          <table:table-cell office:value-type="float" office:value="92" table:style-name="ce7">
            <text:p>92</text:p>
          </table:table-cell>
          <table:table-cell table:number-columns-repeated="16379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7" table:style-name="ce7">
            <text:p>7</text:p>
          </table:table-cell>
          <table:table-cell office:value-type="float" office:value="25" table:style-name="ce7">
            <text:p>25</text:p>
          </table:table-cell>
          <table:table-cell table:number-columns-repeated="16379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24" table:style-name="ce7">
            <text:p>24</text:p>
          </table:table-cell>
          <table:table-cell office:value-type="float" office:value="16" table:style-name="ce7">
            <text:p>16</text:p>
          </table:table-cell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4" table:style-name="ce7">
            <text:p>4</text:p>
          </table:table-cell>
          <table:table-cell office:value-type="float" office:value="21" table:style-name="ce7">
            <text:p>21</text:p>
          </table:table-cell>
          <table:table-cell table:number-columns-repeated="16379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6" table:style-name="ce7">
            <text:p>6</text:p>
          </table:table-cell>
          <table:table-cell office:value-type="float" office:value="31" table:style-name="ce7">
            <text:p>31</text:p>
          </table:table-cell>
          <table:table-cell table:number-columns-repeated="16379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32" table:style-name="ce7">
            <text:p>32</text:p>
          </table:table-cell>
          <table:table-cell office:value-type="float" office:value="52" table:style-name="ce7">
            <text:p>52</text:p>
          </table:table-cell>
          <table:table-cell table:number-columns-repeated="16379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72" table:style-name="ce7">
            <text:p>72</text:p>
          </table:table-cell>
          <table:table-cell office:value-type="float" office:value="70" table:style-name="ce7">
            <text:p>70</text:p>
          </table:table-cell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19" table:style-name="ce9">
            <text:p>19</text:p>
          </table:table-cell>
          <table:table-cell office:value-type="float" office:value="73" table:style-name="ce9">
            <text:p>73</text:p>
          </table:table-cell>
          <table:table-cell table:number-columns-repeated="16379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18" table:style-name="ce7">
            <text:p>18</text:p>
          </table:table-cell>
          <table:table-cell office:value-type="float" office:value="35" table:style-name="ce7">
            <text:p>35</text:p>
          </table:table-cell>
          <table:table-cell table:number-columns-repeated="16379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17" table:style-name="ce7">
            <text:p>17</text:p>
          </table:table-cell>
          <table:table-cell office:value-type="float" office:value="35" table:style-name="ce7">
            <text:p>35</text:p>
          </table:table-cell>
          <table:table-cell table:number-columns-repeated="16379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20" table:style-name="ce9">
            <text:p>20</text:p>
          </table:table-cell>
          <table:table-cell office:value-type="float" office:value="32" table:style-name="ce9">
            <text:p>32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36.179487179487182" table:formula="of:=AVERAGE([.D2:.D40])" table:style-name="ce1">
            <text:p>36,17948718</text:p>
          </table:table-cell>
          <table:table-cell office:value-type="float" office:value="57.487179487179489" table:formula="of:=AVERAGE([.E2:.E40])" table:style-name="ce1">
            <text:p>57,48717949</text:p>
          </table:table-cell>
          <table:table-cell table:number-columns-repeated="16379"/>
        </table:table-row>
        <table:table-row table:number-rows-repeated="1048535" table:style-name="ro3">
          <table:table-cell table:number-columns-repeated="16384"/>
        </table:table-row>
      </table:table>
      <table:table table:name="TUG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IM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NILAI 1</text:p>
          </table:table-cell>
          <table:table-cell office:value-type="string" table:style-name="ce2">
            <text:p>NILAI 2</text:p>
          </table:table-cell>
          <table:table-cell office:value-type="string" table:style-name="ce2">
            <text:p>NILAI 3</text:p>
          </table:table-cell>
          <table:table-cell office:value-type="string" table:style-name="ce2">
            <text:p>NILAI 4</text:p>
          </table:table-cell>
          <table:table-cell office:value-type="string" table:style-name="ce2">
            <text:p>NILAI 5</text:p>
          </table:table-cell>
          <table:table-cell office:value-type="string" table:style-name="ce2">
            <text:p>NILAI 6</text:p>
          </table:table-cell>
          <table:table-cell office:value-type="string" table:style-name="ce2">
            <text:p>NILAI 7</text:p>
          </table:table-cell>
          <table:table-cell office:value-type="string" table:style-name="ce2">
            <text:p>NILAI 9</text:p>
          </table:table-cell>
          <table:table-cell office:value-type="string" table:style-name="ce2">
            <text:p>NILAI 10</text:p>
          </table:table-cell>
          <table:table-cell office:value-type="string" table:style-name="ce2">
            <text:p>NILAI 11</text:p>
          </table:table-cell>
          <table:table-cell office:value-type="string" table:style-name="ce2">
            <text:p>NILAI 12</text:p>
          </table:table-cell>
          <table:table-cell office:value-type="string" table:style-name="ce2">
            <text:p>NILAI 13</text:p>
          </table:table-cell>
          <table:table-cell office:value-type="string" table:style-name="ce2">
            <text:p>NILAI 14</text:p>
          </table:table-cell>
          <table:table-cell office:value-type="string" table:style-name="ce2">
            <text:p>NILAI 15</text:p>
          </table:table-cell>
          <table:table-cell table:number-columns-repeated="1636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3" table:style-name="ce42">
            <text:p>93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90" table:style-name="ce42">
            <text:p>90</text:p>
          </table:table-cell>
          <table:table-cell office:value-type="float" office:value="94" table:style-name="ce42">
            <text:p>94</text:p>
          </table:table-cell>
          <table:table-cell office:value-type="float" office:value="89" table:style-name="ce42">
            <text:p>89</text:p>
          </table:table-cell>
          <table:table-cell office:value-type="float" office:value="92" table:style-name="ce42">
            <text:p>92</text:p>
          </table:table-cell>
          <table:table-cell office:value-type="float" office:value="94" table:style-name="ce42">
            <text:p>94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7" table:style-name="ce42">
            <text:p>97</text:p>
          </table:table-cell>
          <table:table-cell office:value-type="float" office:value="97" table:style-name="ce42">
            <text:p>97</text:p>
          </table:table-cell>
          <table:table-cell office:value-type="float" office:value="94" table:style-name="ce42">
            <text:p>94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office:value-type="float" office:value="96" table:style-name="ce42">
            <text:p>96</text:p>
          </table:table-cell>
          <table:table-cell office:value-type="float" office:value="99" table:style-name="ce42">
            <text:p>9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100" table:style-name="ce42">
            <text:p>100</text:p>
          </table:table-cell>
          <table:table-cell office:value-type="float" office:value="95" table:style-name="ce42">
            <text:p>95</text:p>
          </table:table-cell>
          <table:table-cell office:value-type="float" office:value="98" table:style-name="ce42">
            <text:p>98</text:p>
          </table:table-cell>
          <table:table-cell office:value-type="float" office:value="94" table:style-name="ce42">
            <text:p>94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100" table:style-name="ce42">
            <text:p>100</text:p>
          </table:table-cell>
          <table:table-cell office:value-type="float" office:value="100" table:style-name="ce42">
            <text:p>100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4" table:style-name="ce42">
            <text:p>94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90" table:style-name="ce42">
            <text:p>90</text:p>
          </table:table-cell>
          <table:table-cell office:value-type="float" office:value="94" table:style-name="ce42">
            <text:p>94</text:p>
          </table:table-cell>
          <table:table-cell office:value-type="float" office:value="94" table:style-name="ce42">
            <text:p>94</text:p>
          </table:table-cell>
          <table:table-cell office:value-type="float" office:value="95" table:style-name="ce42">
            <text:p>95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90" table:style-name="ce42">
            <text:p>90</text:p>
          </table:table-cell>
          <table:table-cell office:value-type="float" office:value="95" table:style-name="ce42">
            <text:p>95</text:p>
          </table:table-cell>
          <table:table-cell office:value-type="float" office:value="97" table:style-name="ce42">
            <text:p>97</text:p>
          </table:table-cell>
          <table:table-cell office:value-type="float" office:value="99" table:style-name="ce42">
            <text:p>99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5" table:style-name="ce42">
            <text:p>95</text:p>
          </table:table-cell>
          <table:table-cell office:value-type="float" office:value="88" table:style-name="ce42">
            <text:p>88</text:p>
          </table:table-cell>
          <table:table-cell office:value-type="float" office:value="95" table:style-name="ce42">
            <text:p>95</text:p>
          </table:table-cell>
          <table:table-cell office:value-type="float" office:value="99" table:style-name="ce42">
            <text:p>99</text:p>
          </table:table-cell>
          <table:table-cell office:value-type="float" office:value="95" table:style-name="ce42">
            <text:p>95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90" table:style-name="ce42">
            <text:p>90</text:p>
          </table:table-cell>
          <table:table-cell office:value-type="float" office:value="94" table:style-name="ce42">
            <text:p>94</text:p>
          </table:table-cell>
          <table:table-cell office:value-type="float" office:value="97" table:style-name="ce42">
            <text:p>97</text:p>
          </table:table-cell>
          <table:table-cell office:value-type="float" office:value="95" table:style-name="ce42">
            <text:p>95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100" table:style-name="ce42">
            <text:p>100</text:p>
          </table:table-cell>
          <table:table-cell office:value-type="float" office:value="93" table:style-name="ce42">
            <text:p>93</text:p>
          </table:table-cell>
          <table:table-cell office:value-type="float" office:value="94" table:style-name="ce42">
            <text:p>94</text:p>
          </table:table-cell>
          <table:table-cell office:value-type="float" office:value="93" table:style-name="ce42">
            <text:p>93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100" table:style-name="ce42">
            <text:p>100</text:p>
          </table:table-cell>
          <table:table-cell office:value-type="float" office:value="95" table:style-name="ce42">
            <text:p>95</text:p>
          </table:table-cell>
          <table:table-cell office:value-type="float" office:value="97" table:style-name="ce42">
            <text:p>97</text:p>
          </table:table-cell>
          <table:table-cell office:value-type="float" office:value="99" table:style-name="ce42">
            <text:p>99</text:p>
          </table:table-cell>
          <table:table-cell office:value-type="float" office:value="91" table:style-name="ce42">
            <text:p>9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75" table:style-name="ce42">
            <text:p>75</text:p>
          </table:table-cell>
          <table:table-cell office:value-type="float" office:value="94" table:style-name="ce42">
            <text:p>94</text:p>
          </table:table-cell>
          <table:table-cell office:value-type="float" office:value="97" table:style-name="ce42">
            <text:p>97</text:p>
          </table:table-cell>
          <table:table-cell office:value-type="float" office:value="94" table:style-name="ce42">
            <text:p>94</text:p>
          </table:table-cell>
          <table:table-cell office:value-type="float" office:value="89" table:style-name="ce42">
            <text:p>8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86" table:style-name="ce42">
            <text:p>86</text:p>
          </table:table-cell>
          <table:table-cell office:value-type="float" office:value="94" table:style-name="ce42">
            <text:p>94</text:p>
          </table:table-cell>
          <table:table-cell office:value-type="float" office:value="94" table:style-name="ce42">
            <text:p>94</text:p>
          </table:table-cell>
          <table:table-cell office:value-type="float" office:value="99" table:style-name="ce42">
            <text:p>99</text:p>
          </table:table-cell>
          <table:table-cell office:value-type="float" office:value="95" table:style-name="ce42">
            <text:p>95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office:value-type="float" office:value="95" table:style-name="ce42">
            <text:p>95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100" table:style-name="ce42">
            <text:p>100</text:p>
          </table:table-cell>
          <table:table-cell office:value-type="float" office:value="95" table:style-name="ce42">
            <text:p>95</text:p>
          </table:table-cell>
          <table:table-cell office:value-type="float" office:value="97" table:style-name="ce42">
            <text:p>97</text:p>
          </table:table-cell>
          <table:table-cell office:value-type="float" office:value="91" table:style-name="ce42">
            <text:p>91</text:p>
          </table:table-cell>
          <table:table-cell office:value-type="float" office:value="86" table:style-name="ce42">
            <text:p>86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90" table:style-name="ce42">
            <text:p>90</text:p>
          </table:table-cell>
          <table:table-cell office:value-type="float" office:value="95" table:style-name="ce42">
            <text:p>95</text:p>
          </table:table-cell>
          <table:table-cell office:value-type="float" office:value="94" table:style-name="ce42">
            <text:p>94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100" table:style-name="ce42">
            <text:p>100</text:p>
          </table:table-cell>
          <table:table-cell office:value-type="float" office:value="95" table:style-name="ce42">
            <text:p>95</text:p>
          </table:table-cell>
          <table:table-cell office:value-type="float" office:value="94" table:style-name="ce42">
            <text:p>94</text:p>
          </table:table-cell>
          <table:table-cell office:value-type="float" office:value="93" table:style-name="ce42">
            <text:p>93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90" table:style-name="ce42">
            <text:p>90</text:p>
          </table:table-cell>
          <table:table-cell office:value-type="float" office:value="88" table:style-name="ce42">
            <text:p>88</text:p>
          </table:table-cell>
          <table:table-cell office:value-type="float" office:value="94" table:style-name="ce42">
            <text:p>94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office:value-type="float" office:value="91" table:style-name="ce42">
            <text:p>91</text:p>
          </table:table-cell>
          <table:table-cell office:value-type="float" office:value="95" table:style-name="ce42">
            <text:p>95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90" table:style-name="ce42">
            <text:p>90</text:p>
          </table:table-cell>
          <table:table-cell office:value-type="float" office:value="93" table:style-name="ce42">
            <text:p>93</text:p>
          </table:table-cell>
          <table:table-cell office:value-type="float" office:value="91" table:style-name="ce42">
            <text:p>91</text:p>
          </table:table-cell>
          <table:table-cell office:value-type="float" office:value="92" table:style-name="ce42">
            <text:p>92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3" table:style-name="ce42">
            <text:p>93</text:p>
          </table:table-cell>
          <table:table-cell office:value-type="float" office:value="99" table:style-name="ce42">
            <text:p>9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80" table:style-name="ce42">
            <text:p>80</text:p>
          </table:table-cell>
          <table:table-cell office:value-type="float" office:value="95" table:style-name="ce42">
            <text:p>95</text:p>
          </table:table-cell>
          <table:table-cell office:value-type="float" office:value="87" table:style-name="ce42">
            <text:p>87</text:p>
          </table:table-cell>
          <table:table-cell office:value-type="float" office:value="95" table:style-name="ce42">
            <text:p>95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office:value-type="float" office:value="99" table:style-name="ce42">
            <text:p>99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75" table:style-name="ce42">
            <text:p>75</text:p>
          </table:table-cell>
          <table:table-cell office:value-type="float" office:value="91" table:style-name="ce42">
            <text:p>91</text:p>
          </table:table-cell>
          <table:table-cell office:value-type="float" office:value="96" table:style-name="ce42">
            <text:p>96</text:p>
          </table:table-cell>
          <table:table-cell office:value-type="float" office:value="100" table:style-name="ce42">
            <text:p>100</text:p>
          </table:table-cell>
          <table:table-cell office:value-type="float" office:value="89" table:style-name="ce42">
            <text:p>8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office:value-type="float" office:value="98" table:style-name="ce42">
            <text:p>98</text:p>
          </table:table-cell>
          <table:table-cell office:value-type="float" office:value="99" table:style-name="ce42">
            <text:p>99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90" table:style-name="ce42">
            <text:p>90</text:p>
          </table:table-cell>
          <table:table-cell office:value-type="float" office:value="94" table:style-name="ce42">
            <text:p>94</text:p>
          </table:table-cell>
          <table:table-cell office:value-type="float" office:value="94" table:style-name="ce42">
            <text:p>94</text:p>
          </table:table-cell>
          <table:table-cell office:value-type="float" office:value="99" table:style-name="ce42">
            <text:p>99</text:p>
          </table:table-cell>
          <table:table-cell office:value-type="float" office:value="89" table:style-name="ce42">
            <text:p>8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75" table:style-name="ce42">
            <text:p>75</text:p>
          </table:table-cell>
          <table:table-cell office:value-type="float" office:value="91" table:style-name="ce42">
            <text:p>91</text:p>
          </table:table-cell>
          <table:table-cell office:value-type="float" office:value="94" table:style-name="ce42">
            <text:p>94</text:p>
          </table:table-cell>
          <table:table-cell office:value-type="float" office:value="97" table:style-name="ce42">
            <text:p>97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90" table:style-name="ce42">
            <text:p>90</text:p>
          </table:table-cell>
          <table:table-cell office:value-type="float" office:value="88" table:style-name="ce42">
            <text:p>88</text:p>
          </table:table-cell>
          <table:table-cell office:value-type="float" office:value="98" table:style-name="ce42">
            <text:p>98</text:p>
          </table:table-cell>
          <table:table-cell office:value-type="float" office:value="97" table:style-name="ce42">
            <text:p>97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7" table:style-name="ce42">
            <text:p>97</text:p>
          </table:table-cell>
          <table:table-cell office:value-type="float" office:value="100" table:style-name="ce42">
            <text:p>10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95" table:style-name="ce42">
            <text:p>95</text:p>
          </table:table-cell>
          <table:table-cell office:value-type="float" office:value="94" table:style-name="ce42">
            <text:p>94</text:p>
          </table:table-cell>
          <table:table-cell office:value-type="float" office:value="95" table:style-name="ce42">
            <text:p>95</text:p>
          </table:table-cell>
          <table:table-cell office:value-type="float" office:value="97" table:style-name="ce42">
            <text:p>97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94" table:style-name="ce42">
            <text:p>94</text:p>
          </table:table-cell>
          <table:table-cell office:value-type="float" office:value="95" table:style-name="ce42">
            <text:p>95</text:p>
          </table:table-cell>
          <table:table-cell office:value-type="float" office:value="95" table:style-name="ce42">
            <text:p>95</text:p>
          </table:table-cell>
          <table:table-cell office:value-type="float" office:value="99" table:style-name="ce42">
            <text:p>99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100" table:style-name="ce42">
            <text:p>100</text:p>
          </table:table-cell>
          <table:table-cell office:value-type="float" office:value="94" table:style-name="ce42">
            <text:p>94</text:p>
          </table:table-cell>
          <table:table-cell office:value-type="float" office:value="91" table:style-name="ce42">
            <text:p>91</text:p>
          </table:table-cell>
          <table:table-cell office:value-type="float" office:value="98" table:style-name="ce42">
            <text:p>98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100" table:style-name="ce42">
            <text:p>100</text:p>
          </table:table-cell>
          <table:table-cell office:value-type="float" office:value="90" table:style-name="ce42">
            <text:p>90</text:p>
          </table:table-cell>
          <table:table-cell office:value-type="float" office:value="93" table:style-name="ce42">
            <text:p>93</text:p>
          </table:table-cell>
          <table:table-cell office:value-type="float" office:value="93" table:style-name="ce42">
            <text:p>93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100" table:style-name="ce42">
            <text:p>100</text:p>
          </table:table-cell>
          <table:table-cell office:value-type="float" office:value="91" table:style-name="ce42">
            <text:p>91</text:p>
          </table:table-cell>
          <table:table-cell office:value-type="float" office:value="95" table:style-name="ce42">
            <text:p>95</text:p>
          </table:table-cell>
          <table:table-cell office:value-type="float" office:value="95" table:style-name="ce42">
            <text:p>95</text:p>
          </table:table-cell>
          <table:table-cell office:value-type="float" office:value="90" table:style-name="ce42">
            <text:p>90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87" table:style-name="ce42">
            <text:p>87</text:p>
          </table:table-cell>
          <table:table-cell office:value-type="float" office:value="94" table:style-name="ce42">
            <text:p>94</text:p>
          </table:table-cell>
          <table:table-cell office:value-type="float" office:value="89" table:style-name="ce42">
            <text:p>89</text:p>
          </table:table-cell>
          <table:table-cell office:value-type="float" office:value="95" table:style-name="ce42">
            <text:p>95</text:p>
          </table:table-cell>
          <table:table-cell office:value-type="float" office:value="88" table:style-name="ce42">
            <text:p>88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87" table:style-name="ce42">
            <text:p>87</text:p>
          </table:table-cell>
          <table:table-cell office:value-type="float" office:value="93" table:style-name="ce42">
            <text:p>93</text:p>
          </table:table-cell>
          <table:table-cell office:value-type="float" office:value="96" table:style-name="ce42">
            <text:p>96</text:p>
          </table:table-cell>
          <table:table-cell office:value-type="float" office:value="99" table:style-name="ce42">
            <text:p>99</text:p>
          </table:table-cell>
          <table:table-cell office:value-type="float" office:value="86" table:style-name="ce42">
            <text:p>86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100" table:style-name="ce42">
            <text:p>100</text:p>
          </table:table-cell>
          <table:table-cell office:value-type="float" office:value="95" table:style-name="ce42">
            <text:p>95</text:p>
          </table:table-cell>
          <table:table-cell office:value-type="float" office:value="95" table:style-name="ce42">
            <text:p>95</text:p>
          </table:table-cell>
          <table:table-cell office:value-type="float" office:value="99" table:style-name="ce42">
            <text:p>99</text:p>
          </table:table-cell>
          <table:table-cell office:value-type="float" office:value="89" table:style-name="ce42">
            <text:p>89</text:p>
          </table:table-cell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style-name="ce42"/>
          <table:table-cell table:number-columns-repeated="16367"/>
        </table:table-row>
        <table:table-row table:style-name="ro1">
          <table:table-cell table:number-columns-repeated="3" table:style-name="ce1"/>
          <table:table-cell office:value-type="float" office:value="93.820512820512818" table:formula="of:=AVERAGE([.D2:.D40])" table:style-name="ce1">
            <text:p>93,82051282</text:p>
          </table:table-cell>
          <table:table-cell office:value-type="float" office:value="92.92307692307692" table:formula="of:=AVERAGE([.E2:.E40])" table:style-name="ce1">
            <text:p>92,92307692</text:p>
          </table:table-cell>
          <table:table-cell office:value-type="float" office:value="94.692307692307693" table:formula="of:=AVERAGE([.F2:.F40])" table:style-name="ce1">
            <text:p>94,69230769</text:p>
          </table:table-cell>
          <table:table-cell office:value-type="float" office:value="97.102564102564102" table:formula="of:=AVERAGE([.G2:.G40])" table:style-name="ce1">
            <text:p>97,1025641</text:p>
          </table:table-cell>
          <table:table-cell office:value-type="float" office:value="89.942857142857136" table:formula="of:=AVERAGE([.H2:.H40])" table:style-name="ce1">
            <text:p>89,94285714</text:p>
          </table:table-cell>
          <table:table-cell office:value-type="error" office:string-value="#DIV/0!" table:formula="of:=AVERAGE([.I2:.I40])" table:style-name="ce1">
            <text:p>#DIV/0!</text:p>
          </table:table-cell>
          <table:table-cell office:value-type="error" office:string-value="#DIV/0!" table:formula="of:=AVERAGE([.J2:.J40])" table:style-name="ce1">
            <text:p>#DIV/0!</text:p>
          </table:table-cell>
          <table:table-cell office:value-type="error" office:string-value="#DIV/0!" table:formula="of:=AVERAGE([.K2:.K40])" table:style-name="ce1">
            <text:p>#DIV/0!</text:p>
          </table:table-cell>
          <table:table-cell office:value-type="error" office:string-value="#DIV/0!" table:formula="of:=AVERAGE([.L2:.L40])" table:style-name="ce1">
            <text:p>#DIV/0!</text:p>
          </table:table-cell>
          <table:table-cell office:value-type="error" office:string-value="#DIV/0!" table:formula="of:=AVERAGE([.M2:.M40])" table:style-name="ce1">
            <text:p>#DIV/0!</text:p>
          </table:table-cell>
          <table:table-cell office:value-type="error" office:string-value="#DIV/0!" table:formula="of:=AVERAGE([.N2:.N40])" table:style-name="ce1">
            <text:p>#DIV/0!</text:p>
          </table:table-cell>
          <table:table-cell office:value-type="error" office:string-value="#DIV/0!" table:formula="of:=AVERAGE([.O2:.O40])" table:style-name="ce1">
            <text:p>#DIV/0!</text:p>
          </table:table-cell>
          <table:table-cell office:value-type="error" office:string-value="#DIV/0!" table:formula="of:=AVERAGE([.P2:.P40])" table:style-name="ce1">
            <text:p>#DIV/0!</text:p>
          </table:table-cell>
          <table:table-cell office:value-type="error" office:string-value="#DIV/0!" table:formula="of:=AVERAGE([.Q2:.Q40])" table:style-name="ce1">
            <text:p>#DIV/0!</text:p>
          </table:table-cell>
          <table:table-cell table:number-columns-repeated="16367"/>
        </table:table-row>
        <table:table-row table:number-rows-repeated="1048535" table:style-name="ro3">
          <table:table-cell table:number-columns-repeated="16384"/>
        </table:table-row>
      </table:table>
      <table:table table:name="PRAKTIKUM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IM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NILAI 1</text:p>
          </table:table-cell>
          <table:table-cell office:value-type="string" table:style-name="ce2">
            <text:p>NILAI 2</text:p>
          </table:table-cell>
          <table:table-cell office:value-type="string" table:style-name="ce2">
            <text:p>NILAI 3</text:p>
          </table:table-cell>
          <table:table-cell office:value-type="string" table:style-name="ce2">
            <text:p>NILAI 4</text:p>
          </table:table-cell>
          <table:table-cell office:value-type="string" table:style-name="ce2">
            <text:p>NILAI 5</text:p>
          </table:table-cell>
          <table:table-cell office:value-type="string" table:style-name="ce2">
            <text:p>NILAI 6</text:p>
          </table:table-cell>
          <table:table-cell office:value-type="string" table:style-name="ce2">
            <text:p>NILAI 7</text:p>
          </table:table-cell>
          <table:table-cell office:value-type="string" table:style-name="ce2">
            <text:p>NILAI 8</text:p>
          </table:table-cell>
          <table:table-cell office:value-type="string" table:style-name="ce2">
            <text:p>NILAI 9</text:p>
          </table:table-cell>
          <table:table-cell office:value-type="string" table:style-name="ce2">
            <text:p>NILAI 10</text:p>
          </table:table-cell>
          <table:table-cell office:value-type="string" table:style-name="ce2">
            <text:p>NILAI 11</text:p>
          </table:table-cell>
          <table:table-cell office:value-type="string" table:style-name="ce2">
            <text:p>NILAI 12</text:p>
          </table:table-cell>
          <table:table-cell office:value-type="string" table:style-name="ce2">
            <text:p>NILAI 13</text:p>
          </table:table-cell>
          <table:table-cell office:value-type="string" table:style-name="ce2">
            <text:p>NILAI 14</text:p>
          </table:table-cell>
          <table:table-cell office:value-type="string" table:style-name="ce2">
            <text:p>NILAI 15</text:p>
          </table:table-cell>
          <table:table-cell table:number-columns-repeated="1636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94.375" table:style-name="ce10">
            <text:p>94,375</text:p>
          </table:table-cell>
          <table:table-cell office:value-type="float" office:value="100" table:style-name="ce10">
            <text:p>100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7.3" table:style-name="ce10">
            <text:p>97,3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65.53" table:style-name="ce10">
            <text:p>65,53</text:p>
          </table:table-cell>
          <table:table-cell office:value-type="float" office:value="97.3" table:style-name="ce10">
            <text:p>97,3</text:p>
          </table:table-cell>
          <table:table-cell office:value-type="float" office:value="84.7" table:style-name="ce10">
            <text:p>84,7</text:p>
          </table:table-cell>
          <table:table-cell office:value-type="float" office:value="94.7" table:style-name="ce10">
            <text:p>94,7</text:p>
          </table:table-cell>
          <table:table-cell office:value-type="float" office:value="67.599999999999994" table:style-name="ce10">
            <text:p>67,6</text:p>
          </table:table-cell>
          <table:table-cell office:value-type="float" office:value="90.5" table:style-name="ce10">
            <text:p>90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77" table:style-name="ce10">
            <text:p>77</text:p>
          </table:table-cell>
          <table:table-cell office:value-type="float" office:value="83.8" table:style-name="ce10">
            <text:p>83,8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71.155000000000001" table:style-name="ce10">
            <text:p>71,155</text:p>
          </table:table-cell>
          <table:table-cell office:value-type="float" office:value="100" table:style-name="ce10">
            <text:p>100</text:p>
          </table:table-cell>
          <table:table-cell office:value-type="float" office:value="70.48" table:style-name="ce10">
            <text:p>70,48</text:p>
          </table:table-cell>
          <table:table-cell office:value-type="float" office:value="96.5" table:style-name="ce10">
            <text:p>9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2.8" table:style-name="ce10">
            <text:p>92,8</text:p>
          </table:table-cell>
          <table:table-cell office:value-type="float" office:value="96" table:style-name="ce10">
            <text:p>96</text:p>
          </table:table-cell>
          <table:table-cell office:value-type="float" office:value="100" table:style-name="ce10">
            <text:p>100</text:p>
          </table:table-cell>
          <table:table-cell office:value-type="float" office:value="99.100000000000009" table:style-name="ce10">
            <text:p>99,1</text:p>
          </table:table-cell>
          <table:table-cell office:value-type="float" office:value="10" table:style-name="ce10">
            <text:p>1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94.375" table:style-name="ce10">
            <text:p>94,375</text:p>
          </table:table-cell>
          <table:table-cell office:value-type="float" office:value="84.7" table:style-name="ce10">
            <text:p>84,7</text:p>
          </table:table-cell>
          <table:table-cell office:value-type="float" office:value="74.8" table:style-name="ce10">
            <text:p>74,8</text:p>
          </table:table-cell>
          <table:table-cell office:value-type="float" office:value="87.4" table:style-name="ce10">
            <text:p>87,4</text:p>
          </table:table-cell>
          <table:table-cell office:value-type="float" office:value="71.2" table:style-name="ce10">
            <text:p>71,2</text:p>
          </table:table-cell>
          <table:table-cell office:value-type="float" office:value="81.5" table:style-name="ce10">
            <text:p>81,5</text:p>
          </table:table-cell>
          <table:table-cell office:value-type="float" office:value="100" table:style-name="ce10">
            <text:p>100</text:p>
          </table:table-cell>
          <table:table-cell office:value-type="float" office:value="92" table:style-name="ce10">
            <text:p>92</text:p>
          </table:table-cell>
          <table:table-cell office:value-type="float" office:value="32" table:style-name="ce10">
            <text:p>32</text:p>
          </table:table-cell>
          <table:table-cell office:value-type="float" office:value="82" table:style-name="ce10">
            <text:p>82</text:p>
          </table:table-cell>
          <table:table-cell office:value-type="float" office:value="82" table:style-name="ce10">
            <text:p>82</text:p>
          </table:table-cell>
          <table:table-cell office:value-type="float" office:value="0" table:style-name="ce10">
            <text:p>0</text:p>
          </table:table-cell>
          <table:table-cell office:value-type="float" office:value="97.3" table:style-name="ce10">
            <text:p>97,3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94.375" table:style-name="ce10">
            <text:p>94,375</text:p>
          </table:table-cell>
          <table:table-cell office:value-type="float" office:value="100" table:style-name="ce10">
            <text:p>100</text:p>
          </table:table-cell>
          <table:table-cell office:value-type="float" office:value="87.4" table:style-name="ce10">
            <text:p>87,4</text:p>
          </table:table-cell>
          <table:table-cell office:value-type="float" office:value="96.4" table:style-name="ce10">
            <text:p>96,4</text:p>
          </table:table-cell>
          <table:table-cell office:value-type="float" office:value="90.100000000000009" table:style-name="ce10">
            <text:p>90,1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7" table:style-name="ce10">
            <text:p>87</text:p>
          </table:table-cell>
          <table:table-cell office:value-type="float" office:value="98.2" table:style-name="ce10">
            <text:p>98,2</text:p>
          </table:table-cell>
          <table:table-cell office:value-type="float" office:value="93.7" table:style-name="ce10">
            <text:p>93,7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9" table:style-name="ce10">
            <text:p>89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4.375" table:style-name="ce10">
            <text:p>94,375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94.600000000000009" table:style-name="ce10">
            <text:p>94,6</text:p>
          </table:table-cell>
          <table:table-cell office:value-type="float" office:value="93.7" table:style-name="ce10">
            <text:p>93,7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4.600000000000009" table:style-name="ce10">
            <text:p>94,6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83.125" table:style-name="ce10">
            <text:p>83,125</text:p>
          </table:table-cell>
          <table:table-cell office:value-type="float" office:value="100" table:style-name="ce10">
            <text:p>100</text:p>
          </table:table-cell>
          <table:table-cell office:value-type="float" office:value="86.600000000000009" table:style-name="ce10">
            <text:p>86,6</text:p>
          </table:table-cell>
          <table:table-cell office:value-type="float" office:value="96.4" table:style-name="ce10">
            <text:p>96,4</text:p>
          </table:table-cell>
          <table:table-cell office:value-type="float" office:value="91.9" table:style-name="ce10">
            <text:p>91,9</text:p>
          </table:table-cell>
          <table:table-cell office:value-type="float" office:value="98.2" table:style-name="ce10">
            <text:p>98,2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85" table:style-name="ce10">
            <text:p>85</text:p>
          </table:table-cell>
          <table:table-cell office:value-type="float" office:value="98.2" table:style-name="ce10">
            <text:p>98,2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98.2" table:style-name="ce10">
            <text:p>98,2</text:p>
          </table:table-cell>
          <table:table-cell office:value-type="float" office:value="77" table:style-name="ce10">
            <text:p>77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73" table:style-name="ce10">
            <text:p>73</text:p>
          </table:table-cell>
          <table:table-cell office:value-type="float" office:value="88.3" table:style-name="ce10">
            <text:p>88,3</text:p>
          </table:table-cell>
          <table:table-cell office:value-type="float" office:value="50.5" table:style-name="ce10">
            <text:p>50,5</text:p>
          </table:table-cell>
          <table:table-cell office:value-type="float" office:value="86.5" table:style-name="ce10">
            <text:p>86,5</text:p>
          </table:table-cell>
          <table:table-cell office:value-type="float" office:value="84.7" table:style-name="ce10">
            <text:p>84,7</text:p>
          </table:table-cell>
          <table:table-cell office:value-type="float" office:value="90" table:style-name="ce10">
            <text:p>9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72" table:style-name="ce10">
            <text:p>72</text:p>
          </table:table-cell>
          <table:table-cell office:value-type="float" office:value="88.3" table:style-name="ce10">
            <text:p>88,3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office:value-type="float" office:value="94.600000000000009" table:style-name="ce10">
            <text:p>94,6</text:p>
          </table:table-cell>
          <table:table-cell office:value-type="float" office:value="62" table:style-name="ce10">
            <text:p>62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50.5" table:style-name="ce10">
            <text:p>50,5</text:p>
          </table:table-cell>
          <table:table-cell office:value-type="float" office:value="64" table:style-name="ce10">
            <text:p>64</text:p>
          </table:table-cell>
          <table:table-cell office:value-type="float" office:value="81" table:style-name="ce10">
            <text:p>81</text:p>
          </table:table-cell>
          <table:table-cell office:value-type="float" office:value="85.7" table:style-name="ce10">
            <text:p>85,7</text:p>
          </table:table-cell>
          <table:table-cell office:value-type="float" office:value="95.5" table:style-name="ce10">
            <text:p>95,5</text:p>
          </table:table-cell>
          <table:table-cell office:value-type="float" office:value="82" table:style-name="ce10">
            <text:p>82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89.2" table:style-name="ce10">
            <text:p>89,2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7" table:style-name="ce10">
            <text:p>87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7.8" table:style-name="ce10">
            <text:p>87,8</text:p>
          </table:table-cell>
          <table:table-cell office:value-type="float" office:value="98.2" table:style-name="ce10">
            <text:p>98,2</text:p>
          </table:table-cell>
          <table:table-cell office:value-type="float" office:value="95.5" table:style-name="ce10">
            <text:p>95,5</text:p>
          </table:table-cell>
          <table:table-cell office:value-type="float" office:value="91" table:style-name="ce10">
            <text:p>91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6.4" table:style-name="ce10">
            <text:p>96,4</text:p>
          </table:table-cell>
          <table:table-cell office:value-type="float" office:value="93.7" table:style-name="ce10">
            <text:p>93,7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93.25" table:style-name="ce10">
            <text:p>93,25</text:p>
          </table:table-cell>
          <table:table-cell office:value-type="float" office:value="99" table:style-name="ce10">
            <text:p>99</text:p>
          </table:table-cell>
          <table:table-cell office:value-type="float" office:value="90.7" table:style-name="ce10">
            <text:p>90,7</text:p>
          </table:table-cell>
          <table:table-cell office:value-type="float" office:value="100" table:style-name="ce10">
            <text:p>100</text:p>
          </table:table-cell>
          <table:table-cell office:value-type="float" office:value="86.5" table:style-name="ce10">
            <text:p>86,5</text:p>
          </table:table-cell>
          <table:table-cell office:value-type="float" office:value="99.100000000000009" table:style-name="ce10">
            <text:p>99,1</text:p>
          </table:table-cell>
          <table:table-cell office:value-type="float" office:value="100" table:style-name="ce10">
            <text:p>100</text:p>
          </table:table-cell>
          <table:table-cell office:value-type="float" office:value="90" table:style-name="ce10">
            <text:p>90</text:p>
          </table:table-cell>
          <table:table-cell office:value-type="float" office:value="88" table:style-name="ce10">
            <text:p>88</text:p>
          </table:table-cell>
          <table:table-cell office:value-type="float" office:value="89.2" table:style-name="ce10">
            <text:p>89,2</text:p>
          </table:table-cell>
          <table:table-cell office:value-type="float" office:value="96.8" table:style-name="ce10">
            <text:p>96,8</text:p>
          </table:table-cell>
          <table:table-cell office:value-type="float" office:value="100" table:style-name="ce10">
            <text:p>100</text:p>
          </table:table-cell>
          <table:table-cell office:value-type="float" office:value="99.5" table:style-name="ce10">
            <text:p>99,5</text:p>
          </table:table-cell>
          <table:table-cell office:value-type="float" office:value="90" table:style-name="ce10">
            <text:p>9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100" table:style-name="ce10">
            <text:p>100</text:p>
          </table:table-cell>
          <table:table-cell office:value-type="float" office:value="99" table:style-name="ce10">
            <text:p>99</text:p>
          </table:table-cell>
          <table:table-cell office:value-type="float" office:value="100" table:style-name="ce10">
            <text:p>100</text:p>
          </table:table-cell>
          <table:table-cell office:value-type="float" office:value="98.2" table:style-name="ce10">
            <text:p>98,2</text:p>
          </table:table-cell>
          <table:table-cell office:value-type="float" office:value="85.5" table:style-name="ce10">
            <text:p>85,5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83.8" table:style-name="ce10">
            <text:p>83,8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70.75" table:style-name="ce10">
            <text:p>70,75</text:p>
          </table:table-cell>
          <table:table-cell office:value-type="float" office:value="100" table:style-name="ce10">
            <text:p>100</text:p>
          </table:table-cell>
          <table:table-cell office:value-type="float" office:value="86.5" table:style-name="ce10">
            <text:p>86,5</text:p>
          </table:table-cell>
          <table:table-cell office:value-type="float" office:value="93.7" table:style-name="ce10">
            <text:p>93,7</text:p>
          </table:table-cell>
          <table:table-cell office:value-type="float" office:value="81" table:style-name="ce10">
            <text:p>81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2" table:style-name="ce10">
            <text:p>92</text:p>
          </table:table-cell>
          <table:table-cell office:value-type="float" office:value="91" table:style-name="ce10">
            <text:p>91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5" table:style-name="ce10">
            <text:p>85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68.5" table:style-name="ce10">
            <text:p>68,5</text:p>
          </table:table-cell>
          <table:table-cell office:value-type="float" office:value="100" table:style-name="ce10">
            <text:p>100</text:p>
          </table:table-cell>
          <table:table-cell office:value-type="float" office:value="69.400000000000006" table:style-name="ce10">
            <text:p>69,4</text:p>
          </table:table-cell>
          <table:table-cell office:value-type="float" office:value="84.8" table:style-name="ce10">
            <text:p>84,8</text:p>
          </table:table-cell>
          <table:table-cell office:value-type="float" office:value="83.7" table:style-name="ce10">
            <text:p>83,7</text:p>
          </table:table-cell>
          <table:table-cell office:value-type="float" office:value="82" table:style-name="ce10">
            <text:p>82</text:p>
          </table:table-cell>
          <table:table-cell office:value-type="float" office:value="89.2" table:style-name="ce10">
            <text:p>89,2</text:p>
          </table:table-cell>
          <table:table-cell office:value-type="float" office:value="100" table:style-name="ce10">
            <text:p>100</text:p>
          </table:table-cell>
          <table:table-cell office:value-type="float" office:value="62" table:style-name="ce10">
            <text:p>62</text:p>
          </table:table-cell>
          <table:table-cell office:value-type="float" office:value="80.2" table:style-name="ce10">
            <text:p>80,2</text:p>
          </table:table-cell>
          <table:table-cell office:value-type="float" office:value="68.5" table:style-name="ce10">
            <text:p>68,5</text:p>
          </table:table-cell>
          <table:table-cell office:value-type="float" office:value="100" table:style-name="ce10">
            <text:p>100</text:p>
          </table:table-cell>
          <table:table-cell office:value-type="float" office:value="91" table:style-name="ce10">
            <text:p>91</text:p>
          </table:table-cell>
          <table:table-cell office:value-type="float" office:value="60" table:style-name="ce10">
            <text:p>6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90" table:style-name="ce10">
            <text:p>90</text:p>
          </table:table-cell>
          <table:table-cell office:value-type="float" office:value="98" table:style-name="ce10">
            <text:p>98</text:p>
          </table:table-cell>
          <table:table-cell office:value-type="float" office:value="97.3" table:style-name="ce10">
            <text:p>97,3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1.9" table:style-name="ce10">
            <text:p>91,9</text:p>
          </table:table-cell>
          <table:table-cell office:value-type="float" office:value="99" table:style-name="ce10">
            <text:p>99</text:p>
          </table:table-cell>
          <table:table-cell office:value-type="float" office:value="100" table:style-name="ce10">
            <text:p>100</text:p>
          </table:table-cell>
          <table:table-cell office:value-type="float" office:value="10" table:style-name="ce10">
            <text:p>10</text:p>
          </table:table-cell>
          <table:table-cell office:value-type="float" office:value="100" table:style-name="ce10">
            <text:p>100</text:p>
          </table:table-cell>
          <table:table-cell office:value-type="float" office:value="10" table:style-name="ce10">
            <text:p>10</text:p>
          </table:table-cell>
          <table:table-cell table:number-columns-repeated="16366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77.5" table:style-name="ce10">
            <text:p>77,5</text:p>
          </table:table-cell>
          <table:table-cell office:value-type="float" office:value="76.8" table:style-name="ce10">
            <text:p>76,8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4" table:style-name="ce10">
            <text:p>84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5" table:style-name="ce10">
            <text:p>85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91" table:style-name="ce10">
            <text:p>91</text:p>
          </table:table-cell>
          <table:table-cell office:value-type="float" office:value="81" table:style-name="ce10">
            <text:p>81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75.5" table:style-name="ce10">
            <text:p>75,5</text:p>
          </table:table-cell>
          <table:table-cell office:value-type="float" office:value="91" table:style-name="ce10">
            <text:p>91</text:p>
          </table:table-cell>
          <table:table-cell office:value-type="float" office:value="81.5" table:style-name="ce10">
            <text:p>81,5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7.3" table:style-name="ce10">
            <text:p>97,3</text:p>
          </table:table-cell>
          <table:table-cell office:value-type="float" office:value="100" table:style-name="ce10">
            <text:p>100</text:p>
          </table:table-cell>
          <table:table-cell office:value-type="float" office:value="99.5" table:style-name="ce10">
            <text:p>99,5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73" table:style-name="ce10">
            <text:p>73</text:p>
          </table:table-cell>
          <table:table-cell office:value-type="float" office:value="95.5" table:style-name="ce10">
            <text:p>95,5</text:p>
          </table:table-cell>
          <table:table-cell office:value-type="float" office:value="82" table:style-name="ce10">
            <text:p>82</text:p>
          </table:table-cell>
          <table:table-cell office:value-type="float" office:value="77.5" table:style-name="ce10">
            <text:p>77,5</text:p>
          </table:table-cell>
          <table:table-cell office:value-type="float" office:value="81.5" table:style-name="ce10">
            <text:p>81,5</text:p>
          </table:table-cell>
          <table:table-cell office:value-type="float" office:value="77" table:style-name="ce10">
            <text:p>77</text:p>
          </table:table-cell>
          <table:table-cell office:value-type="float" office:value="86.5" table:style-name="ce10">
            <text:p>86,5</text:p>
          </table:table-cell>
          <table:table-cell office:value-type="float" office:value="80" table:style-name="ce10">
            <text:p>80</text:p>
          </table:table-cell>
          <table:table-cell office:value-type="float" office:value="80" table:style-name="ce10">
            <text:p>80</text:p>
          </table:table-cell>
          <table:table-cell office:value-type="float" office:value="95.5" table:style-name="ce10">
            <text:p>95,5</text:p>
          </table:table-cell>
          <table:table-cell office:value-type="float" office:value="76.5" table:style-name="ce10">
            <text:p>76,5</text:p>
          </table:table-cell>
          <table:table-cell office:value-type="float" office:value="100" table:style-name="ce10">
            <text:p>100</text:p>
          </table:table-cell>
          <table:table-cell office:value-type="float" office:value="86.5" table:style-name="ce10">
            <text:p>86,5</text:p>
          </table:table-cell>
          <table:table-cell office:value-type="float" office:value="81" table:style-name="ce10">
            <text:p>81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77.3" table:style-name="ce10">
            <text:p>77,3</text:p>
          </table:table-cell>
          <table:table-cell office:value-type="float" office:value="99" table:style-name="ce10">
            <text:p>99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86.5" table:style-name="ce10">
            <text:p>86,5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2" table:style-name="ce10">
            <text:p>92</text:p>
          </table:table-cell>
          <table:table-cell office:value-type="float" office:value="70.300000000000011" table:style-name="ce10">
            <text:p>70,3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10" table:style-name="ce10">
            <text:p>1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82" table:style-name="ce10">
            <text:p>82</text:p>
          </table:table-cell>
          <table:table-cell office:value-type="float" office:value="77" table:style-name="ce10">
            <text:p>77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6.5" table:style-name="ce10">
            <text:p>86,5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32.5" table:style-name="ce10">
            <text:p>32,5</text:p>
          </table:table-cell>
          <table:table-cell office:value-type="float" office:value="75.997" table:style-name="ce10">
            <text:p>75,997</text:p>
          </table:table-cell>
          <table:table-cell office:value-type="float" office:value="91" table:style-name="ce10">
            <text:p>91</text:p>
          </table:table-cell>
          <table:table-cell office:value-type="float" office:value="64" table:style-name="ce10">
            <text:p>64</text:p>
          </table:table-cell>
          <table:table-cell office:value-type="float" office:value="82" table:style-name="ce10">
            <text:p>82</text:p>
          </table:table-cell>
          <table:table-cell office:value-type="float" office:value="64" table:style-name="ce10">
            <text:p>64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76.600000000000009" table:style-name="ce10">
            <text:p>76,6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77.5" table:style-name="ce10">
            <text:p>77,5</text:p>
          </table:table-cell>
          <table:table-cell office:value-type="float" office:value="80" table:style-name="ce10">
            <text:p>8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5" table:style-name="ce36">
            <text:p>25</text:p>
          </table:table-cell>
          <table:table-cell office:value-type="float" office:value="103032330054" table:style-name="ce37">
            <text:p>103032330054</text:p>
          </table:table-cell>
          <table:table-cell office:value-type="string" table:style-name="ce38">
            <text:p>IHAB HASANAIN AKMAL</text:p>
          </table:table-cell>
          <table:table-cell office:value-type="float" office:value="95.5" table:style-name="ce39">
            <text:p>95,5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100" table:style-name="ce39">
            <text:p>100</text:p>
          </table:table-cell>
          <table:table-cell office:value-type="float" office:value="99.7" table:formula="of:=AVERAGE([.D26:.R26])" table:style-name="ce40">
            <text:p>99,7</text:p>
          </table:table-cell>
          <table:table-cell table:number-columns-repeated="16365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95.5" table:style-name="ce10">
            <text:p>95,5</text:p>
          </table:table-cell>
          <table:table-cell office:value-type="float" office:value="99" table:style-name="ce10">
            <text:p>99</text:p>
          </table:table-cell>
          <table:table-cell office:value-type="float" office:value="82" table:style-name="ce10">
            <text:p>82</text:p>
          </table:table-cell>
          <table:table-cell office:value-type="float" office:value="10" table:style-name="ce10">
            <text:p>10</text:p>
          </table:table-cell>
          <table:table-cell office:value-type="float" office:value="86.5" table:style-name="ce10">
            <text:p>86,5</text:p>
          </table:table-cell>
          <table:table-cell office:value-type="float" office:value="63.5" table:style-name="ce10">
            <text:p>63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1" table:style-name="ce10">
            <text:p>81</text:p>
          </table:table-cell>
          <table:table-cell office:value-type="float" office:value="86.5" table:style-name="ce10">
            <text:p>86,5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70" table:style-name="ce10">
            <text:p>7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1" table:style-name="ce10">
            <text:p>91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50.5" table:style-name="ce10">
            <text:p>50,5</text:p>
          </table:table-cell>
          <table:table-cell office:value-type="float" office:value="99.5" table:style-name="ce10">
            <text:p>99,5</text:p>
          </table:table-cell>
          <table:table-cell office:value-type="float" office:value="10" table:style-name="ce10">
            <text:p>10</text:p>
          </table:table-cell>
          <table:table-cell office:value-type="float" office:value="80.2" table:style-name="ce10">
            <text:p>80,2</text:p>
          </table:table-cell>
          <table:table-cell office:value-type="float" office:value="61.300000000000004" table:style-name="ce10">
            <text:p>61,3</text:p>
          </table:table-cell>
          <table:table-cell office:value-type="float" office:value="77.5" table:style-name="ce10">
            <text:p>77,5</text:p>
          </table:table-cell>
          <table:table-cell office:value-type="float" office:value="90.6" table:style-name="ce10">
            <text:p>90,6</text:p>
          </table:table-cell>
          <table:table-cell office:value-type="float" office:value="85" table:style-name="ce10">
            <text:p>85</text:p>
          </table:table-cell>
          <table:table-cell office:value-type="float" office:value="70" table:style-name="ce10">
            <text:p>70</text:p>
          </table:table-cell>
          <table:table-cell office:value-type="float" office:value="71.2" table:style-name="ce10">
            <text:p>71,2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65" table:style-name="ce10">
            <text:p>65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95" table:style-name="ce10">
            <text:p>95</text:p>
          </table:table-cell>
          <table:table-cell office:value-type="float" office:value="99.5" table:style-name="ce10">
            <text:p>99,5</text:p>
          </table:table-cell>
          <table:table-cell office:value-type="float" office:value="98.5" table:style-name="ce10">
            <text:p>98,5</text:p>
          </table:table-cell>
          <table:table-cell office:value-type="float" office:value="100" table:style-name="ce10">
            <text:p>100</text:p>
          </table:table-cell>
          <table:table-cell office:value-type="float" office:value="89.2" table:style-name="ce10">
            <text:p>89,2</text:p>
          </table:table-cell>
          <table:table-cell office:value-type="float" office:value="100" table:style-name="ce10">
            <text:p>100</text:p>
          </table:table-cell>
          <table:table-cell office:value-type="float" office:value="10" table:style-name="ce10">
            <text:p>1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5" table:style-name="ce10">
            <text:p>9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68.5" table:style-name="ce10">
            <text:p>68,5</text:p>
          </table:table-cell>
          <table:table-cell office:value-type="float" office:value="67.5" table:style-name="ce10">
            <text:p>67,5</text:p>
          </table:table-cell>
          <table:table-cell office:value-type="float" office:value="77" table:style-name="ce10">
            <text:p>77</text:p>
          </table:table-cell>
          <table:table-cell office:value-type="float" office:value="95.5" table:style-name="ce10">
            <text:p>95,5</text:p>
          </table:table-cell>
          <table:table-cell office:value-type="float" office:value="42.4" table:style-name="ce10">
            <text:p>42,4</text:p>
          </table:table-cell>
          <table:table-cell office:value-type="float" office:value="68.5" table:style-name="ce10">
            <text:p>68,5</text:p>
          </table:table-cell>
          <table:table-cell office:value-type="float" office:value="91.9" table:style-name="ce10">
            <text:p>91,9</text:p>
          </table:table-cell>
          <table:table-cell office:value-type="float" office:value="100" table:style-name="ce10">
            <text:p>100</text:p>
          </table:table-cell>
          <table:table-cell office:value-type="float" office:value="72" table:style-name="ce10">
            <text:p>72</text:p>
          </table:table-cell>
          <table:table-cell office:value-type="float" office:value="83.8" table:style-name="ce10">
            <text:p>83,8</text:p>
          </table:table-cell>
          <table:table-cell office:value-type="float" office:value="77.5" table:style-name="ce10">
            <text:p>77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0" table:style-name="ce10">
            <text:p>9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49.6" table:style-name="ce10">
            <text:p>49,6</text:p>
          </table:table-cell>
          <table:table-cell office:value-type="float" office:value="100" table:style-name="ce10">
            <text:p>100</text:p>
          </table:table-cell>
          <table:table-cell office:value-type="float" office:value="96.3" table:style-name="ce10">
            <text:p>96,3</text:p>
          </table:table-cell>
          <table:table-cell office:value-type="float" office:value="86.5" table:style-name="ce10">
            <text:p>86,5</text:p>
          </table:table-cell>
          <table:table-cell office:value-type="float" office:value="68.5" table:style-name="ce10">
            <text:p>68,5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65" table:style-name="ce10">
            <text:p>65</text:p>
          </table:table-cell>
          <table:table-cell office:value-type="float" office:value="80.2" table:style-name="ce10">
            <text:p>80,2</text:p>
          </table:table-cell>
          <table:table-cell office:value-type="float" office:value="84.7" table:style-name="ce10">
            <text:p>84,7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100" table:style-name="ce10">
            <text:p>100</text:p>
          </table:table-cell>
          <table:table-cell table:number-columns-repeated="16366" table:style-name="ce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40.784999999999997" table:style-name="ce10">
            <text:p>40,785</text:p>
          </table:table-cell>
          <table:table-cell office:value-type="float" office:value="100" table:style-name="ce10">
            <text:p>100</text:p>
          </table:table-cell>
          <table:table-cell office:value-type="float" office:value="49.5" table:style-name="ce10">
            <text:p>49,5</text:p>
          </table:table-cell>
          <table:table-cell office:value-type="float" office:value="62.5" table:style-name="ce10">
            <text:p>62,5</text:p>
          </table:table-cell>
          <table:table-cell office:value-type="float" office:value="56.800000000000004" table:style-name="ce10">
            <text:p>56,8</text:p>
          </table:table-cell>
          <table:table-cell office:value-type="float" office:value="73.3" table:style-name="ce10">
            <text:p>73,3</text:p>
          </table:table-cell>
          <table:table-cell office:value-type="float" office:value="91.9" table:style-name="ce10">
            <text:p>91,9</text:p>
          </table:table-cell>
          <table:table-cell office:value-type="float" office:value="85" table:style-name="ce10">
            <text:p>85</text:p>
          </table:table-cell>
          <table:table-cell office:value-type="float" office:value="70" table:style-name="ce10">
            <text:p>70</text:p>
          </table:table-cell>
          <table:table-cell office:value-type="float" office:value="79.3" table:style-name="ce10">
            <text:p>79,3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91" table:style-name="ce10">
            <text:p>91</text:p>
          </table:table-cell>
          <table:table-cell office:value-type="float" office:value="70" table:style-name="ce10">
            <text:p>7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99.284999999999997" table:style-name="ce10">
            <text:p>99,285</text:p>
          </table:table-cell>
          <table:table-cell office:value-type="float" office:value="100" table:style-name="ce10">
            <text:p>100</text:p>
          </table:table-cell>
          <table:table-cell office:value-type="float" office:value="94.5" table:style-name="ce10">
            <text:p>94,5</text:p>
          </table:table-cell>
          <table:table-cell office:value-type="float" office:value="10" table:style-name="ce10">
            <text:p>10</text:p>
          </table:table-cell>
          <table:table-cell office:value-type="float" office:value="70.2" table:style-name="ce10">
            <text:p>70,2</text:p>
          </table:table-cell>
          <table:table-cell office:value-type="float" office:value="82" table:style-name="ce10">
            <text:p>82</text:p>
          </table:table-cell>
          <table:table-cell office:value-type="float" office:value="98.2" table:style-name="ce10">
            <text:p>98,2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62.2" table:style-name="ce10">
            <text:p>62,2</text:p>
          </table:table-cell>
          <table:table-cell office:value-type="float" office:value="88.3" table:style-name="ce10">
            <text:p>88,3</text:p>
          </table:table-cell>
          <table:table-cell office:value-type="float" office:value="0" table:style-name="ce10">
            <text:p>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table:number-columns-repeated="16366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59.5" table:style-name="ce10">
            <text:p>59,5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73" table:style-name="ce10">
            <text:p>73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office:value-type="float" office:value="72" table:style-name="ce10">
            <text:p>72</text:p>
          </table:table-cell>
          <table:table-cell office:value-type="float" office:value="82" table:style-name="ce10">
            <text:p>82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8" table:style-name="ce10">
            <text:p>88</text:p>
          </table:table-cell>
          <table:table-cell office:value-type="float" office:value="91" table:style-name="ce10">
            <text:p>91</text:p>
          </table:table-cell>
          <table:table-cell table:number-columns-repeated="16366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1" table:style-name="ce10">
            <text:p>9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9" table:style-name="ce10">
            <text:p>89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73" table:style-name="ce10">
            <text:p>73</text:p>
          </table:table-cell>
          <table:table-cell office:value-type="float" office:value="86.5" table:style-name="ce10">
            <text:p>86,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64" table:style-name="ce10">
            <text:p>64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91" table:style-name="ce10">
            <text:p>91</text:p>
          </table:table-cell>
          <table:table-cell office:value-type="float" office:value="86.5" table:style-name="ce10">
            <text:p>86,5</text:p>
          </table:table-cell>
          <table:table-cell office:value-type="float" office:value="73" table:style-name="ce10">
            <text:p>73</text:p>
          </table:table-cell>
          <table:table-cell office:value-type="float" office:value="80.2" table:style-name="ce10">
            <text:p>80,2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10" table:style-name="ce10">
            <text:p>10</text:p>
          </table:table-cell>
          <table:table-cell office:value-type="float" office:value="84.7" table:style-name="ce10">
            <text:p>84,7</text:p>
          </table:table-cell>
          <table:table-cell office:value-type="float" office:value="0" table:style-name="ce10">
            <text:p>0</text:p>
          </table:table-cell>
          <table:table-cell office:value-type="float" office:value="90.100000000000009" table:style-name="ce10">
            <text:p>90,1</text:p>
          </table:table-cell>
          <table:table-cell office:value-type="float" office:value="88" table:style-name="ce10">
            <text:p>88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73" table:style-name="ce10">
            <text:p>73</text:p>
          </table:table-cell>
          <table:table-cell office:value-type="float" office:value="100" table:style-name="ce10">
            <text:p>100</text:p>
          </table:table-cell>
          <table:table-cell office:value-type="float" office:value="81" table:style-name="ce10">
            <text:p>81</text:p>
          </table:table-cell>
          <table:table-cell office:value-type="float" office:value="90" table:style-name="ce10">
            <text:p>90</text:p>
          </table:table-cell>
          <table:table-cell office:value-type="float" office:value="72" table:style-name="ce10">
            <text:p>72</text:p>
          </table:table-cell>
          <table:table-cell office:value-type="float" office:value="86.5" table:style-name="ce10">
            <text:p>86,5</text:p>
          </table:table-cell>
          <table:table-cell office:value-type="float" office:value="89.2" table:style-name="ce10">
            <text:p>89,2</text:p>
          </table:table-cell>
          <table:table-cell office:value-type="float" office:value="80" table:style-name="ce10">
            <text:p>80</text:p>
          </table:table-cell>
          <table:table-cell office:value-type="float" office:value="85" table:style-name="ce10">
            <text:p>85</text:p>
          </table:table-cell>
          <table:table-cell office:value-type="float" office:value="82" table:style-name="ce10">
            <text:p>82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5.5" table:style-name="ce10">
            <text:p>95,5</text:p>
          </table:table-cell>
          <table:table-cell office:value-type="float" office:value="85" table:style-name="ce10">
            <text:p>85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50.5" table:style-name="ce10">
            <text:p>50,5</text:p>
          </table:table-cell>
          <table:table-cell office:value-type="float" office:value="100" table:style-name="ce10">
            <text:p>100</text:p>
          </table:table-cell>
          <table:table-cell office:value-type="float" office:value="82" table:style-name="ce10">
            <text:p>82</text:p>
          </table:table-cell>
          <table:table-cell office:value-type="float" office:value="95.5" table:style-name="ce10">
            <text:p>95,5</text:p>
          </table:table-cell>
          <table:table-cell office:value-type="float" office:value="85.5" table:style-name="ce10">
            <text:p>85,5</text:p>
          </table:table-cell>
          <table:table-cell office:value-type="float" office:value="100" table:style-name="ce10">
            <text:p>100</text:p>
          </table:table-cell>
          <table:table-cell office:value-type="float" office:value="87.4" table:style-name="ce10">
            <text:p>87,4</text:p>
          </table:table-cell>
          <table:table-cell office:value-type="float" office:value="0" table:style-name="ce10">
            <text:p>0</text:p>
          </table:table-cell>
          <table:table-cell office:value-type="float" office:value="82" table:style-name="ce10">
            <text:p>82</text:p>
          </table:table-cell>
          <table:table-cell office:value-type="float" office:value="91" table:style-name="ce10">
            <text:p>91</text:p>
          </table:table-cell>
          <table:table-cell office:value-type="float" office:value="88.3" table:style-name="ce10">
            <text:p>88,3</text:p>
          </table:table-cell>
          <table:table-cell office:value-type="float" office:value="0" table:style-name="ce10">
            <text:p>0</text:p>
          </table:table-cell>
          <table:table-cell office:value-type="float" office:value="100" table:style-name="ce10">
            <text:p>100</text:p>
          </table:table-cell>
          <table:table-cell office:value-type="float" office:value="80" table:style-name="ce10">
            <text:p>80</text:p>
          </table:table-cell>
          <table:table-cell office:value-type="float" office:value="100" table:style-name="ce10">
            <text:p>100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79.546842105263138" table:formula="of:=AVERAGE([.D2:.D39])" table:style-name="ce1">
            <text:p>79,54684211</text:p>
          </table:table-cell>
          <table:table-cell office:value-type="float" office:value="96.481499999999997" table:formula="of:=AVERAGE([.E2:.E39])" table:style-name="ce1">
            <text:p>96,4815</text:p>
          </table:table-cell>
          <table:table-cell office:value-type="float" office:value="84.828421052631597" table:formula="of:=AVERAGE([.F2:.F39])" table:style-name="ce1">
            <text:p>84,82842105</text:p>
          </table:table-cell>
          <table:table-cell office:value-type="float" office:value="86.942105263157899" table:formula="of:=AVERAGE([.G2:.G39])" table:style-name="ce1">
            <text:p>86,94210526</text:p>
          </table:table-cell>
          <table:table-cell office:value-type="float" office:value="84.081578947368413" table:formula="of:=AVERAGE([.H2:.H39])" table:style-name="ce1">
            <text:p>84,08157895</text:p>
          </table:table-cell>
          <table:table-cell office:value-type="float" office:value="85.889473684210529" table:formula="of:=AVERAGE([.I2:.I39])" table:style-name="ce1">
            <text:p>85,88947368</text:p>
          </table:table-cell>
          <table:table-cell office:value-type="float" office:value="92.978947368421032" table:formula="of:=AVERAGE([.J2:.J39])" table:style-name="ce1">
            <text:p>92,97894737</text:p>
          </table:table-cell>
          <table:table-cell office:value-type="float" office:value="97.05263157894737" table:formula="of:=AVERAGE([.K2:.K39])" table:style-name="ce1">
            <text:p>97,05263158</text:p>
          </table:table-cell>
          <table:table-cell office:value-type="float" office:value="85.473684210526315" table:formula="of:=AVERAGE([.L2:.L39])" table:style-name="ce1">
            <text:p>85,47368421</text:p>
          </table:table-cell>
          <table:table-cell office:value-type="float" office:value="86.452631578947361" table:formula="of:=AVERAGE([.M2:.M39])" table:style-name="ce1">
            <text:p>86,45263158</text:p>
          </table:table-cell>
          <table:table-cell office:value-type="float" office:value="90.09210526315789" table:formula="of:=AVERAGE([.N2:.N39])" table:style-name="ce1">
            <text:p>90,09210526</text:p>
          </table:table-cell>
          <table:table-cell office:value-type="float" office:value="92.10526315789474" table:formula="of:=AVERAGE([.O2:.O39])" table:style-name="ce1">
            <text:p>92,10526316</text:p>
          </table:table-cell>
          <table:table-cell office:value-type="float" office:value="94.184210526315795" table:formula="of:=AVERAGE([.P2:.P39])" table:style-name="ce1">
            <text:p>94,18421053</text:p>
          </table:table-cell>
          <table:table-cell office:value-type="float" office:value="87.5" table:formula="of:=AVERAGE([.Q2:.Q39])" table:style-name="ce1">
            <text:p>87,5</text:p>
          </table:table-cell>
          <table:table-cell office:value-type="float" office:value="94.763157894736835" table:formula="of:=AVERAGE([.R2:.R39])" table:style-name="ce1">
            <text:p>94,76315789</text:p>
          </table:table-cell>
          <table:table-cell table:number-columns-repeated="16366"/>
        </table:table-row>
        <table:table-row table:number-rows-repeated="1048535" table:style-name="ro3">
          <table:table-cell table:number-columns-repeated="16384"/>
        </table:table-row>
      </table:table>
      <table:table table:name="TUGAS_BES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IM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NILAI TUBES</text:p>
          </table:table-cell>
          <table:table-cell table:number-columns-repeated="16380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84" table:style-name="ce43">
            <text:p>84</text:p>
          </table:table-cell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84" table:style-name="ce43">
            <text:p>84</text:p>
          </table:table-cell>
          <table:table-cell table:number-columns-repeated="16380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94" table:style-name="ce43">
            <text:p>94</text:p>
          </table:table-cell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99" table:style-name="ce43">
            <text:p>99</text:p>
          </table:table-cell>
          <table:table-cell table:number-columns-repeated="16380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93" table:style-name="ce43">
            <text:p>93</text:p>
          </table:table-cell>
          <table:table-cell table:number-columns-repeated="16380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6.8" table:style-name="ce43">
            <text:p>96,8</text:p>
          </table:table-cell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99" table:style-name="ce43">
            <text:p>99</text:p>
          </table:table-cell>
          <table:table-cell table:number-columns-repeated="16380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98" table:style-name="ce43">
            <text:p>98</text:p>
          </table:table-cell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89" table:style-name="ce43">
            <text:p>89</text:p>
          </table:table-cell>
          <table:table-cell table:number-columns-repeated="16380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96.8" table:style-name="ce43">
            <text:p>96,8</text:p>
          </table:table-cell>
          <table:table-cell table:number-columns-repeated="16380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93" table:style-name="ce43">
            <text:p>93</text:p>
          </table:table-cell>
          <table:table-cell table:number-columns-repeated="16380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98" table:style-name="ce43">
            <text:p>98</text:p>
          </table:table-cell>
          <table:table-cell table:number-columns-repeated="16380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98" table:style-name="ce43">
            <text:p>98</text:p>
          </table:table-cell>
          <table:table-cell table:number-columns-repeated="16380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94" table:style-name="ce43">
            <text:p>94</text:p>
          </table:table-cell>
          <table:table-cell table:number-columns-repeated="1638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97.7" table:style-name="ce43">
            <text:p>97,7</text:p>
          </table:table-cell>
          <table:table-cell table:number-columns-repeated="16380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94" table:style-name="ce43">
            <text:p>94</text:p>
          </table:table-cell>
          <table:table-cell table:number-columns-repeated="16380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94" table:style-name="ce43">
            <text:p>94</text:p>
          </table:table-cell>
          <table:table-cell table:number-columns-repeated="16380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97" table:style-name="ce43">
            <text:p>97</text:p>
          </table:table-cell>
          <table:table-cell table:number-columns-repeated="16380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89" table:style-name="ce43">
            <text:p>89</text:p>
          </table:table-cell>
          <table:table-cell table:number-columns-repeated="16380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99" table:style-name="ce43">
            <text:p>99</text:p>
          </table:table-cell>
          <table:table-cell table:number-columns-repeated="16380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100" table:style-name="ce43">
            <text:p>100</text:p>
          </table:table-cell>
          <table:table-cell table:number-columns-repeated="16380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97.2" table:style-name="ce43">
            <text:p>97,2</text:p>
          </table:table-cell>
          <table:table-cell table:number-columns-repeated="16380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99" table:style-name="ce43">
            <text:p>99</text:p>
          </table:table-cell>
          <table:table-cell table:number-columns-repeated="16380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97.3" table:style-name="ce43">
            <text:p>97,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96.94358974358974" table:formula="of:=AVERAGE([.D2:.D40])" table:style-name="ce1">
            <text:p>96,94358974</text:p>
          </table:table-cell>
          <table:table-cell table:number-columns-repeated="16380"/>
        </table:table-row>
        <table:table-row table:number-rows-repeated="1048535" table:style-name="ro3">
          <table:table-cell table:number-columns-repeated="16384"/>
        </table:table-row>
      </table:table>
      <table:table table:name="NILAI_AKHI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18" table:default-cell-style-name="ce1"/>
        <table:table-column table:style-name="co4" table:number-columns-repeated="16359" table:default-cell-style-name="ce1"/>
        <table:table-row table:style-name="ro1">
          <table:table-cell office:value-type="string" table:number-columns-spanned="1" table:number-rows-spanned="2" table:style-name="ce23">
            <text:p>NO</text:p>
          </table:table-cell>
          <table:table-cell office:value-type="string" table:number-columns-spanned="1" table:number-rows-spanned="2" table:style-name="ce23">
            <text:p>NIM</text:p>
          </table:table-cell>
          <table:table-cell office:value-type="string" table:number-columns-spanned="1" table:number-rows-spanned="2" table:style-name="ce23">
            <text:p>NAMA</text:p>
          </table:table-cell>
          <table:table-cell office:value-type="string" table:number-columns-spanned="2" table:number-rows-spanned="1" table:style-name="ce23">
            <text:p>TUGAS</text:p>
          </table:table-cell>
          <table:covered-table-cell/>
          <table:table-cell office:value-type="string" table:number-columns-spanned="2" table:number-rows-spanned="1" table:style-name="ce23">
            <text:p>KUIS</text:p>
          </table:table-cell>
          <table:covered-table-cell/>
          <table:table-cell office:value-type="string" table:number-columns-spanned="1" table:number-rows-spanned="2" table:style-name="ce23">
            <text:p>UTS</text:p>
          </table:table-cell>
          <table:table-cell office:value-type="string" table:number-columns-spanned="1" table:number-rows-spanned="2" table:style-name="ce23">
            <text:p>UAS</text:p>
          </table:table-cell>
          <table:table-cell office:value-type="string" table:style-name="ce11">
            <text:p>PRAKTIKUM</text:p>
          </table:table-cell>
          <table:table-cell office:value-type="string" table:style-name="ce2">
            <text:p>TUGAS BESAR</text:p>
          </table:table-cell>
          <table:table-cell office:value-type="string" table:number-columns-spanned="3" table:number-rows-spanned="1" table:style-name="ce23">
            <text:p>NILAI PER CLO</text:p>
          </table:table-cell>
          <table:covered-table-cell table:number-columns-repeated="2"/>
          <table:table-cell office:value-type="string" table:number-columns-spanned="1" table:number-rows-spanned="2" table:style-name="ce23">
            <text:p>NILAI AKHIR</text:p>
          </table:table-cell>
          <table:table-cell office:value-type="string" table:number-columns-spanned="1" table:number-rows-spanned="2" table:style-name="ce23">
            <text:p>GRADE</text:p>
          </table:table-cell>
          <table:table-cell office:value-type="string" table:number-columns-spanned="1" table:number-rows-spanned="2" table:style-name="ce23">
            <text:p>REMEDIAL UTS</text:p>
          </table:table-cell>
          <table:table-cell table:style-name="ce1"/>
          <table:table-cell office:value-type="string" table:number-columns-spanned="7" table:number-rows-spanned="1" table:style-name="ce24">
            <text:p>GRADE</text:p>
          </table:table-cell>
          <table:covered-table-cell table:number-columns-repeated="6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2">
            <text:p>SUB-CLO-01-1-1</text:p>
          </table:table-cell>
          <table:table-cell office:value-type="string" table:style-name="ce13">
            <text:p>SUB-CLO-01-1-2</text:p>
          </table:table-cell>
          <table:table-cell office:value-type="string" table:style-name="ce12">
            <text:p>SUB-CLO-01-1-1</text:p>
          </table:table-cell>
          <table:table-cell office:value-type="string" table:style-name="ce13">
            <text:p>SUB-CLO-01-1-2</text:p>
          </table:table-cell>
          <table:covered-table-cell/>
          <table:covered-table-cell/>
          <table:table-cell office:value-type="string" table:style-name="ce14">
            <text:p>SUB-CLO-03-2-1</text:p>
          </table:table-cell>
          <table:table-cell office:value-type="string" table:style-name="ce14">
            <text:p>SUB-CLO-03-2-1</text:p>
          </table:table-cell>
          <table:table-cell office:value-type="string" table:style-name="ce12">
            <text:p>SUB-CLO-01-1-1</text:p>
          </table:table-cell>
          <table:table-cell office:value-type="string" table:style-name="ce13">
            <text:p>SUB-CLO-01-1-2</text:p>
          </table:table-cell>
          <table:table-cell office:value-type="string" table:style-name="ce14">
            <text:p>SUB-CLO-03-2-1</text:p>
          </table:table-cell>
          <table:covered-table-cell/>
          <table:covered-table-cell/>
          <table:covered-table-cell/>
          <table:table-cell table:style-name="ce1"/>
          <table:table-cell office:value-type="string" table:style-name="ce15">
            <text:p>A</text:p>
          </table:table-cell>
          <table:table-cell office:value-type="string" table:style-name="ce16">
            <text:p>AB</text:p>
          </table:table-cell>
          <table:table-cell office:value-type="string" table:style-name="ce17">
            <text:p>B</text:p>
          </table:table-cell>
          <table:table-cell office:value-type="string" table:style-name="ce12">
            <text:p>BC</text:p>
          </table:table-cell>
          <table:table-cell office:value-type="string" table:style-name="ce18">
            <text:p>C</text:p>
          </table:table-cell>
          <table:table-cell office:value-type="string" table:style-name="ce19">
            <text:p>D</text:p>
          </table:table-cell>
          <table:table-cell office:value-type="string" table:style-name="ce20">
            <text:p>E</text:p>
          </table:table-cell>
          <table:table-cell table:number-columns-repeated="1635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4">
            <text:p>103032300006</text:p>
          </table:table-cell>
          <table:table-cell office:value-type="string" table:style-name="ce5">
            <text:p>LARASATI PUTRI MAHARANI</text:p>
          </table:table-cell>
          <table:table-cell office:value-type="float" office:value="3.4142857142857146" table:formula="of:=SUM([TUGAS.D2:.J2])/7*5%" table:style-name="ce5">
            <text:p>3,414285714</text:p>
          </table:table-cell>
          <table:table-cell office:value-type="float" office:value="0" table:formula="of:=SUM(([TUGAS.K2:.Q2])/7)*5%" table:number-matrix-columns-spanned="1" table:number-matrix-rows-spanned="1" table:style-name="ce5">
            <text:p>0</text:p>
          </table:table-cell>
          <table:table-cell office:value-type="float" office:value="4.1500000000000004" table:formula="of:=[KUIS.D2]*5%" table:style-name="ce5">
            <text:p>4,15</text:p>
          </table:table-cell>
          <table:table-cell office:value-type="float" office:value="4.25" table:formula="of:=[KUIS.E2]*5%" table:style-name="ce5">
            <text:p>4,25</text:p>
          </table:table-cell>
          <table:table-cell office:value-type="float" office:value="24" table:formula="of:=[UTS_UAS.D2]*25%" table:style-name="ce5">
            <text:p>24</text:p>
          </table:table-cell>
          <table:table-cell office:value-type="float" office:value="0" table:formula="of:=[UTS_UAS.E2]*25%" table:style-name="ce5">
            <text:p>0</text:p>
          </table:table-cell>
          <table:table-cell office:value-type="float" office:value="19.841000000000001" table:formula="of:=AVERAGE([PRAKTIKUM.D2:.R2])*20%" table:style-name="ce5">
            <text:p>19,841</text:p>
          </table:table-cell>
          <table:table-cell office:value-type="float" office:value="10" table:formula="of:=[TUGAS_BESAR.D2]*10%" table:style-name="ce5">
            <text:p>10</text:p>
          </table:table-cell>
          <table:table-cell office:value-type="float" office:value="90.183673469387756" table:formula="of:=SUM([.D3];[.F3];[.H3])/35*100" table:style-name="ce44">
            <text:p>90,18367347</text:p>
          </table:table-cell>
          <table:table-cell office:value-type="float" office:value="12.142857142857142" table:formula="of:=SUM([.E3];[.G3];[.I3])/35*100" table:style-name="ce5">
            <text:p>12,14285714</text:p>
          </table:table-cell>
          <table:table-cell office:value-type="float" office:value="99.47" table:formula="of:=SUM([.J3];[.K3])/30*100" table:style-name="ce5">
            <text:p>99,47</text:p>
          </table:table-cell>
          <table:table-cell office:value-type="float" office:value="65.655285714285725" table:formula="of:=SUM([.D3];[.E3];[.F3];[.G3];[.H3];[.I3];[.J3];[.K3])" table:style-name="ce45">
            <text:p>65,65528571</text:p>
          </table:table-cell>
          <table:table-cell office:value-type="string" office:string-value="B" table:formula="of:=IF([.O3]&lt;=40;&quot;E&quot;;IF(AND([.O3]&gt;40;[.O3]&lt;50.01);&quot;D&quot;;IF(AND([.O3]&gt;=50.01;[.O3]&lt;60.01);&quot;C&quot;;IF(AND([.O3]&gt;=60.01;[.O3]&lt;65.01);&quot;BC&quot;;IF(AND([.O3]&gt;=65.01;[.O3]&lt;75.01);&quot;B&quot;;IF(AND([.O3]&gt;=75.01;[.O3]&lt;85.01);&quot;AB&quot;;IF([.O3]&gt;=85.01;&quot;A&quot;;)))))))" table:style-name="ce46">
            <text:p>B</text:p>
          </table:table-cell>
          <table:table-cell office:value-type="string" office:string-value="TIDAK" table:formula="of:=IF(AND([.L3]&lt;=40.01;[UTS_UAS.D2]&lt;=40.01);&quot;YA&quot;;&quot;TIDAK&quot;)" table:style-name="ce47">
            <text:p>TIDAK</text:p>
          </table:table-cell>
          <table:table-cell table:style-name="ce1"/>
          <table:table-cell office:value-type="float" office:value="0" table:formula="of:=COUNTIF([.$P$3:.$P$41];[.S2])" table:style-name="ce3">
            <text:p>0</text:p>
          </table:table-cell>
          <table:table-cell office:value-type="float" office:value="0" table:formula="of:=COUNTIF([.$P$3:.$P$41];[.T2])" table:style-name="ce3">
            <text:p>0</text:p>
          </table:table-cell>
          <table:table-cell office:value-type="float" office:value="4" table:formula="of:=COUNTIF([.$P$3:.$P$41];[.U2])" table:style-name="ce3">
            <text:p>4</text:p>
          </table:table-cell>
          <table:table-cell office:value-type="float" office:value="5" table:formula="of:=COUNTIF([.$P$3:.$P$41];[.V2])" table:style-name="ce3">
            <text:p>5</text:p>
          </table:table-cell>
          <table:table-cell office:value-type="float" office:value="12" table:formula="of:=COUNTIF([.$P$3:.$P$41];[.W2])" table:style-name="ce3">
            <text:p>12</text:p>
          </table:table-cell>
          <table:table-cell office:value-type="float" office:value="11" table:formula="of:=COUNTIF([.$P$3:.$P$41];[.X2])" table:style-name="ce3">
            <text:p>11</text:p>
          </table:table-cell>
          <table:table-cell office:value-type="float" office:value="7" table:formula="of:=COUNTIF([.$P$3:.$P$41];[.Y2])" table:style-name="ce3">
            <text:p>7</text:p>
          </table:table-cell>
          <table:table-cell table:number-columns-repeated="1635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3.2785714285714285" table:formula="of:=SUM([TUGAS.D3:.J3])/7*5%" table:style-name="ce5">
            <text:p>3,278571429</text:p>
          </table:table-cell>
          <table:table-cell office:value-type="float" office:value="0" table:formula="of:=SUM(([TUGAS.K3:.Q3])/7)*5%" table:number-matrix-columns-spanned="1" table:number-matrix-rows-spanned="1" table:style-name="ce5">
            <text:p>0</text:p>
          </table:table-cell>
          <table:table-cell office:value-type="float" office:value="0.60000000000000009" table:formula="of:=[KUIS.D3]*5%" table:style-name="ce5">
            <text:p>0,6</text:p>
          </table:table-cell>
          <table:table-cell office:value-type="float" office:value="1.5" table:formula="of:=[KUIS.E3]*5%" table:style-name="ce5">
            <text:p>1,5</text:p>
          </table:table-cell>
          <table:table-cell office:value-type="float" office:value="3.75" table:formula="of:=[UTS_UAS.D3]*25%" table:style-name="ce5">
            <text:p>3,75</text:p>
          </table:table-cell>
          <table:table-cell office:value-type="float" office:value="0" table:formula="of:=[UTS_UAS.E3]*25%" table:style-name="ce5">
            <text:p>0</text:p>
          </table:table-cell>
          <table:table-cell office:value-type="float" office:value="17.761733333333332" table:formula="of:=AVERAGE([PRAKTIKUM.D3:.R3])*20%" table:style-name="ce5">
            <text:p>17,76173333</text:p>
          </table:table-cell>
          <table:table-cell office:value-type="float" office:value="8.4" table:formula="of:=[TUGAS_BESAR.D3]*10%" table:style-name="ce5">
            <text:p>8,4</text:p>
          </table:table-cell>
          <table:table-cell office:value-type="float" office:value="21.795918367346935" table:formula="of:=SUM([.D4];[.F4];[.H4])/35*100" table:style-name="ce44">
            <text:p>21,79591837</text:p>
          </table:table-cell>
          <table:table-cell office:value-type="float" office:value="4.2857142857142856" table:formula="of:=SUM([.E4];[.G4];[.I4])/35*100" table:style-name="ce5">
            <text:p>4,285714286</text:p>
          </table:table-cell>
          <table:table-cell office:value-type="float" office:value="87.205777777777769" table:formula="of:=SUM([.J4];[.K4])/30*100" table:style-name="ce5">
            <text:p>87,20577778</text:p>
          </table:table-cell>
          <table:table-cell office:value-type="float" office:value="35.290304761904757" table:formula="of:=SUM([.D4];[.E4];[.F4];[.G4];[.H4];[.I4];[.J4];[.K4])" table:style-name="ce45">
            <text:p>35,29030476</text:p>
          </table:table-cell>
          <table:table-cell office:value-type="string" office:string-value="E" table:formula="of:=IF([.O4]&lt;=40;&quot;E&quot;;IF(AND([.O4]&gt;40;[.O4]&lt;50.01);&quot;D&quot;;IF(AND([.O4]&gt;=50.01;[.O4]&lt;60.01);&quot;C&quot;;IF(AND([.O4]&gt;=60.01;[.O4]&lt;65.01);&quot;BC&quot;;IF(AND([.O4]&gt;=65.01;[.O4]&lt;75.01);&quot;B&quot;;IF(AND([.O4]&gt;=75.01;[.O4]&lt;85.01);&quot;AB&quot;;IF([.O4]&gt;=85.01;&quot;A&quot;;)))))))" table:style-name="ce46">
            <text:p>E</text:p>
          </table:table-cell>
          <table:table-cell office:value-type="string" office:string-value="YA" table:formula="of:=IF(AND([.L4]&lt;=40.01;[UTS_UAS.D3]&lt;=40.01);&quot;YA&quot;;&quot;TIDAK&quot;)" table:style-name="ce47">
            <text:p>YA</text:p>
          </table:table-cell>
          <table:table-cell table:number-columns-repeated="16367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3.4428571428571431" table:formula="of:=SUM([TUGAS.D4:.J4])/7*5%" table:style-name="ce5">
            <text:p>3,442857143</text:p>
          </table:table-cell>
          <table:table-cell office:value-type="float" office:value="0" table:formula="of:=SUM(([TUGAS.K4:.Q4])/7)*5%" table:number-matrix-columns-spanned="1" table:number-matrix-rows-spanned="1" table:style-name="ce5">
            <text:p>0</text:p>
          </table:table-cell>
          <table:table-cell office:value-type="float" office:value="3" table:formula="of:=[KUIS.D4]*5%" table:style-name="ce5">
            <text:p>3</text:p>
          </table:table-cell>
          <table:table-cell office:value-type="float" office:value="3.1" table:formula="of:=[KUIS.E4]*5%" table:style-name="ce5">
            <text:p>3,1</text:p>
          </table:table-cell>
          <table:table-cell office:value-type="float" office:value="21" table:formula="of:=[UTS_UAS.D4]*25%" table:style-name="ce5">
            <text:p>21</text:p>
          </table:table-cell>
          <table:table-cell office:value-type="float" office:value="0" table:formula="of:=[UTS_UAS.E4]*25%" table:style-name="ce5">
            <text:p>0</text:p>
          </table:table-cell>
          <table:table-cell office:value-type="float" office:value="17.813799999999997" table:formula="of:=AVERAGE([PRAKTIKUM.D4:.R4])*20%" table:style-name="ce5">
            <text:p>17,8138</text:p>
          </table:table-cell>
          <table:table-cell office:value-type="float" office:value="10" table:formula="of:=[TUGAS_BESAR.D4]*10%" table:style-name="ce5">
            <text:p>10</text:p>
          </table:table-cell>
          <table:table-cell office:value-type="float" office:value="78.408163265306115" table:formula="of:=SUM([.D5];[.F5];[.H5])/35*100" table:style-name="ce44">
            <text:p>78,40816327</text:p>
          </table:table-cell>
          <table:table-cell office:value-type="float" office:value="8.8571428571428577" table:formula="of:=SUM([.E5];[.G5];[.I5])/35*100" table:style-name="ce5">
            <text:p>8,857142857</text:p>
          </table:table-cell>
          <table:table-cell office:value-type="float" office:value="92.712666666666649" table:formula="of:=SUM([.J5];[.K5])/30*100" table:style-name="ce5">
            <text:p>92,71266667</text:p>
          </table:table-cell>
          <table:table-cell office:value-type="float" office:value="58.356657142857145" table:formula="of:=SUM([.D5];[.E5];[.F5];[.G5];[.H5];[.I5];[.J5];[.K5])" table:style-name="ce45">
            <text:p>58,35665714</text:p>
          </table:table-cell>
          <table:table-cell office:value-type="string" office:string-value="C" table:formula="of:=IF([.O5]&lt;=40;&quot;E&quot;;IF(AND([.O5]&gt;40;[.O5]&lt;50.01);&quot;D&quot;;IF(AND([.O5]&gt;=50.01;[.O5]&lt;60.01);&quot;C&quot;;IF(AND([.O5]&gt;=60.01;[.O5]&lt;65.01);&quot;BC&quot;;IF(AND([.O5]&gt;=65.01;[.O5]&lt;75.01);&quot;B&quot;;IF(AND([.O5]&gt;=75.01;[.O5]&lt;85.01);&quot;AB&quot;;IF([.O5]&gt;=85.01;&quot;A&quot;;)))))))" table:style-name="ce46">
            <text:p>C</text:p>
          </table:table-cell>
          <table:table-cell office:value-type="string" office:string-value="TIDAK" table:formula="of:=IF(AND([.L5]&lt;=40.01;[UTS_UAS.D4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2.75" table:formula="of:=SUM([TUGAS.D5:.J5])/7*5%" table:style-name="ce5">
            <text:p>2,75</text:p>
          </table:table-cell>
          <table:table-cell office:value-type="float" office:value="0" table:formula="of:=SUM(([TUGAS.K5:.Q5])/7)*5%" table:number-matrix-columns-spanned="1" table:number-matrix-rows-spanned="1" table:style-name="ce5">
            <text:p>0</text:p>
          </table:table-cell>
          <table:table-cell office:value-type="float" office:value="0.5" table:formula="of:=[KUIS.D5]*5%" table:style-name="ce5">
            <text:p>0,5</text:p>
          </table:table-cell>
          <table:table-cell office:value-type="float" office:value="1.5" table:formula="of:=[KUIS.E5]*5%" table:style-name="ce5">
            <text:p>1,5</text:p>
          </table:table-cell>
          <table:table-cell office:value-type="float" office:value="11.25" table:formula="of:=[UTS_UAS.D5]*25%" table:style-name="ce5">
            <text:p>11,25</text:p>
          </table:table-cell>
          <table:table-cell office:value-type="float" office:value="0" table:formula="of:=[UTS_UAS.E5]*25%" table:style-name="ce5">
            <text:p>0</text:p>
          </table:table-cell>
          <table:table-cell office:value-type="float" office:value="15.363666666666667" table:formula="of:=AVERAGE([PRAKTIKUM.D5:.R5])*20%" table:style-name="ce5">
            <text:p>15,36366667</text:p>
          </table:table-cell>
          <table:table-cell office:value-type="float" office:value="10" table:formula="of:=[TUGAS_BESAR.D5]*10%" table:style-name="ce5">
            <text:p>10</text:p>
          </table:table-cell>
          <table:table-cell office:value-type="float" office:value="41.428571428571431" table:formula="of:=SUM([.D6];[.F6];[.H6])/35*100" table:style-name="ce44">
            <text:p>41,42857143</text:p>
          </table:table-cell>
          <table:table-cell office:value-type="float" office:value="4.2857142857142856" table:formula="of:=SUM([.E6];[.G6];[.I6])/35*100" table:style-name="ce5">
            <text:p>4,285714286</text:p>
          </table:table-cell>
          <table:table-cell office:value-type="float" office:value="84.545555555555552" table:formula="of:=SUM([.J6];[.K6])/30*100" table:style-name="ce5">
            <text:p>84,54555556</text:p>
          </table:table-cell>
          <table:table-cell office:value-type="float" office:value="41.363666666666667" table:formula="of:=SUM([.D6];[.E6];[.F6];[.G6];[.H6];[.I6];[.J6];[.K6])" table:style-name="ce45">
            <text:p>41,36366667</text:p>
          </table:table-cell>
          <table:table-cell office:value-type="string" office:string-value="D" table:formula="of:=IF([.O6]&lt;=40;&quot;E&quot;;IF(AND([.O6]&gt;40;[.O6]&lt;50.01);&quot;D&quot;;IF(AND([.O6]&gt;=50.01;[.O6]&lt;60.01);&quot;C&quot;;IF(AND([.O6]&gt;=60.01;[.O6]&lt;65.01);&quot;BC&quot;;IF(AND([.O6]&gt;=65.01;[.O6]&lt;75.01);&quot;B&quot;;IF(AND([.O6]&gt;=75.01;[.O6]&lt;85.01);&quot;AB&quot;;IF([.O6]&gt;=85.01;&quot;A&quot;;)))))))" table:style-name="ce46">
            <text:p>D</text:p>
          </table:table-cell>
          <table:table-cell office:value-type="string" office:string-value="TIDAK" table:formula="of:=IF(AND([.L6]&lt;=40.01;[UTS_UAS.D5]&lt;=40.01);&quot;YA&quot;;&quot;TIDAK&quot;)" table:style-name="ce47">
            <text:p>TIDAK</text:p>
          </table:table-cell>
          <table:table-cell table:style-name="ce1"/>
          <table:table-cell office:value-type="string" table:number-columns-spanned="4" table:number-rows-spanned="1" table:style-name="ce25">
            <text:p>REMEDIAL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3.3928571428571432" table:formula="of:=SUM([TUGAS.D6:.J6])/7*5%" table:style-name="ce5">
            <text:p>3,392857143</text:p>
          </table:table-cell>
          <table:table-cell office:value-type="float" office:value="0" table:formula="of:=SUM(([TUGAS.K6:.Q6])/7)*5%" table:number-matrix-columns-spanned="1" table:number-matrix-rows-spanned="1" table:style-name="ce5">
            <text:p>0</text:p>
          </table:table-cell>
          <table:table-cell office:value-type="float" office:value="0.65" table:formula="of:=[KUIS.D6]*5%" table:style-name="ce5">
            <text:p>0,65</text:p>
          </table:table-cell>
          <table:table-cell office:value-type="float" office:value="2.5500000000000003" table:formula="of:=[KUIS.E6]*5%" table:style-name="ce5">
            <text:p>2,55</text:p>
          </table:table-cell>
          <table:table-cell office:value-type="float" office:value="11" table:formula="of:=[UTS_UAS.D6]*25%" table:style-name="ce5">
            <text:p>11</text:p>
          </table:table-cell>
          <table:table-cell office:value-type="float" office:value="0" table:formula="of:=[UTS_UAS.E6]*25%" table:style-name="ce5">
            <text:p>0</text:p>
          </table:table-cell>
          <table:table-cell office:value-type="float" office:value="18.909000000000002" table:formula="of:=AVERAGE([PRAKTIKUM.D6:.R6])*20%" table:style-name="ce5">
            <text:p>18,909</text:p>
          </table:table-cell>
          <table:table-cell office:value-type="float" office:value="8.4" table:formula="of:=[TUGAS_BESAR.D6]*10%" table:style-name="ce5">
            <text:p>8,4</text:p>
          </table:table-cell>
          <table:table-cell office:value-type="float" office:value="42.979591836734699" table:formula="of:=SUM([.D7];[.F7];[.H7])/35*100" table:style-name="ce44">
            <text:p>42,97959184</text:p>
          </table:table-cell>
          <table:table-cell office:value-type="float" office:value="7.2857142857142874" table:formula="of:=SUM([.E7];[.G7];[.I7])/35*100" table:style-name="ce5">
            <text:p>7,285714286</text:p>
          </table:table-cell>
          <table:table-cell office:value-type="float" office:value="91.030000000000015" table:formula="of:=SUM([.J7];[.K7])/30*100" table:style-name="ce5">
            <text:p>91,03</text:p>
          </table:table-cell>
          <table:table-cell office:value-type="float" office:value="44.901857142857146" table:formula="of:=SUM([.D7];[.E7];[.F7];[.G7];[.H7];[.I7];[.J7];[.K7])" table:style-name="ce45">
            <text:p>44,90185714</text:p>
          </table:table-cell>
          <table:table-cell office:value-type="string" office:string-value="D" table:formula="of:=IF([.O7]&lt;=40;&quot;E&quot;;IF(AND([.O7]&gt;40;[.O7]&lt;50.01);&quot;D&quot;;IF(AND([.O7]&gt;=50.01;[.O7]&lt;60.01);&quot;C&quot;;IF(AND([.O7]&gt;=60.01;[.O7]&lt;65.01);&quot;BC&quot;;IF(AND([.O7]&gt;=65.01;[.O7]&lt;75.01);&quot;B&quot;;IF(AND([.O7]&gt;=75.01;[.O7]&lt;85.01);&quot;AB&quot;;IF([.O7]&gt;=85.01;&quot;A&quot;;)))))))" table:style-name="ce46">
            <text:p>D</text:p>
          </table:table-cell>
          <table:table-cell office:value-type="string" office:string-value="TIDAK" table:formula="of:=IF(AND([.L7]&lt;=40.01;[UTS_UAS.D6]&lt;=40.01);&quot;YA&quot;;&quot;TIDAK&quot;)" table:style-name="ce47">
            <text:p>TIDAK</text:p>
          </table:table-cell>
          <table:table-cell table:style-name="ce1"/>
          <table:table-cell office:value-type="float" office:value="11" table:formula="of:=COUNTIF([.Q3:.Q41];&quot;YA&quot;)" table:number-columns-spanned="4" table:number-rows-spanned="1" table:style-name="ce26">
            <text:p>11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3.4428571428571431" table:formula="of:=SUM([TUGAS.D7:.J7])/7*5%" table:style-name="ce5">
            <text:p>3,442857143</text:p>
          </table:table-cell>
          <table:table-cell office:value-type="float" office:value="0" table:formula="of:=SUM(([TUGAS.K7:.Q7])/7)*5%" table:number-matrix-columns-spanned="1" table:number-matrix-rows-spanned="1" table:style-name="ce5">
            <text:p>0</text:p>
          </table:table-cell>
          <table:table-cell office:value-type="float" office:value="4.6000000000000005" table:formula="of:=[KUIS.D7]*5%" table:style-name="ce5">
            <text:p>4,6</text:p>
          </table:table-cell>
          <table:table-cell office:value-type="float" office:value="4.75" table:formula="of:=[KUIS.E7]*5%" table:style-name="ce5">
            <text:p>4,75</text:p>
          </table:table-cell>
          <table:table-cell office:value-type="float" office:value="23.5" table:formula="of:=[UTS_UAS.D7]*25%" table:style-name="ce5">
            <text:p>23,5</text:p>
          </table:table-cell>
          <table:table-cell office:value-type="float" office:value="0" table:formula="of:=[UTS_UAS.E7]*25%" table:style-name="ce5">
            <text:p>0</text:p>
          </table:table-cell>
          <table:table-cell office:value-type="float" office:value="19.433" table:formula="of:=AVERAGE([PRAKTIKUM.D7:.R7])*20%" table:style-name="ce5">
            <text:p>19,433</text:p>
          </table:table-cell>
          <table:table-cell office:value-type="float" office:value="10" table:formula="of:=[TUGAS_BESAR.D7]*10%" table:style-name="ce5">
            <text:p>10</text:p>
          </table:table-cell>
          <table:table-cell office:value-type="float" office:value="90.122448979591837" table:formula="of:=SUM([.D8];[.F8];[.H8])/35*100" table:style-name="ce44">
            <text:p>90,12244898</text:p>
          </table:table-cell>
          <table:table-cell office:value-type="float" office:value="13.571428571428571" table:formula="of:=SUM([.E8];[.G8];[.I8])/35*100" table:style-name="ce5">
            <text:p>13,57142857</text:p>
          </table:table-cell>
          <table:table-cell office:value-type="float" office:value="98.11" table:formula="of:=SUM([.J8];[.K8])/30*100" table:style-name="ce5">
            <text:p>98,11</text:p>
          </table:table-cell>
          <table:table-cell office:value-type="float" office:value="65.725857142857137" table:formula="of:=SUM([.D8];[.E8];[.F8];[.G8];[.H8];[.I8];[.J8];[.K8])" table:style-name="ce45">
            <text:p>65,72585714</text:p>
          </table:table-cell>
          <table:table-cell office:value-type="string" office:string-value="B" table:formula="of:=IF([.O8]&lt;=40;&quot;E&quot;;IF(AND([.O8]&gt;40;[.O8]&lt;50.01);&quot;D&quot;;IF(AND([.O8]&gt;=50.01;[.O8]&lt;60.01);&quot;C&quot;;IF(AND([.O8]&gt;=60.01;[.O8]&lt;65.01);&quot;BC&quot;;IF(AND([.O8]&gt;=65.01;[.O8]&lt;75.01);&quot;B&quot;;IF(AND([.O8]&gt;=75.01;[.O8]&lt;85.01);&quot;AB&quot;;IF([.O8]&gt;=85.01;&quot;A&quot;;)))))))" table:style-name="ce46">
            <text:p>B</text:p>
          </table:table-cell>
          <table:table-cell office:value-type="string" office:string-value="TIDAK" table:formula="of:=IF(AND([.L8]&lt;=40.01;[UTS_UAS.D7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3.4142857142857146" table:formula="of:=SUM([TUGAS.D8:.J8])/7*5%" table:style-name="ce5">
            <text:p>3,414285714</text:p>
          </table:table-cell>
          <table:table-cell office:value-type="float" office:value="0" table:formula="of:=SUM(([TUGAS.K8:.Q8])/7)*5%" table:number-matrix-columns-spanned="1" table:number-matrix-rows-spanned="1" table:style-name="ce5">
            <text:p>0</text:p>
          </table:table-cell>
          <table:table-cell office:value-type="float" office:value="1.05" table:formula="of:=[KUIS.D8]*5%" table:style-name="ce5">
            <text:p>1,05</text:p>
          </table:table-cell>
          <table:table-cell office:value-type="float" office:value="1.8" table:formula="of:=[KUIS.E8]*5%" table:style-name="ce5">
            <text:p>1,8</text:p>
          </table:table-cell>
          <table:table-cell office:value-type="float" office:value="11.25" table:formula="of:=[UTS_UAS.D8]*25%" table:style-name="ce5">
            <text:p>11,25</text:p>
          </table:table-cell>
          <table:table-cell office:value-type="float" office:value="0" table:formula="of:=[UTS_UAS.E8]*25%" table:style-name="ce5">
            <text:p>0</text:p>
          </table:table-cell>
          <table:table-cell office:value-type="float" office:value="18.777666666666669" table:formula="of:=AVERAGE([PRAKTIKUM.D8:.R8])*20%" table:style-name="ce5">
            <text:p>18,77766667</text:p>
          </table:table-cell>
          <table:table-cell office:value-type="float" office:value="9.4" table:formula="of:=[TUGAS_BESAR.D8]*10%" table:style-name="ce5">
            <text:p>9,4</text:p>
          </table:table-cell>
          <table:table-cell office:value-type="float" office:value="44.897959183673478" table:formula="of:=SUM([.D9];[.F9];[.H9])/35*100" table:style-name="ce44">
            <text:p>44,89795918</text:p>
          </table:table-cell>
          <table:table-cell office:value-type="float" office:value="5.1428571428571423" table:formula="of:=SUM([.E9];[.G9];[.I9])/35*100" table:style-name="ce5">
            <text:p>5,142857143</text:p>
          </table:table-cell>
          <table:table-cell office:value-type="float" office:value="93.925555555555562" table:formula="of:=SUM([.J9];[.K9])/30*100" table:style-name="ce5">
            <text:p>93,92555556</text:p>
          </table:table-cell>
          <table:table-cell office:value-type="float" office:value="45.69195238095238" table:formula="of:=SUM([.D9];[.E9];[.F9];[.G9];[.H9];[.I9];[.J9];[.K9])" table:style-name="ce45">
            <text:p>45,69195238</text:p>
          </table:table-cell>
          <table:table-cell office:value-type="string" office:string-value="D" table:formula="of:=IF([.O9]&lt;=40;&quot;E&quot;;IF(AND([.O9]&gt;40;[.O9]&lt;50.01);&quot;D&quot;;IF(AND([.O9]&gt;=50.01;[.O9]&lt;60.01);&quot;C&quot;;IF(AND([.O9]&gt;=60.01;[.O9]&lt;65.01);&quot;BC&quot;;IF(AND([.O9]&gt;=65.01;[.O9]&lt;75.01);&quot;B&quot;;IF(AND([.O9]&gt;=75.01;[.O9]&lt;85.01);&quot;AB&quot;;IF([.O9]&gt;=85.01;&quot;A&quot;;)))))))" table:style-name="ce46">
            <text:p>D</text:p>
          </table:table-cell>
          <table:table-cell office:value-type="string" office:string-value="TIDAK" table:formula="of:=IF(AND([.L9]&lt;=40.01;[UTS_UAS.D8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3.3071428571428569" table:formula="of:=SUM([TUGAS.D9:.J9])/7*5%" table:style-name="ce5">
            <text:p>3,307142857</text:p>
          </table:table-cell>
          <table:table-cell office:value-type="float" office:value="0" table:formula="of:=SUM(([TUGAS.K9:.Q9])/7)*5%" table:number-matrix-columns-spanned="1" table:number-matrix-rows-spanned="1" table:style-name="ce5">
            <text:p>0</text:p>
          </table:table-cell>
          <table:table-cell office:value-type="float" office:value="0.4" table:formula="of:=[KUIS.D9]*5%" table:style-name="ce5">
            <text:p>0,4</text:p>
          </table:table-cell>
          <table:table-cell office:value-type="float" office:value="1.9000000000000001" table:formula="of:=[KUIS.E9]*5%" table:style-name="ce5">
            <text:p>1,9</text:p>
          </table:table-cell>
          <table:table-cell office:value-type="float" office:value="4.5" table:formula="of:=[UTS_UAS.D9]*25%" table:style-name="ce5">
            <text:p>4,5</text:p>
          </table:table-cell>
          <table:table-cell office:value-type="float" office:value="0" table:formula="of:=[UTS_UAS.E9]*25%" table:style-name="ce5">
            <text:p>0</text:p>
          </table:table-cell>
          <table:table-cell office:value-type="float" office:value="16.838666666666665" table:formula="of:=AVERAGE([PRAKTIKUM.D9:.R9])*20%" table:style-name="ce5">
            <text:p>16,83866667</text:p>
          </table:table-cell>
          <table:table-cell office:value-type="float" office:value="9.9" table:formula="of:=[TUGAS_BESAR.D9]*10%" table:style-name="ce5">
            <text:p>9,9</text:p>
          </table:table-cell>
          <table:table-cell office:value-type="float" office:value="23.448979591836736" table:formula="of:=SUM([.D10];[.F10];[.H10])/35*100" table:style-name="ce44">
            <text:p>23,44897959</text:p>
          </table:table-cell>
          <table:table-cell office:value-type="float" office:value="5.4285714285714288" table:formula="of:=SUM([.E10];[.G10];[.I10])/35*100" table:style-name="ce5">
            <text:p>5,428571429</text:p>
          </table:table-cell>
          <table:table-cell office:value-type="float" office:value="89.128888888888895" table:formula="of:=SUM([.J10];[.K10])/30*100" table:style-name="ce5">
            <text:p>89,12888889</text:p>
          </table:table-cell>
          <table:table-cell office:value-type="float" office:value="36.845809523809521" table:formula="of:=SUM([.D10];[.E10];[.F10];[.G10];[.H10];[.I10];[.J10];[.K10])" table:style-name="ce45">
            <text:p>36,84580952</text:p>
          </table:table-cell>
          <table:table-cell office:value-type="string" office:string-value="E" table:formula="of:=IF([.O10]&lt;=40;&quot;E&quot;;IF(AND([.O10]&gt;40;[.O10]&lt;50.01);&quot;D&quot;;IF(AND([.O10]&gt;=50.01;[.O10]&lt;60.01);&quot;C&quot;;IF(AND([.O10]&gt;=60.01;[.O10]&lt;65.01);&quot;BC&quot;;IF(AND([.O10]&gt;=65.01;[.O10]&lt;75.01);&quot;B&quot;;IF(AND([.O10]&gt;=75.01;[.O10]&lt;85.01);&quot;AB&quot;;IF([.O10]&gt;=85.01;&quot;A&quot;;)))))))" table:style-name="ce46">
            <text:p>E</text:p>
          </table:table-cell>
          <table:table-cell office:value-type="string" office:string-value="YA" table:formula="of:=IF(AND([.L10]&lt;=40.01;[UTS_UAS.D9]&lt;=40.01);&quot;YA&quot;;&quot;TIDAK&quot;)" table:style-name="ce47">
            <text:p>YA</text:p>
          </table:table-cell>
          <table:table-cell table:number-columns-repeated="16367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3.3642857142857148" table:formula="of:=SUM([TUGAS.D10:.J10])/7*5%" table:style-name="ce5">
            <text:p>3,364285714</text:p>
          </table:table-cell>
          <table:table-cell office:value-type="float" office:value="0" table:formula="of:=SUM(([TUGAS.K10:.Q10])/7)*5%" table:number-matrix-columns-spanned="1" table:number-matrix-rows-spanned="1" table:style-name="ce5">
            <text:p>0</text:p>
          </table:table-cell>
          <table:table-cell office:value-type="float" office:value="2.15" table:formula="of:=[KUIS.D10]*5%" table:style-name="ce5">
            <text:p>2,15</text:p>
          </table:table-cell>
          <table:table-cell office:value-type="float" office:value="4.25" table:formula="of:=[KUIS.E10]*5%" table:style-name="ce5">
            <text:p>4,25</text:p>
          </table:table-cell>
          <table:table-cell office:value-type="float" office:value="19.5" table:formula="of:=[UTS_UAS.D10]*25%" table:style-name="ce5">
            <text:p>19,5</text:p>
          </table:table-cell>
          <table:table-cell office:value-type="float" office:value="0" table:formula="of:=[UTS_UAS.E10]*25%" table:style-name="ce5">
            <text:p>0</text:p>
          </table:table-cell>
          <table:table-cell office:value-type="float" office:value="17.352" table:formula="of:=AVERAGE([PRAKTIKUM.D10:.R10])*20%" table:style-name="ce5">
            <text:p>17,352</text:p>
          </table:table-cell>
          <table:table-cell office:value-type="float" office:value="9.3000000000000007" table:formula="of:=[TUGAS_BESAR.D10]*10%" table:style-name="ce5">
            <text:p>9,3</text:p>
          </table:table-cell>
          <table:table-cell office:value-type="float" office:value="71.469387755102034" table:formula="of:=SUM([.D11];[.F11];[.H11])/35*100" table:style-name="ce44">
            <text:p>71,46938776</text:p>
          </table:table-cell>
          <table:table-cell office:value-type="float" office:value="12.142857142857142" table:formula="of:=SUM([.E11];[.G11];[.I11])/35*100" table:style-name="ce5">
            <text:p>12,14285714</text:p>
          </table:table-cell>
          <table:table-cell office:value-type="float" office:value="88.84" table:formula="of:=SUM([.J11];[.K11])/30*100" table:style-name="ce5">
            <text:p>88,84</text:p>
          </table:table-cell>
          <table:table-cell office:value-type="float" office:value="55.916285714285706" table:formula="of:=SUM([.D11];[.E11];[.F11];[.G11];[.H11];[.I11];[.J11];[.K11])" table:style-name="ce45">
            <text:p>55,91628571</text:p>
          </table:table-cell>
          <table:table-cell office:value-type="string" office:string-value="C" table:formula="of:=IF([.O11]&lt;=40;&quot;E&quot;;IF(AND([.O11]&gt;40;[.O11]&lt;50.01);&quot;D&quot;;IF(AND([.O11]&gt;=50.01;[.O11]&lt;60.01);&quot;C&quot;;IF(AND([.O11]&gt;=60.01;[.O11]&lt;65.01);&quot;BC&quot;;IF(AND([.O11]&gt;=65.01;[.O11]&lt;75.01);&quot;B&quot;;IF(AND([.O11]&gt;=75.01;[.O11]&lt;85.01);&quot;AB&quot;;IF([.O11]&gt;=85.01;&quot;A&quot;;)))))))" table:style-name="ce46">
            <text:p>C</text:p>
          </table:table-cell>
          <table:table-cell office:value-type="string" office:string-value="TIDAK" table:formula="of:=IF(AND([.L11]&lt;=40.01;[UTS_UAS.D10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3.3714285714285719" table:formula="of:=SUM([TUGAS.D11:.J11])/7*5%" table:style-name="ce5">
            <text:p>3,371428571</text:p>
          </table:table-cell>
          <table:table-cell office:value-type="float" office:value="0" table:formula="of:=SUM(([TUGAS.K11:.Q11])/7)*5%" table:number-matrix-columns-spanned="1" table:number-matrix-rows-spanned="1" table:style-name="ce5">
            <text:p>0</text:p>
          </table:table-cell>
          <table:table-cell office:value-type="float" office:value="2.7" table:formula="of:=[KUIS.D11]*5%" table:style-name="ce5">
            <text:p>2,7</text:p>
          </table:table-cell>
          <table:table-cell office:value-type="float" office:value="4" table:formula="of:=[KUIS.E11]*5%" table:style-name="ce5">
            <text:p>4</text:p>
          </table:table-cell>
          <table:table-cell office:value-type="float" office:value="24.75" table:formula="of:=[UTS_UAS.D11]*25%" table:style-name="ce5">
            <text:p>24,75</text:p>
          </table:table-cell>
          <table:table-cell office:value-type="float" office:value="0" table:formula="of:=[UTS_UAS.E11]*25%" table:style-name="ce5">
            <text:p>0</text:p>
          </table:table-cell>
          <table:table-cell office:value-type="float" office:value="19.441333333333333" table:formula="of:=AVERAGE([PRAKTIKUM.D11:.R11])*20%" table:style-name="ce5">
            <text:p>19,44133333</text:p>
          </table:table-cell>
          <table:table-cell office:value-type="float" office:value="9.68" table:formula="of:=[TUGAS_BESAR.D11]*10%" table:style-name="ce5">
            <text:p>9,68</text:p>
          </table:table-cell>
          <table:table-cell office:value-type="float" office:value="88.061224489795919" table:formula="of:=SUM([.D12];[.F12];[.H12])/35*100" table:style-name="ce44">
            <text:p>88,06122449</text:p>
          </table:table-cell>
          <table:table-cell office:value-type="float" office:value="11.428571428571429" table:formula="of:=SUM([.E12];[.G12];[.I12])/35*100" table:style-name="ce5">
            <text:p>11,42857143</text:p>
          </table:table-cell>
          <table:table-cell office:value-type="float" office:value="97.071111111111108" table:formula="of:=SUM([.J12];[.K12])/30*100" table:style-name="ce5">
            <text:p>97,07111111</text:p>
          </table:table-cell>
          <table:table-cell office:value-type="float" office:value="63.942761904761902" table:formula="of:=SUM([.D12];[.E12];[.F12];[.G12];[.H12];[.I12];[.J12];[.K12])" table:style-name="ce45">
            <text:p>63,9427619</text:p>
          </table:table-cell>
          <table:table-cell office:value-type="string" office:string-value="BC" table:formula="of:=IF([.O12]&lt;=40;&quot;E&quot;;IF(AND([.O12]&gt;40;[.O12]&lt;50.01);&quot;D&quot;;IF(AND([.O12]&gt;=50.01;[.O12]&lt;60.01);&quot;C&quot;;IF(AND([.O12]&gt;=60.01;[.O12]&lt;65.01);&quot;BC&quot;;IF(AND([.O12]&gt;=65.01;[.O12]&lt;75.01);&quot;B&quot;;IF(AND([.O12]&gt;=75.01;[.O12]&lt;85.01);&quot;AB&quot;;IF([.O12]&gt;=85.01;&quot;A&quot;;)))))))" table:style-name="ce46">
            <text:p>BC</text:p>
          </table:table-cell>
          <table:table-cell office:value-type="string" office:string-value="TIDAK" table:formula="of:=IF(AND([.L12]&lt;=40.01;[UTS_UAS.D11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3.3285714285714287" table:formula="of:=SUM([TUGAS.D12:.J12])/7*5%" table:style-name="ce5">
            <text:p>3,328571429</text:p>
          </table:table-cell>
          <table:table-cell office:value-type="float" office:value="0" table:formula="of:=SUM(([TUGAS.K12:.Q12])/7)*5%" table:number-matrix-columns-spanned="1" table:number-matrix-rows-spanned="1" table:style-name="ce5">
            <text:p>0</text:p>
          </table:table-cell>
          <table:table-cell office:value-type="float" office:value="1.75" table:formula="of:=[KUIS.D12]*5%" table:style-name="ce5">
            <text:p>1,75</text:p>
          </table:table-cell>
          <table:table-cell office:value-type="float" office:value="3.2" table:formula="of:=[KUIS.E12]*5%" table:style-name="ce5">
            <text:p>3,2</text:p>
          </table:table-cell>
          <table:table-cell office:value-type="float" office:value="15.25" table:formula="of:=[UTS_UAS.D12]*25%" table:style-name="ce5">
            <text:p>15,25</text:p>
          </table:table-cell>
          <table:table-cell office:value-type="float" office:value="0" table:formula="of:=[UTS_UAS.E12]*25%" table:style-name="ce5">
            <text:p>0</text:p>
          </table:table-cell>
          <table:table-cell office:value-type="float" office:value="18.960666666666665" table:formula="of:=AVERAGE([PRAKTIKUM.D12:.R12])*20%" table:style-name="ce5">
            <text:p>18,96066667</text:p>
          </table:table-cell>
          <table:table-cell office:value-type="float" office:value="10" table:formula="of:=[TUGAS_BESAR.D12]*10%" table:style-name="ce5">
            <text:p>10</text:p>
          </table:table-cell>
          <table:table-cell office:value-type="float" office:value="58.08163265306122" table:formula="of:=SUM([.D13];[.F13];[.H13])/35*100" table:style-name="ce44">
            <text:p>58,08163265</text:p>
          </table:table-cell>
          <table:table-cell office:value-type="float" office:value="9.1428571428571423" table:formula="of:=SUM([.E13];[.G13];[.I13])/35*100" table:style-name="ce5">
            <text:p>9,142857143</text:p>
          </table:table-cell>
          <table:table-cell office:value-type="float" office:value="96.535555555555547" table:formula="of:=SUM([.J13];[.K13])/30*100" table:style-name="ce5">
            <text:p>96,53555556</text:p>
          </table:table-cell>
          <table:table-cell office:value-type="float" office:value="52.489238095238093" table:formula="of:=SUM([.D13];[.E13];[.F13];[.G13];[.H13];[.I13];[.J13];[.K13])" table:style-name="ce45">
            <text:p>52,4892381</text:p>
          </table:table-cell>
          <table:table-cell office:value-type="string" office:string-value="C" table:formula="of:=IF([.O13]&lt;=40;&quot;E&quot;;IF(AND([.O13]&gt;40;[.O13]&lt;50.01);&quot;D&quot;;IF(AND([.O13]&gt;=50.01;[.O13]&lt;60.01);&quot;C&quot;;IF(AND([.O13]&gt;=60.01;[.O13]&lt;65.01);&quot;BC&quot;;IF(AND([.O13]&gt;=65.01;[.O13]&lt;75.01);&quot;B&quot;;IF(AND([.O13]&gt;=75.01;[.O13]&lt;85.01);&quot;AB&quot;;IF([.O13]&gt;=85.01;&quot;A&quot;;)))))))" table:style-name="ce46">
            <text:p>C</text:p>
          </table:table-cell>
          <table:table-cell office:value-type="string" office:string-value="TIDAK" table:formula="of:=IF(AND([.L13]&lt;=40.01;[UTS_UAS.D12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3.3571428571428572" table:formula="of:=SUM([TUGAS.D13:.J13])/7*5%" table:style-name="ce5">
            <text:p>3,357142857</text:p>
          </table:table-cell>
          <table:table-cell office:value-type="float" office:value="0" table:formula="of:=SUM(([TUGAS.K13:.Q13])/7)*5%" table:number-matrix-columns-spanned="1" table:number-matrix-rows-spanned="1" table:style-name="ce5">
            <text:p>0</text:p>
          </table:table-cell>
          <table:table-cell office:value-type="float" office:value="0.60000000000000009" table:formula="of:=[KUIS.D13]*5%" table:style-name="ce5">
            <text:p>0,6</text:p>
          </table:table-cell>
          <table:table-cell office:value-type="float" office:value="2.5" table:formula="of:=[KUIS.E13]*5%" table:style-name="ce5">
            <text:p>2,5</text:p>
          </table:table-cell>
          <table:table-cell office:value-type="float" office:value="7.5" table:formula="of:=[UTS_UAS.D13]*25%" table:style-name="ce5">
            <text:p>7,5</text:p>
          </table:table-cell>
          <table:table-cell office:value-type="float" office:value="0" table:formula="of:=[UTS_UAS.E13]*25%" table:style-name="ce5">
            <text:p>0</text:p>
          </table:table-cell>
          <table:table-cell office:value-type="float" office:value="19.202666666666669" table:formula="of:=AVERAGE([PRAKTIKUM.D13:.R13])*20%" table:style-name="ce5">
            <text:p>19,20266667</text:p>
          </table:table-cell>
          <table:table-cell office:value-type="float" office:value="9.9" table:formula="of:=[TUGAS_BESAR.D13]*10%" table:style-name="ce5">
            <text:p>9,9</text:p>
          </table:table-cell>
          <table:table-cell office:value-type="float" office:value="32.734693877551017" table:formula="of:=SUM([.D14];[.F14];[.H14])/35*100" table:style-name="ce44">
            <text:p>32,73469388</text:p>
          </table:table-cell>
          <table:table-cell office:value-type="float" office:value="7.1428571428571423" table:formula="of:=SUM([.E14];[.G14];[.I14])/35*100" table:style-name="ce5">
            <text:p>7,142857143</text:p>
          </table:table-cell>
          <table:table-cell office:value-type="float" office:value="97.008888888888904" table:formula="of:=SUM([.J14];[.K14])/30*100" table:style-name="ce5">
            <text:p>97,00888889</text:p>
          </table:table-cell>
          <table:table-cell office:value-type="float" office:value="43.059809523809527" table:formula="of:=SUM([.D14];[.E14];[.F14];[.G14];[.H14];[.I14];[.J14];[.K14])" table:style-name="ce45">
            <text:p>43,05980952</text:p>
          </table:table-cell>
          <table:table-cell office:value-type="string" office:string-value="D" table:formula="of:=IF([.O14]&lt;=40;&quot;E&quot;;IF(AND([.O14]&gt;40;[.O14]&lt;50.01);&quot;D&quot;;IF(AND([.O14]&gt;=50.01;[.O14]&lt;60.01);&quot;C&quot;;IF(AND([.O14]&gt;=60.01;[.O14]&lt;65.01);&quot;BC&quot;;IF(AND([.O14]&gt;=65.01;[.O14]&lt;75.01);&quot;B&quot;;IF(AND([.O14]&gt;=75.01;[.O14]&lt;85.01);&quot;AB&quot;;IF([.O14]&gt;=85.01;&quot;A&quot;;)))))))" table:style-name="ce46">
            <text:p>D</text:p>
          </table:table-cell>
          <table:table-cell office:value-type="string" office:string-value="YA" table:formula="of:=IF(AND([.L14]&lt;=40.01;[UTS_UAS.D13]&lt;=40.01);&quot;YA&quot;;&quot;TIDAK&quot;)" table:style-name="ce47">
            <text:p>YA</text:p>
          </table:table-cell>
          <table:table-cell table:number-columns-repeated="16367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3.4428571428571431" table:formula="of:=SUM([TUGAS.D14:.J14])/7*5%" table:style-name="ce5">
            <text:p>3,442857143</text:p>
          </table:table-cell>
          <table:table-cell office:value-type="float" office:value="0" table:formula="of:=SUM(([TUGAS.K14:.Q14])/7)*5%" table:number-matrix-columns-spanned="1" table:number-matrix-rows-spanned="1" table:style-name="ce5">
            <text:p>0</text:p>
          </table:table-cell>
          <table:table-cell office:value-type="float" office:value="0.60000000000000009" table:formula="of:=[KUIS.D14]*5%" table:style-name="ce5">
            <text:p>0,6</text:p>
          </table:table-cell>
          <table:table-cell office:value-type="float" office:value="2.7" table:formula="of:=[KUIS.E14]*5%" table:style-name="ce5">
            <text:p>2,7</text:p>
          </table:table-cell>
          <table:table-cell office:value-type="float" office:value="6.5" table:formula="of:=[UTS_UAS.D14]*25%" table:style-name="ce5">
            <text:p>6,5</text:p>
          </table:table-cell>
          <table:table-cell office:value-type="float" office:value="0" table:formula="of:=[UTS_UAS.E14]*25%" table:style-name="ce5">
            <text:p>0</text:p>
          </table:table-cell>
          <table:table-cell office:value-type="float" office:value="18.486000000000001" table:formula="of:=AVERAGE([PRAKTIKUM.D14:.R14])*20%" table:style-name="ce5">
            <text:p>18,486</text:p>
          </table:table-cell>
          <table:table-cell office:value-type="float" office:value="9.8000000000000007" table:formula="of:=[TUGAS_BESAR.D14]*10%" table:style-name="ce5">
            <text:p>9,8</text:p>
          </table:table-cell>
          <table:table-cell office:value-type="float" office:value="30.122448979591837" table:formula="of:=SUM([.D15];[.F15];[.H15])/35*100" table:style-name="ce44">
            <text:p>30,12244898</text:p>
          </table:table-cell>
          <table:table-cell office:value-type="float" office:value="7.7142857142857153" table:formula="of:=SUM([.E15];[.G15];[.I15])/35*100" table:style-name="ce5">
            <text:p>7,714285714</text:p>
          </table:table-cell>
          <table:table-cell office:value-type="float" office:value="94.286666666666676" table:formula="of:=SUM([.J15];[.K15])/30*100" table:style-name="ce5">
            <text:p>94,28666667</text:p>
          </table:table-cell>
          <table:table-cell office:value-type="float" office:value="41.528857142857149" table:formula="of:=SUM([.D15];[.E15];[.F15];[.G15];[.H15];[.I15];[.J15];[.K15])" table:style-name="ce45">
            <text:p>41,52885714</text:p>
          </table:table-cell>
          <table:table-cell office:value-type="string" office:string-value="D" table:formula="of:=IF([.O15]&lt;=40;&quot;E&quot;;IF(AND([.O15]&gt;40;[.O15]&lt;50.01);&quot;D&quot;;IF(AND([.O15]&gt;=50.01;[.O15]&lt;60.01);&quot;C&quot;;IF(AND([.O15]&gt;=60.01;[.O15]&lt;65.01);&quot;BC&quot;;IF(AND([.O15]&gt;=65.01;[.O15]&lt;75.01);&quot;B&quot;;IF(AND([.O15]&gt;=75.01;[.O15]&lt;85.01);&quot;AB&quot;;IF([.O15]&gt;=85.01;&quot;A&quot;;)))))))" table:style-name="ce46">
            <text:p>D</text:p>
          </table:table-cell>
          <table:table-cell office:value-type="string" office:string-value="YA" table:formula="of:=IF(AND([.L15]&lt;=40.01;[UTS_UAS.D14]&lt;=40.01);&quot;YA&quot;;&quot;TIDAK&quot;)" table:style-name="ce47">
            <text:p>YA</text:p>
          </table:table-cell>
          <table:table-cell table:number-columns-repeated="16367" table:style-name="ce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3.2071428571428573" table:formula="of:=SUM([TUGAS.D15:.J15])/7*5%" table:style-name="ce5">
            <text:p>3,207142857</text:p>
          </table:table-cell>
          <table:table-cell office:value-type="float" office:value="0" table:formula="of:=SUM(([TUGAS.K15:.Q15])/7)*5%" table:number-matrix-columns-spanned="1" table:number-matrix-rows-spanned="1" table:style-name="ce5">
            <text:p>0</text:p>
          </table:table-cell>
          <table:table-cell office:value-type="float" office:value="1.5" table:formula="of:=[KUIS.D15]*5%" table:style-name="ce5">
            <text:p>1,5</text:p>
          </table:table-cell>
          <table:table-cell office:value-type="float" office:value="1.75" table:formula="of:=[KUIS.E15]*5%" table:style-name="ce5">
            <text:p>1,75</text:p>
          </table:table-cell>
          <table:table-cell office:value-type="float" office:value="12" table:formula="of:=[UTS_UAS.D15]*25%" table:style-name="ce5">
            <text:p>12</text:p>
          </table:table-cell>
          <table:table-cell office:value-type="float" office:value="0" table:formula="of:=[UTS_UAS.E15]*25%" table:style-name="ce5">
            <text:p>0</text:p>
          </table:table-cell>
          <table:table-cell office:value-type="float" office:value="16.524000000000004" table:formula="of:=AVERAGE([PRAKTIKUM.D15:.R15])*20%" table:style-name="ce5">
            <text:p>16,524</text:p>
          </table:table-cell>
          <table:table-cell office:value-type="float" office:value="8.9" table:formula="of:=[TUGAS_BESAR.D15]*10%" table:style-name="ce5">
            <text:p>8,9</text:p>
          </table:table-cell>
          <table:table-cell office:value-type="float" office:value="47.734693877551017" table:formula="of:=SUM([.D16];[.F16];[.H16])/35*100" table:style-name="ce44">
            <text:p>47,73469388</text:p>
          </table:table-cell>
          <table:table-cell office:value-type="float" office:value="5" table:formula="of:=SUM([.E16];[.G16];[.I16])/35*100" table:style-name="ce5">
            <text:p>5</text:p>
          </table:table-cell>
          <table:table-cell office:value-type="float" office:value="84.746666666666698" table:formula="of:=SUM([.J16];[.K16])/30*100" table:style-name="ce5">
            <text:p>84,74666667</text:p>
          </table:table-cell>
          <table:table-cell office:value-type="float" office:value="43.881142857142855" table:formula="of:=SUM([.D16];[.E16];[.F16];[.G16];[.H16];[.I16];[.J16];[.K16])" table:style-name="ce45">
            <text:p>43,88114286</text:p>
          </table:table-cell>
          <table:table-cell office:value-type="string" office:string-value="D" table:formula="of:=IF([.O16]&lt;=40;&quot;E&quot;;IF(AND([.O16]&gt;40;[.O16]&lt;50.01);&quot;D&quot;;IF(AND([.O16]&gt;=50.01;[.O16]&lt;60.01);&quot;C&quot;;IF(AND([.O16]&gt;=60.01;[.O16]&lt;65.01);&quot;BC&quot;;IF(AND([.O16]&gt;=65.01;[.O16]&lt;75.01);&quot;B&quot;;IF(AND([.O16]&gt;=75.01;[.O16]&lt;85.01);&quot;AB&quot;;IF([.O16]&gt;=85.01;&quot;A&quot;;)))))))" table:style-name="ce46">
            <text:p>D</text:p>
          </table:table-cell>
          <table:table-cell office:value-type="string" office:string-value="TIDAK" table:formula="of:=IF(AND([.L16]&lt;=40.01;[UTS_UAS.D15]&lt;=40.01);&quot;YA&quot;;&quot;TIDAK&quot;)" table:style-name="ce47">
            <text:p>TIDAK</text:p>
          </table:table-cell>
          <table:table-cell table:number-columns-repeated="16367" table:style-name="ce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3.3428571428571434" table:formula="of:=SUM([TUGAS.D16:.J16])/7*5%" table:style-name="ce5">
            <text:p>3,342857143</text:p>
          </table:table-cell>
          <table:table-cell office:value-type="float" office:value="0" table:formula="of:=SUM(([TUGAS.K16:.Q16])/7)*5%" table:number-matrix-columns-spanned="1" table:number-matrix-rows-spanned="1" table:style-name="ce5">
            <text:p>0</text:p>
          </table:table-cell>
          <table:table-cell office:value-type="float" office:value="2.6" table:formula="of:=[KUIS.D16]*5%" table:style-name="ce5">
            <text:p>2,6</text:p>
          </table:table-cell>
          <table:table-cell office:value-type="float" office:value="3.8000000000000003" table:formula="of:=[KUIS.E16]*5%" table:style-name="ce5">
            <text:p>3,8</text:p>
          </table:table-cell>
          <table:table-cell office:value-type="float" office:value="17.5" table:formula="of:=[UTS_UAS.D16]*25%" table:style-name="ce5">
            <text:p>17,5</text:p>
          </table:table-cell>
          <table:table-cell office:value-type="float" office:value="0" table:formula="of:=[UTS_UAS.E16]*25%" table:style-name="ce5">
            <text:p>0</text:p>
          </table:table-cell>
          <table:table-cell office:value-type="float" office:value="17.282666666666668" table:formula="of:=AVERAGE([PRAKTIKUM.D16:.R16])*20%" table:style-name="ce5">
            <text:p>17,28266667</text:p>
          </table:table-cell>
          <table:table-cell office:value-type="float" office:value="9.68" table:formula="of:=[TUGAS_BESAR.D16]*10%" table:style-name="ce5">
            <text:p>9,68</text:p>
          </table:table-cell>
          <table:table-cell office:value-type="float" office:value="66.979591836734699" table:formula="of:=SUM([.D17];[.F17];[.H17])/35*100" table:style-name="ce44">
            <text:p>66,97959184</text:p>
          </table:table-cell>
          <table:table-cell office:value-type="float" office:value="10.857142857142858" table:formula="of:=SUM([.E17];[.G17];[.I17])/35*100" table:style-name="ce5">
            <text:p>10,85714286</text:p>
          </table:table-cell>
          <table:table-cell office:value-type="float" office:value="89.87555555555555" table:formula="of:=SUM([.J17];[.K17])/30*100" table:style-name="ce5">
            <text:p>89,87555556</text:p>
          </table:table-cell>
          <table:table-cell office:value-type="float" office:value="54.205523809523811" table:formula="of:=SUM([.D17];[.E17];[.F17];[.G17];[.H17];[.I17];[.J17];[.K17])" table:style-name="ce45">
            <text:p>54,20552381</text:p>
          </table:table-cell>
          <table:table-cell office:value-type="string" office:string-value="C" table:formula="of:=IF([.O17]&lt;=40;&quot;E&quot;;IF(AND([.O17]&gt;40;[.O17]&lt;50.01);&quot;D&quot;;IF(AND([.O17]&gt;=50.01;[.O17]&lt;60.01);&quot;C&quot;;IF(AND([.O17]&gt;=60.01;[.O17]&lt;65.01);&quot;BC&quot;;IF(AND([.O17]&gt;=65.01;[.O17]&lt;75.01);&quot;B&quot;;IF(AND([.O17]&gt;=75.01;[.O17]&lt;85.01);&quot;AB&quot;;IF([.O17]&gt;=85.01;&quot;A&quot;;)))))))" table:style-name="ce46">
            <text:p>C</text:p>
          </table:table-cell>
          <table:table-cell office:value-type="string" office:string-value="TIDAK" table:formula="of:=IF(AND([.L17]&lt;=40.01;[UTS_UAS.D16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3.3928571428571432" table:formula="of:=SUM([TUGAS.D17:.J17])/7*5%" table:style-name="ce5">
            <text:p>3,392857143</text:p>
          </table:table-cell>
          <table:table-cell office:value-type="float" office:value="0" table:formula="of:=SUM(([TUGAS.K17:.Q17])/7)*5%" table:number-matrix-columns-spanned="1" table:number-matrix-rows-spanned="1" table:style-name="ce5">
            <text:p>0</text:p>
          </table:table-cell>
          <table:table-cell office:value-type="float" office:value="1.75" table:formula="of:=[KUIS.D17]*5%" table:style-name="ce5">
            <text:p>1,75</text:p>
          </table:table-cell>
          <table:table-cell office:value-type="float" office:value="3.4000000000000004" table:formula="of:=[KUIS.E17]*5%" table:style-name="ce5">
            <text:p>3,4</text:p>
          </table:table-cell>
          <table:table-cell office:value-type="float" office:value="20.25" table:formula="of:=[UTS_UAS.D17]*25%" table:style-name="ce5">
            <text:p>20,25</text:p>
          </table:table-cell>
          <table:table-cell office:value-type="float" office:value="0" table:formula="of:=[UTS_UAS.E17]*25%" table:style-name="ce5">
            <text:p>0</text:p>
          </table:table-cell>
          <table:table-cell office:value-type="float" office:value="18.497333333333334" table:formula="of:=AVERAGE([PRAKTIKUM.D17:.R17])*20%" table:style-name="ce5">
            <text:p>18,49733333</text:p>
          </table:table-cell>
          <table:table-cell office:value-type="float" office:value="10" table:formula="of:=[TUGAS_BESAR.D17]*10%" table:style-name="ce5">
            <text:p>10</text:p>
          </table:table-cell>
          <table:table-cell office:value-type="float" office:value="72.551020408163268" table:formula="of:=SUM([.D18];[.F18];[.H18])/35*100" table:style-name="ce44">
            <text:p>72,55102041</text:p>
          </table:table-cell>
          <table:table-cell office:value-type="float" office:value="9.7142857142857153" table:formula="of:=SUM([.E18];[.G18];[.I18])/35*100" table:style-name="ce5">
            <text:p>9,714285714</text:p>
          </table:table-cell>
          <table:table-cell office:value-type="float" office:value="94.99111111111111" table:formula="of:=SUM([.J18];[.K18])/30*100" table:style-name="ce5">
            <text:p>94,99111111</text:p>
          </table:table-cell>
          <table:table-cell office:value-type="float" office:value="57.290190476190475" table:formula="of:=SUM([.D18];[.E18];[.F18];[.G18];[.H18];[.I18];[.J18];[.K18])" table:style-name="ce45">
            <text:p>57,29019048</text:p>
          </table:table-cell>
          <table:table-cell office:value-type="string" office:string-value="C" table:formula="of:=IF([.O18]&lt;=40;&quot;E&quot;;IF(AND([.O18]&gt;40;[.O18]&lt;50.01);&quot;D&quot;;IF(AND([.O18]&gt;=50.01;[.O18]&lt;60.01);&quot;C&quot;;IF(AND([.O18]&gt;=60.01;[.O18]&lt;65.01);&quot;BC&quot;;IF(AND([.O18]&gt;=65.01;[.O18]&lt;75.01);&quot;B&quot;;IF(AND([.O18]&gt;=75.01;[.O18]&lt;85.01);&quot;AB&quot;;IF([.O18]&gt;=85.01;&quot;A&quot;;)))))))" table:style-name="ce46">
            <text:p>C</text:p>
          </table:table-cell>
          <table:table-cell office:value-type="string" office:string-value="TIDAK" table:formula="of:=IF(AND([.L18]&lt;=40.01;[UTS_UAS.D17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3.35" table:formula="of:=SUM([TUGAS.D18:.J18])/7*5%" table:style-name="ce5">
            <text:p>3,35</text:p>
          </table:table-cell>
          <table:table-cell office:value-type="float" office:value="0" table:formula="of:=SUM(([TUGAS.K18:.Q18])/7)*5%" table:number-matrix-columns-spanned="1" table:number-matrix-rows-spanned="1" table:style-name="ce5">
            <text:p>0</text:p>
          </table:table-cell>
          <table:table-cell office:value-type="float" office:value="2.4000000000000004" table:formula="of:=[KUIS.D18]*5%" table:style-name="ce5">
            <text:p>2,4</text:p>
          </table:table-cell>
          <table:table-cell office:value-type="float" office:value="4.3500000000000005" table:formula="of:=[KUIS.E18]*5%" table:style-name="ce5">
            <text:p>4,35</text:p>
          </table:table-cell>
          <table:table-cell office:value-type="float" office:value="17.75" table:formula="of:=[UTS_UAS.D18]*25%" table:style-name="ce5">
            <text:p>17,75</text:p>
          </table:table-cell>
          <table:table-cell office:value-type="float" office:value="0" table:formula="of:=[UTS_UAS.E18]*25%" table:style-name="ce5">
            <text:p>0</text:p>
          </table:table-cell>
          <table:table-cell office:value-type="float" office:value="19.206666666666667" table:formula="of:=AVERAGE([PRAKTIKUM.D18:.R18])*20%" table:style-name="ce5">
            <text:p>19,20666667</text:p>
          </table:table-cell>
          <table:table-cell office:value-type="float" office:value="9.3000000000000007" table:formula="of:=[TUGAS_BESAR.D18]*10%" table:style-name="ce5">
            <text:p>9,3</text:p>
          </table:table-cell>
          <table:table-cell office:value-type="float" office:value="67.142857142857139" table:formula="of:=SUM([.D19];[.F19];[.H19])/35*100" table:style-name="ce44">
            <text:p>67,14285714</text:p>
          </table:table-cell>
          <table:table-cell office:value-type="float" office:value="12.428571428571431" table:formula="of:=SUM([.E19];[.G19];[.I19])/35*100" table:style-name="ce5">
            <text:p>12,42857143</text:p>
          </table:table-cell>
          <table:table-cell office:value-type="float" office:value="95.022222222222226" table:formula="of:=SUM([.J19];[.K19])/30*100" table:style-name="ce5">
            <text:p>95,02222222</text:p>
          </table:table-cell>
          <table:table-cell office:value-type="float" office:value="56.356666666666669" table:formula="of:=SUM([.D19];[.E19];[.F19];[.G19];[.H19];[.I19];[.J19];[.K19])" table:style-name="ce45">
            <text:p>56,35666667</text:p>
          </table:table-cell>
          <table:table-cell office:value-type="string" office:string-value="C" table:formula="of:=IF([.O19]&lt;=40;&quot;E&quot;;IF(AND([.O19]&gt;40;[.O19]&lt;50.01);&quot;D&quot;;IF(AND([.O19]&gt;=50.01;[.O19]&lt;60.01);&quot;C&quot;;IF(AND([.O19]&gt;=60.01;[.O19]&lt;65.01);&quot;BC&quot;;IF(AND([.O19]&gt;=65.01;[.O19]&lt;75.01);&quot;B&quot;;IF(AND([.O19]&gt;=75.01;[.O19]&lt;85.01);&quot;AB&quot;;IF([.O19]&gt;=85.01;&quot;A&quot;;)))))))" table:style-name="ce46">
            <text:p>C</text:p>
          </table:table-cell>
          <table:table-cell office:value-type="string" office:string-value="TIDAK" table:formula="of:=IF(AND([.L19]&lt;=40.01;[UTS_UAS.D18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3.3571428571428572" table:formula="of:=SUM([TUGAS.D19:.J19])/7*5%" table:style-name="ce5">
            <text:p>3,357142857</text:p>
          </table:table-cell>
          <table:table-cell office:value-type="float" office:value="0" table:formula="of:=SUM(([TUGAS.K19:.Q19])/7)*5%" table:number-matrix-columns-spanned="1" table:number-matrix-rows-spanned="1" table:style-name="ce5">
            <text:p>0</text:p>
          </table:table-cell>
          <table:table-cell office:value-type="float" office:value="2.25" table:formula="of:=[KUIS.D19]*5%" table:style-name="ce5">
            <text:p>2,25</text:p>
          </table:table-cell>
          <table:table-cell office:value-type="float" office:value="2.9000000000000004" table:formula="of:=[KUIS.E19]*5%" table:style-name="ce5">
            <text:p>2,9</text:p>
          </table:table-cell>
          <table:table-cell office:value-type="float" office:value="19.75" table:formula="of:=[UTS_UAS.D19]*25%" table:style-name="ce5">
            <text:p>19,75</text:p>
          </table:table-cell>
          <table:table-cell office:value-type="float" office:value="0" table:formula="of:=[UTS_UAS.E19]*25%" table:style-name="ce5">
            <text:p>0</text:p>
          </table:table-cell>
          <table:table-cell office:value-type="float" office:value="19.126666666666669" table:formula="of:=AVERAGE([PRAKTIKUM.D19:.R19])*20%" table:style-name="ce5">
            <text:p>19,12666667</text:p>
          </table:table-cell>
          <table:table-cell office:value-type="float" office:value="9.8000000000000007" table:formula="of:=[TUGAS_BESAR.D19]*10%" table:style-name="ce5">
            <text:p>9,8</text:p>
          </table:table-cell>
          <table:table-cell office:value-type="float" office:value="72.448979591836732" table:formula="of:=SUM([.D20];[.F20];[.H20])/35*100" table:style-name="ce44">
            <text:p>72,44897959</text:p>
          </table:table-cell>
          <table:table-cell office:value-type="float" office:value="8.2857142857142865" table:formula="of:=SUM([.E20];[.G20];[.I20])/35*100" table:style-name="ce5">
            <text:p>8,285714286</text:p>
          </table:table-cell>
          <table:table-cell office:value-type="float" office:value="96.422222222222231" table:formula="of:=SUM([.J20];[.K20])/30*100" table:style-name="ce5">
            <text:p>96,42222222</text:p>
          </table:table-cell>
          <table:table-cell office:value-type="float" office:value="57.183809523809529" table:formula="of:=SUM([.D20];[.E20];[.F20];[.G20];[.H20];[.I20];[.J20];[.K20])" table:style-name="ce45">
            <text:p>57,18380952</text:p>
          </table:table-cell>
          <table:table-cell office:value-type="string" office:string-value="C" table:formula="of:=IF([.O20]&lt;=40;&quot;E&quot;;IF(AND([.O20]&gt;40;[.O20]&lt;50.01);&quot;D&quot;;IF(AND([.O20]&gt;=50.01;[.O20]&lt;60.01);&quot;C&quot;;IF(AND([.O20]&gt;=60.01;[.O20]&lt;65.01);&quot;BC&quot;;IF(AND([.O20]&gt;=65.01;[.O20]&lt;75.01);&quot;B&quot;;IF(AND([.O20]&gt;=75.01;[.O20]&lt;85.01);&quot;AB&quot;;IF([.O20]&gt;=85.01;&quot;A&quot;;)))))))" table:style-name="ce46">
            <text:p>C</text:p>
          </table:table-cell>
          <table:table-cell office:value-type="string" office:string-value="TIDAK" table:formula="of:=IF(AND([.L20]&lt;=40.01;[UTS_UAS.D19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3.3714285714285719" table:formula="of:=SUM([TUGAS.D20:.J20])/7*5%" table:style-name="ce5">
            <text:p>3,371428571</text:p>
          </table:table-cell>
          <table:table-cell office:value-type="float" office:value="0" table:formula="of:=SUM(([TUGAS.K20:.Q20])/7)*5%" table:number-matrix-columns-spanned="1" table:number-matrix-rows-spanned="1" table:style-name="ce5">
            <text:p>0</text:p>
          </table:table-cell>
          <table:table-cell office:value-type="float" office:value="1.55" table:formula="of:=[KUIS.D20]*5%" table:style-name="ce5">
            <text:p>1,55</text:p>
          </table:table-cell>
          <table:table-cell office:value-type="float" office:value="4.1000000000000005" table:formula="of:=[KUIS.E20]*5%" table:style-name="ce5">
            <text:p>4,1</text:p>
          </table:table-cell>
          <table:table-cell office:value-type="float" office:value="23.25" table:formula="of:=[UTS_UAS.D20]*25%" table:style-name="ce5">
            <text:p>23,25</text:p>
          </table:table-cell>
          <table:table-cell office:value-type="float" office:value="0" table:formula="of:=[UTS_UAS.E20]*25%" table:style-name="ce5">
            <text:p>0</text:p>
          </table:table-cell>
          <table:table-cell office:value-type="float" office:value="19.510666666666665" table:formula="of:=AVERAGE([PRAKTIKUM.D20:.R20])*20%" table:style-name="ce5">
            <text:p>19,51066667</text:p>
          </table:table-cell>
          <table:table-cell office:value-type="float" office:value="9.8000000000000007" table:formula="of:=[TUGAS_BESAR.D20]*10%" table:style-name="ce5">
            <text:p>9,8</text:p>
          </table:table-cell>
          <table:table-cell office:value-type="float" office:value="80.489795918367349" table:formula="of:=SUM([.D21];[.F21];[.H21])/35*100" table:style-name="ce44">
            <text:p>80,48979592</text:p>
          </table:table-cell>
          <table:table-cell office:value-type="float" office:value="11.714285714285715" table:formula="of:=SUM([.E21];[.G21];[.I21])/35*100" table:style-name="ce5">
            <text:p>11,71428571</text:p>
          </table:table-cell>
          <table:table-cell office:value-type="float" office:value="97.702222222222218" table:formula="of:=SUM([.J21];[.K21])/30*100" table:style-name="ce5">
            <text:p>97,70222222</text:p>
          </table:table-cell>
          <table:table-cell office:value-type="float" office:value="61.582095238095235" table:formula="of:=SUM([.D21];[.E21];[.F21];[.G21];[.H21];[.I21];[.J21];[.K21])" table:style-name="ce45">
            <text:p>61,58209524</text:p>
          </table:table-cell>
          <table:table-cell office:value-type="string" office:string-value="BC" table:formula="of:=IF([.O21]&lt;=40;&quot;E&quot;;IF(AND([.O21]&gt;40;[.O21]&lt;50.01);&quot;D&quot;;IF(AND([.O21]&gt;=50.01;[.O21]&lt;60.01);&quot;C&quot;;IF(AND([.O21]&gt;=60.01;[.O21]&lt;65.01);&quot;BC&quot;;IF(AND([.O21]&gt;=65.01;[.O21]&lt;75.01);&quot;B&quot;;IF(AND([.O21]&gt;=75.01;[.O21]&lt;85.01);&quot;AB&quot;;IF([.O21]&gt;=85.01;&quot;A&quot;;)))))))" table:style-name="ce46">
            <text:p>BC</text:p>
          </table:table-cell>
          <table:table-cell office:value-type="string" office:string-value="TIDAK" table:formula="of:=IF(AND([.L21]&lt;=40.01;[UTS_UAS.D20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3.3000000000000003" table:formula="of:=SUM([TUGAS.D21:.J21])/7*5%" table:style-name="ce5">
            <text:p>3,3</text:p>
          </table:table-cell>
          <table:table-cell office:value-type="float" office:value="0" table:formula="of:=SUM(([TUGAS.K21:.Q21])/7)*5%" table:number-matrix-columns-spanned="1" table:number-matrix-rows-spanned="1" table:style-name="ce5">
            <text:p>0</text:p>
          </table:table-cell>
          <table:table-cell office:value-type="float" office:value="0.60000000000000009" table:formula="of:=[KUIS.D21]*5%" table:style-name="ce5">
            <text:p>0,6</text:p>
          </table:table-cell>
          <table:table-cell office:value-type="float" office:value="1.9000000000000001" table:formula="of:=[KUIS.E21]*5%" table:style-name="ce5">
            <text:p>1,9</text:p>
          </table:table-cell>
          <table:table-cell office:value-type="float" office:value="9.5" table:formula="of:=[UTS_UAS.D21]*25%" table:style-name="ce5">
            <text:p>9,5</text:p>
          </table:table-cell>
          <table:table-cell office:value-type="float" office:value="0" table:formula="of:=[UTS_UAS.E21]*25%" table:style-name="ce5">
            <text:p>0</text:p>
          </table:table-cell>
          <table:table-cell office:value-type="float" office:value="16.966666666666665" table:formula="of:=AVERAGE([PRAKTIKUM.D21:.R21])*20%" table:style-name="ce5">
            <text:p>16,96666667</text:p>
          </table:table-cell>
          <table:table-cell office:value-type="float" office:value="9.4" table:formula="of:=[TUGAS_BESAR.D21]*10%" table:style-name="ce5">
            <text:p>9,4</text:p>
          </table:table-cell>
          <table:table-cell office:value-type="float" office:value="38.285714285714285" table:formula="of:=SUM([.D22];[.F22];[.H22])/35*100" table:style-name="ce44">
            <text:p>38,28571429</text:p>
          </table:table-cell>
          <table:table-cell office:value-type="float" office:value="5.4285714285714288" table:formula="of:=SUM([.E22];[.G22];[.I22])/35*100" table:style-name="ce5">
            <text:p>5,428571429</text:p>
          </table:table-cell>
          <table:table-cell office:value-type="float" office:value="87.8888888888889" table:formula="of:=SUM([.J22];[.K22])/30*100" table:style-name="ce5">
            <text:p>87,88888889</text:p>
          </table:table-cell>
          <table:table-cell office:value-type="float" office:value="41.666666666666664" table:formula="of:=SUM([.D22];[.E22];[.F22];[.G22];[.H22];[.I22];[.J22];[.K22])" table:style-name="ce45">
            <text:p>41,66666667</text:p>
          </table:table-cell>
          <table:table-cell office:value-type="string" office:string-value="D" table:formula="of:=IF([.O22]&lt;=40;&quot;E&quot;;IF(AND([.O22]&gt;40;[.O22]&lt;50.01);&quot;D&quot;;IF(AND([.O22]&gt;=50.01;[.O22]&lt;60.01);&quot;C&quot;;IF(AND([.O22]&gt;=60.01;[.O22]&lt;65.01);&quot;BC&quot;;IF(AND([.O22]&gt;=65.01;[.O22]&lt;75.01);&quot;B&quot;;IF(AND([.O22]&gt;=75.01;[.O22]&lt;85.01);&quot;AB&quot;;IF([.O22]&gt;=85.01;&quot;A&quot;;)))))))" table:style-name="ce46">
            <text:p>D</text:p>
          </table:table-cell>
          <table:table-cell office:value-type="string" office:string-value="YA" table:formula="of:=IF(AND([.L22]&lt;=40.01;[UTS_UAS.D21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2.6928571428571431" table:formula="of:=SUM([TUGAS.D22:.J22])/7*5%" table:style-name="ce5">
            <text:p>2,692857143</text:p>
          </table:table-cell>
          <table:table-cell office:value-type="float" office:value="0" table:formula="of:=SUM(([TUGAS.K22:.Q22])/7)*5%" table:number-matrix-columns-spanned="1" table:number-matrix-rows-spanned="1" table:style-name="ce5">
            <text:p>0</text:p>
          </table:table-cell>
          <table:table-cell office:value-type="float" office:value="2" table:formula="of:=[KUIS.D22]*5%" table:style-name="ce5">
            <text:p>2</text:p>
          </table:table-cell>
          <table:table-cell office:value-type="float" office:value="4.3" table:formula="of:=[KUIS.E22]*5%" table:style-name="ce5">
            <text:p>4,3</text:p>
          </table:table-cell>
          <table:table-cell office:value-type="float" office:value="21.5" table:formula="of:=[UTS_UAS.D22]*25%" table:style-name="ce5">
            <text:p>21,5</text:p>
          </table:table-cell>
          <table:table-cell office:value-type="float" office:value="0" table:formula="of:=[UTS_UAS.E22]*25%" table:style-name="ce5">
            <text:p>0</text:p>
          </table:table-cell>
          <table:table-cell office:value-type="float" office:value="19.976000000000003" table:formula="of:=AVERAGE([PRAKTIKUM.D22:.R22])*20%" table:style-name="ce5">
            <text:p>19,976</text:p>
          </table:table-cell>
          <table:table-cell office:value-type="float" office:value="10" table:formula="of:=[TUGAS_BESAR.D22]*10%" table:style-name="ce5">
            <text:p>10</text:p>
          </table:table-cell>
          <table:table-cell office:value-type="float" office:value="74.836734693877546" table:formula="of:=SUM([.D23];[.F23];[.H23])/35*100" table:style-name="ce44">
            <text:p>74,83673469</text:p>
          </table:table-cell>
          <table:table-cell office:value-type="float" office:value="12.285714285714285" table:formula="of:=SUM([.E23];[.G23];[.I23])/35*100" table:style-name="ce5">
            <text:p>12,28571429</text:p>
          </table:table-cell>
          <table:table-cell office:value-type="float" office:value="99.920000000000016" table:formula="of:=SUM([.J23];[.K23])/30*100" table:style-name="ce5">
            <text:p>99,92</text:p>
          </table:table-cell>
          <table:table-cell office:value-type="float" office:value="60.468857142857146" table:formula="of:=SUM([.D23];[.E23];[.F23];[.G23];[.H23];[.I23];[.J23];[.K23])" table:style-name="ce45">
            <text:p>60,46885714</text:p>
          </table:table-cell>
          <table:table-cell office:value-type="string" office:string-value="BC" table:formula="of:=IF([.O23]&lt;=40;&quot;E&quot;;IF(AND([.O23]&gt;40;[.O23]&lt;50.01);&quot;D&quot;;IF(AND([.O23]&gt;=50.01;[.O23]&lt;60.01);&quot;C&quot;;IF(AND([.O23]&gt;=60.01;[.O23]&lt;65.01);&quot;BC&quot;;IF(AND([.O23]&gt;=65.01;[.O23]&lt;75.01);&quot;B&quot;;IF(AND([.O23]&gt;=75.01;[.O23]&lt;85.01);&quot;AB&quot;;IF([.O23]&gt;=85.01;&quot;A&quot;;)))))))" table:style-name="ce46">
            <text:p>BC</text:p>
          </table:table-cell>
          <table:table-cell office:value-type="string" office:string-value="TIDAK" table:formula="of:=IF(AND([.L23]&lt;=40.01;[UTS_UAS.D22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3.2428571428571433" table:formula="of:=SUM([TUGAS.D23:.J23])/7*5%" table:style-name="ce5">
            <text:p>3,242857143</text:p>
          </table:table-cell>
          <table:table-cell office:value-type="float" office:value="0" table:formula="of:=SUM(([TUGAS.K23:.Q23])/7)*5%" table:number-matrix-columns-spanned="1" table:number-matrix-rows-spanned="1" table:style-name="ce5">
            <text:p>0</text:p>
          </table:table-cell>
          <table:table-cell office:value-type="float" office:value="1.7000000000000002" table:formula="of:=[KUIS.D23]*5%" table:style-name="ce5">
            <text:p>1,7</text:p>
          </table:table-cell>
          <table:table-cell office:value-type="float" office:value="2.8000000000000003" table:formula="of:=[KUIS.E23]*5%" table:style-name="ce5">
            <text:p>2,8</text:p>
          </table:table-cell>
          <table:table-cell office:value-type="float" office:value="17.25" table:formula="of:=[UTS_UAS.D23]*25%" table:style-name="ce5">
            <text:p>17,25</text:p>
          </table:table-cell>
          <table:table-cell office:value-type="float" office:value="0" table:formula="of:=[UTS_UAS.E23]*25%" table:style-name="ce5">
            <text:p>0</text:p>
          </table:table-cell>
          <table:table-cell office:value-type="float" office:value="18.281333333333333" table:formula="of:=AVERAGE([PRAKTIKUM.D23:.R23])*20%" table:style-name="ce5">
            <text:p>18,28133333</text:p>
          </table:table-cell>
          <table:table-cell office:value-type="float" office:value="10" table:formula="of:=[TUGAS_BESAR.D23]*10%" table:style-name="ce5">
            <text:p>10</text:p>
          </table:table-cell>
          <table:table-cell office:value-type="float" office:value="63.408163265306129" table:formula="of:=SUM([.D24];[.F24];[.H24])/35*100" table:style-name="ce44">
            <text:p>63,40816327</text:p>
          </table:table-cell>
          <table:table-cell office:value-type="float" office:value="8" table:formula="of:=SUM([.E24];[.G24];[.I24])/35*100" table:style-name="ce5">
            <text:p>8</text:p>
          </table:table-cell>
          <table:table-cell office:value-type="float" office:value="94.271111111111111" table:formula="of:=SUM([.J24];[.K24])/30*100" table:style-name="ce5">
            <text:p>94,27111111</text:p>
          </table:table-cell>
          <table:table-cell office:value-type="float" office:value="53.274190476190476" table:formula="of:=SUM([.D24];[.E24];[.F24];[.G24];[.H24];[.I24];[.J24];[.K24])" table:style-name="ce45">
            <text:p>53,27419048</text:p>
          </table:table-cell>
          <table:table-cell office:value-type="string" office:string-value="C" table:formula="of:=IF([.O24]&lt;=40;&quot;E&quot;;IF(AND([.O24]&gt;40;[.O24]&lt;50.01);&quot;D&quot;;IF(AND([.O24]&gt;=50.01;[.O24]&lt;60.01);&quot;C&quot;;IF(AND([.O24]&gt;=60.01;[.O24]&lt;65.01);&quot;BC&quot;;IF(AND([.O24]&gt;=65.01;[.O24]&lt;75.01);&quot;B&quot;;IF(AND([.O24]&gt;=75.01;[.O24]&lt;85.01);&quot;AB&quot;;IF([.O24]&gt;=85.01;&quot;A&quot;;)))))))" table:style-name="ce46">
            <text:p>C</text:p>
          </table:table-cell>
          <table:table-cell office:value-type="string" office:string-value="TIDAK" table:formula="of:=IF(AND([.L24]&lt;=40.01;[UTS_UAS.D23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2.7571428571428576" table:formula="of:=SUM([TUGAS.D24:.J24])/7*5%" table:style-name="ce5">
            <text:p>2,757142857</text:p>
          </table:table-cell>
          <table:table-cell office:value-type="float" office:value="0" table:formula="of:=SUM(([TUGAS.K24:.Q24])/7)*5%" table:number-matrix-columns-spanned="1" table:number-matrix-rows-spanned="1" table:style-name="ce5">
            <text:p>0</text:p>
          </table:table-cell>
          <table:table-cell office:value-type="float" office:value="4.7" table:formula="of:=[KUIS.D24]*5%" table:style-name="ce5">
            <text:p>4,7</text:p>
          </table:table-cell>
          <table:table-cell office:value-type="float" office:value="4.6500000000000004" table:formula="of:=[KUIS.E24]*5%" table:style-name="ce5">
            <text:p>4,65</text:p>
          </table:table-cell>
          <table:table-cell office:value-type="float" office:value="19" table:formula="of:=[UTS_UAS.D24]*25%" table:style-name="ce5">
            <text:p>19</text:p>
          </table:table-cell>
          <table:table-cell office:value-type="float" office:value="0" table:formula="of:=[UTS_UAS.E24]*25%" table:style-name="ce5">
            <text:p>0</text:p>
          </table:table-cell>
          <table:table-cell office:value-type="float" office:value="17.773333333333333" table:formula="of:=AVERAGE([PRAKTIKUM.D24:.R24])*20%" table:style-name="ce5">
            <text:p>17,77333333</text:p>
          </table:table-cell>
          <table:table-cell office:value-type="float" office:value="10" table:formula="of:=[TUGAS_BESAR.D24]*10%" table:style-name="ce5">
            <text:p>10</text:p>
          </table:table-cell>
          <table:table-cell office:value-type="float" office:value="75.591836734693871" table:formula="of:=SUM([.D25];[.F25];[.H25])/35*100" table:style-name="ce44">
            <text:p>75,59183673</text:p>
          </table:table-cell>
          <table:table-cell office:value-type="float" office:value="13.285714285714286" table:formula="of:=SUM([.E25];[.G25];[.I25])/35*100" table:style-name="ce5">
            <text:p>13,28571429</text:p>
          </table:table-cell>
          <table:table-cell office:value-type="float" office:value="92.577777777777783" table:formula="of:=SUM([.J25];[.K25])/30*100" table:style-name="ce5">
            <text:p>92,57777778</text:p>
          </table:table-cell>
          <table:table-cell office:value-type="float" office:value="58.880476190476188" table:formula="of:=SUM([.D25];[.E25];[.F25];[.G25];[.H25];[.I25];[.J25];[.K25])" table:style-name="ce45">
            <text:p>58,88047619</text:p>
          </table:table-cell>
          <table:table-cell office:value-type="string" office:string-value="C" table:formula="of:=IF([.O25]&lt;=40;&quot;E&quot;;IF(AND([.O25]&gt;40;[.O25]&lt;50.01);&quot;D&quot;;IF(AND([.O25]&gt;=50.01;[.O25]&lt;60.01);&quot;C&quot;;IF(AND([.O25]&gt;=60.01;[.O25]&lt;65.01);&quot;BC&quot;;IF(AND([.O25]&gt;=65.01;[.O25]&lt;75.01);&quot;B&quot;;IF(AND([.O25]&gt;=75.01;[.O25]&lt;85.01);&quot;AB&quot;;IF([.O25]&gt;=85.01;&quot;A&quot;;)))))))" table:style-name="ce46">
            <text:p>C</text:p>
          </table:table-cell>
          <table:table-cell office:value-type="string" office:string-value="TIDAK" table:formula="of:=IF(AND([.L25]&lt;=40.01;[UTS_UAS.D24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3.1785714285714288" table:formula="of:=SUM([TUGAS.D25:.J25])/7*5%" table:style-name="ce5">
            <text:p>3,178571429</text:p>
          </table:table-cell>
          <table:table-cell office:value-type="float" office:value="0" table:formula="of:=SUM(([TUGAS.K25:.Q25])/7)*5%" table:number-matrix-columns-spanned="1" table:number-matrix-rows-spanned="1" table:style-name="ce5">
            <text:p>0</text:p>
          </table:table-cell>
          <table:table-cell office:value-type="float" office:value="1.6500000000000001" table:formula="of:=[KUIS.D25]*5%" table:style-name="ce5">
            <text:p>1,65</text:p>
          </table:table-cell>
          <table:table-cell office:value-type="float" office:value="1.75" table:formula="of:=[KUIS.E25]*5%" table:style-name="ce5">
            <text:p>1,75</text:p>
          </table:table-cell>
          <table:table-cell office:value-type="float" office:value="9.5" table:formula="of:=[UTS_UAS.D25]*25%" table:style-name="ce5">
            <text:p>9,5</text:p>
          </table:table-cell>
          <table:table-cell office:value-type="float" office:value="0" table:formula="of:=[UTS_UAS.E25]*25%" table:style-name="ce5">
            <text:p>0</text:p>
          </table:table-cell>
          <table:table-cell office:value-type="float" office:value="15.95462666666667" table:formula="of:=AVERAGE([PRAKTIKUM.D25:.R25])*20%" table:style-name="ce5">
            <text:p>15,95462667</text:p>
          </table:table-cell>
          <table:table-cell office:value-type="float" office:value="9.7700000000000014" table:formula="of:=[TUGAS_BESAR.D25]*10%" table:style-name="ce5">
            <text:p>9,77</text:p>
          </table:table-cell>
          <table:table-cell office:value-type="float" office:value="40.938775510204081" table:formula="of:=SUM([.D26];[.F26];[.H26])/35*100" table:style-name="ce44">
            <text:p>40,93877551</text:p>
          </table:table-cell>
          <table:table-cell office:value-type="float" office:value="5" table:formula="of:=SUM([.E26];[.G26];[.I26])/35*100" table:style-name="ce5">
            <text:p>5</text:p>
          </table:table-cell>
          <table:table-cell office:value-type="float" office:value="85.748755555555576" table:formula="of:=SUM([.J26];[.K26])/30*100" table:style-name="ce5">
            <text:p>85,74875556</text:p>
          </table:table-cell>
          <table:table-cell office:value-type="float" office:value="41.803198095238102" table:formula="of:=SUM([.D26];[.E26];[.F26];[.G26];[.H26];[.I26];[.J26];[.K26])" table:style-name="ce45">
            <text:p>41,8031981</text:p>
          </table:table-cell>
          <table:table-cell office:value-type="string" office:string-value="D" table:formula="of:=IF([.O26]&lt;=40;&quot;E&quot;;IF(AND([.O26]&gt;40;[.O26]&lt;50.01);&quot;D&quot;;IF(AND([.O26]&gt;=50.01;[.O26]&lt;60.01);&quot;C&quot;;IF(AND([.O26]&gt;=60.01;[.O26]&lt;65.01);&quot;BC&quot;;IF(AND([.O26]&gt;=65.01;[.O26]&lt;75.01);&quot;B&quot;;IF(AND([.O26]&gt;=75.01;[.O26]&lt;85.01);&quot;AB&quot;;IF([.O26]&gt;=85.01;&quot;A&quot;;)))))))" table:style-name="ce46">
            <text:p>D</text:p>
          </table:table-cell>
          <table:table-cell office:value-type="string" office:string-value="TIDAK" table:formula="of:=IF(AND([.L26]&lt;=40.01;[UTS_UAS.D25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3.4357142857142855" table:formula="of:=SUM([TUGAS.D26:.J26])/7*5%" table:style-name="ce5">
            <text:p>3,435714286</text:p>
          </table:table-cell>
          <table:table-cell office:value-type="float" office:value="0" table:formula="of:=SUM(([TUGAS.K26:.Q26])/7)*5%" table:number-matrix-columns-spanned="1" table:number-matrix-rows-spanned="1" table:style-name="ce5">
            <text:p>0</text:p>
          </table:table-cell>
          <table:table-cell office:value-type="float" office:value="2.3000000000000003" table:formula="of:=[KUIS.D26]*5%" table:style-name="ce5">
            <text:p>2,3</text:p>
          </table:table-cell>
          <table:table-cell office:value-type="float" office:value="4.1500000000000004" table:formula="of:=[KUIS.E26]*5%" table:style-name="ce5">
            <text:p>4,15</text:p>
          </table:table-cell>
          <table:table-cell office:value-type="float" office:value="22" table:formula="of:=[UTS_UAS.D26]*25%" table:style-name="ce5">
            <text:p>22</text:p>
          </table:table-cell>
          <table:table-cell office:value-type="float" office:value="0" table:formula="of:=[UTS_UAS.E26]*25%" table:style-name="ce5">
            <text:p>0</text:p>
          </table:table-cell>
          <table:table-cell office:value-type="float" office:value="19.940000000000001" table:formula="of:=AVERAGE([PRAKTIKUM.D26:.R26])*20%" table:style-name="ce5">
            <text:p>19,94</text:p>
          </table:table-cell>
          <table:table-cell office:value-type="float" office:value="10" table:formula="of:=[TUGAS_BESAR.D26]*10%" table:style-name="ce5">
            <text:p>10</text:p>
          </table:table-cell>
          <table:table-cell office:value-type="float" office:value="79.244897959183675" table:formula="of:=SUM([.D27];[.F27];[.H27])/35*100" table:style-name="ce44">
            <text:p>79,24489796</text:p>
          </table:table-cell>
          <table:table-cell office:value-type="float" office:value="11.857142857142858" table:formula="of:=SUM([.E27];[.G27];[.I27])/35*100" table:style-name="ce5">
            <text:p>11,85714286</text:p>
          </table:table-cell>
          <table:table-cell office:value-type="float" office:value="99.8" table:formula="of:=SUM([.J27];[.K27])/30*100" table:style-name="ce5">
            <text:p>99,8</text:p>
          </table:table-cell>
          <table:table-cell office:value-type="float" office:value="61.825714285714284" table:formula="of:=SUM([.D27];[.E27];[.F27];[.G27];[.H27];[.I27];[.J27];[.K27])" table:style-name="ce45">
            <text:p>61,82571429</text:p>
          </table:table-cell>
          <table:table-cell office:value-type="string" office:string-value="BC" table:formula="of:=IF([.O27]&lt;=40;&quot;E&quot;;IF(AND([.O27]&gt;40;[.O27]&lt;50.01);&quot;D&quot;;IF(AND([.O27]&gt;=50.01;[.O27]&lt;60.01);&quot;C&quot;;IF(AND([.O27]&gt;=60.01;[.O27]&lt;65.01);&quot;BC&quot;;IF(AND([.O27]&gt;=65.01;[.O27]&lt;75.01);&quot;B&quot;;IF(AND([.O27]&gt;=75.01;[.O27]&lt;85.01);&quot;AB&quot;;IF([.O27]&gt;=85.01;&quot;A&quot;;)))))))" table:style-name="ce46">
            <text:p>BC</text:p>
          </table:table-cell>
          <table:table-cell office:value-type="string" office:string-value="TIDAK" table:formula="of:=IF(AND([.L27]&lt;=40.01;[UTS_UAS.D26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3.2214285714285715" table:formula="of:=SUM([TUGAS.D27:.J27])/7*5%" table:style-name="ce5">
            <text:p>3,221428571</text:p>
          </table:table-cell>
          <table:table-cell office:value-type="float" office:value="0" table:formula="of:=SUM(([TUGAS.K27:.Q27])/7)*5%" table:number-matrix-columns-spanned="1" table:number-matrix-rows-spanned="1" table:style-name="ce5">
            <text:p>0</text:p>
          </table:table-cell>
          <table:table-cell office:value-type="float" office:value="1" table:formula="of:=[KUIS.D27]*5%" table:style-name="ce5">
            <text:p>1</text:p>
          </table:table-cell>
          <table:table-cell office:value-type="float" office:value="2.5500000000000003" table:formula="of:=[KUIS.E27]*5%" table:style-name="ce5">
            <text:p>2,55</text:p>
          </table:table-cell>
          <table:table-cell office:value-type="float" office:value="17.5" table:formula="of:=[UTS_UAS.D27]*25%" table:style-name="ce5">
            <text:p>17,5</text:p>
          </table:table-cell>
          <table:table-cell office:value-type="float" office:value="0" table:formula="of:=[UTS_UAS.E27]*25%" table:style-name="ce5">
            <text:p>0</text:p>
          </table:table-cell>
          <table:table-cell office:value-type="float" office:value="16.626666666666669" table:formula="of:=AVERAGE([PRAKTIKUM.D27:.R27])*20%" table:style-name="ce5">
            <text:p>16,62666667</text:p>
          </table:table-cell>
          <table:table-cell office:value-type="float" office:value="10" table:formula="of:=[TUGAS_BESAR.D27]*10%" table:style-name="ce5">
            <text:p>10</text:p>
          </table:table-cell>
          <table:table-cell office:value-type="float" office:value="62.061224489795919" table:formula="of:=SUM([.D28];[.F28];[.H28])/35*100" table:style-name="ce44">
            <text:p>62,06122449</text:p>
          </table:table-cell>
          <table:table-cell office:value-type="float" office:value="7.2857142857142874" table:formula="of:=SUM([.E28];[.G28];[.I28])/35*100" table:style-name="ce5">
            <text:p>7,285714286</text:p>
          </table:table-cell>
          <table:table-cell office:value-type="float" office:value="88.75555555555556" table:formula="of:=SUM([.J28];[.K28])/30*100" table:style-name="ce5">
            <text:p>88,75555556</text:p>
          </table:table-cell>
          <table:table-cell office:value-type="float" office:value="50.898095238095237" table:formula="of:=SUM([.D28];[.E28];[.F28];[.G28];[.H28];[.I28];[.J28];[.K28])" table:style-name="ce45">
            <text:p>50,89809524</text:p>
          </table:table-cell>
          <table:table-cell office:value-type="string" office:string-value="C" table:formula="of:=IF([.O28]&lt;=40;&quot;E&quot;;IF(AND([.O28]&gt;40;[.O28]&lt;50.01);&quot;D&quot;;IF(AND([.O28]&gt;=50.01;[.O28]&lt;60.01);&quot;C&quot;;IF(AND([.O28]&gt;=60.01;[.O28]&lt;65.01);&quot;BC&quot;;IF(AND([.O28]&gt;=65.01;[.O28]&lt;75.01);&quot;B&quot;;IF(AND([.O28]&gt;=75.01;[.O28]&lt;85.01);&quot;AB&quot;;IF([.O28]&gt;=85.01;&quot;A&quot;;)))))))" table:style-name="ce46">
            <text:p>C</text:p>
          </table:table-cell>
          <table:table-cell office:value-type="string" office:string-value="TIDAK" table:formula="of:=IF(AND([.L28]&lt;=40.01;[UTS_UAS.D27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3.4142857142857146" table:formula="of:=SUM([TUGAS.D28:.J28])/7*5%" table:style-name="ce5">
            <text:p>3,414285714</text:p>
          </table:table-cell>
          <table:table-cell office:value-type="float" office:value="0" table:formula="of:=SUM(([TUGAS.K28:.Q28])/7)*5%" table:number-matrix-columns-spanned="1" table:number-matrix-rows-spanned="1" table:style-name="ce5">
            <text:p>0</text:p>
          </table:table-cell>
          <table:table-cell office:value-type="float" office:value="4.9000000000000004" table:formula="of:=[KUIS.D28]*5%" table:style-name="ce5">
            <text:p>4,9</text:p>
          </table:table-cell>
          <table:table-cell office:value-type="float" office:value="4.3" table:formula="of:=[KUIS.E28]*5%" table:style-name="ce5">
            <text:p>4,3</text:p>
          </table:table-cell>
          <table:table-cell office:value-type="float" office:value="23.25" table:formula="of:=[UTS_UAS.D28]*25%" table:style-name="ce5">
            <text:p>23,25</text:p>
          </table:table-cell>
          <table:table-cell office:value-type="float" office:value="0" table:formula="of:=[UTS_UAS.E28]*25%" table:style-name="ce5">
            <text:p>0</text:p>
          </table:table-cell>
          <table:table-cell office:value-type="float" office:value="19.46" table:formula="of:=AVERAGE([PRAKTIKUM.D28:.R28])*20%" table:style-name="ce5">
            <text:p>19,46</text:p>
          </table:table-cell>
          <table:table-cell office:value-type="float" office:value="10" table:formula="of:=[TUGAS_BESAR.D28]*10%" table:style-name="ce5">
            <text:p>10</text:p>
          </table:table-cell>
          <table:table-cell office:value-type="float" office:value="90.183673469387756" table:formula="of:=SUM([.D29];[.F29];[.H29])/35*100" table:style-name="ce44">
            <text:p>90,18367347</text:p>
          </table:table-cell>
          <table:table-cell office:value-type="float" office:value="12.285714285714285" table:formula="of:=SUM([.E29];[.G29];[.I29])/35*100" table:style-name="ce5">
            <text:p>12,28571429</text:p>
          </table:table-cell>
          <table:table-cell office:value-type="float" office:value="98.2" table:formula="of:=SUM([.J29];[.K29])/30*100" table:style-name="ce5">
            <text:p>98,2</text:p>
          </table:table-cell>
          <table:table-cell office:value-type="float" office:value="65.324285714285708" table:formula="of:=SUM([.D29];[.E29];[.F29];[.G29];[.H29];[.I29];[.J29];[.K29])" table:style-name="ce45">
            <text:p>65,32428571</text:p>
          </table:table-cell>
          <table:table-cell office:value-type="string" office:string-value="B" table:formula="of:=IF([.O29]&lt;=40;&quot;E&quot;;IF(AND([.O29]&gt;40;[.O29]&lt;50.01);&quot;D&quot;;IF(AND([.O29]&gt;=50.01;[.O29]&lt;60.01);&quot;C&quot;;IF(AND([.O29]&gt;=60.01;[.O29]&lt;65.01);&quot;BC&quot;;IF(AND([.O29]&gt;=65.01;[.O29]&lt;75.01);&quot;B&quot;;IF(AND([.O29]&gt;=75.01;[.O29]&lt;85.01);&quot;AB&quot;;IF([.O29]&gt;=85.01;&quot;A&quot;;)))))))" table:style-name="ce46">
            <text:p>B</text:p>
          </table:table-cell>
          <table:table-cell office:value-type="string" office:string-value="TIDAK" table:formula="of:=IF(AND([.L29]&lt;=40.01;[UTS_UAS.D28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3.3285714285714287" table:formula="of:=SUM([TUGAS.D29:.J29])/7*5%" table:style-name="ce5">
            <text:p>3,328571429</text:p>
          </table:table-cell>
          <table:table-cell office:value-type="float" office:value="0" table:formula="of:=SUM(([TUGAS.K29:.Q29])/7)*5%" table:number-matrix-columns-spanned="1" table:number-matrix-rows-spanned="1" table:style-name="ce5">
            <text:p>0</text:p>
          </table:table-cell>
          <table:table-cell office:value-type="float" office:value="1.2000000000000002" table:formula="of:=[KUIS.D29]*5%" table:style-name="ce5">
            <text:p>1,2</text:p>
          </table:table-cell>
          <table:table-cell office:value-type="float" office:value="3.3000000000000003" table:formula="of:=[KUIS.E29]*5%" table:style-name="ce5">
            <text:p>3,3</text:p>
          </table:table-cell>
          <table:table-cell office:value-type="float" office:value="17.5" table:formula="of:=[UTS_UAS.D29]*25%" table:style-name="ce5">
            <text:p>17,5</text:p>
          </table:table-cell>
          <table:table-cell office:value-type="float" office:value="0" table:formula="of:=[UTS_UAS.E29]*25%" table:style-name="ce5">
            <text:p>0</text:p>
          </table:table-cell>
          <table:table-cell office:value-type="float" office:value="15.453333333333333" table:formula="of:=AVERAGE([PRAKTIKUM.D29:.R29])*20%" table:style-name="ce5">
            <text:p>15,45333333</text:p>
          </table:table-cell>
          <table:table-cell office:value-type="float" office:value="10" table:formula="of:=[TUGAS_BESAR.D29]*10%" table:style-name="ce5">
            <text:p>10</text:p>
          </table:table-cell>
          <table:table-cell office:value-type="float" office:value="62.938775510204081" table:formula="of:=SUM([.D30];[.F30];[.H30])/35*100" table:style-name="ce44">
            <text:p>62,93877551</text:p>
          </table:table-cell>
          <table:table-cell office:value-type="float" office:value="9.4285714285714288" table:formula="of:=SUM([.E30];[.G30];[.I30])/35*100" table:style-name="ce5">
            <text:p>9,428571429</text:p>
          </table:table-cell>
          <table:table-cell office:value-type="float" office:value="84.844444444444449" table:formula="of:=SUM([.J30];[.K30])/30*100" table:style-name="ce5">
            <text:p>84,84444444</text:p>
          </table:table-cell>
          <table:table-cell office:value-type="float" office:value="50.781904761904762" table:formula="of:=SUM([.D30];[.E30];[.F30];[.G30];[.H30];[.I30];[.J30];[.K30])" table:style-name="ce45">
            <text:p>50,78190476</text:p>
          </table:table-cell>
          <table:table-cell office:value-type="string" office:string-value="C" table:formula="of:=IF([.O30]&lt;=40;&quot;E&quot;;IF(AND([.O30]&gt;40;[.O30]&lt;50.01);&quot;D&quot;;IF(AND([.O30]&gt;=50.01;[.O30]&lt;60.01);&quot;C&quot;;IF(AND([.O30]&gt;=60.01;[.O30]&lt;65.01);&quot;BC&quot;;IF(AND([.O30]&gt;=65.01;[.O30]&lt;75.01);&quot;B&quot;;IF(AND([.O30]&gt;=75.01;[.O30]&lt;85.01);&quot;AB&quot;;IF([.O30]&gt;=85.01;&quot;A&quot;;)))))))" table:style-name="ce46">
            <text:p>C</text:p>
          </table:table-cell>
          <table:table-cell office:value-type="string" office:string-value="TIDAK" table:formula="of:=IF(AND([.L30]&lt;=40.01;[UTS_UAS.D29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3.1928571428571431" table:formula="of:=SUM([TUGAS.D30:.J30])/7*5%" table:style-name="ce5">
            <text:p>3,192857143</text:p>
          </table:table-cell>
          <table:table-cell office:value-type="float" office:value="0" table:formula="of:=SUM(([TUGAS.K30:.Q30])/7)*5%" table:number-matrix-columns-spanned="1" table:number-matrix-rows-spanned="1" table:style-name="ce5">
            <text:p>0</text:p>
          </table:table-cell>
          <table:table-cell office:value-type="float" office:value="4.75" table:formula="of:=[KUIS.D30]*5%" table:style-name="ce5">
            <text:p>4,75</text:p>
          </table:table-cell>
          <table:table-cell office:value-type="float" office:value="4.6000000000000005" table:formula="of:=[KUIS.E30]*5%" table:style-name="ce5">
            <text:p>4,6</text:p>
          </table:table-cell>
          <table:table-cell office:value-type="float" office:value="25" table:formula="of:=[UTS_UAS.D30]*25%" table:style-name="ce5">
            <text:p>25</text:p>
          </table:table-cell>
          <table:table-cell office:value-type="float" office:value="0" table:formula="of:=[UTS_UAS.E30]*25%" table:style-name="ce5">
            <text:p>0</text:p>
          </table:table-cell>
          <table:table-cell office:value-type="float" office:value="18.496000000000002" table:formula="of:=AVERAGE([PRAKTIKUM.D30:.R30])*20%" table:style-name="ce5">
            <text:p>18,496</text:p>
          </table:table-cell>
          <table:table-cell office:value-type="float" office:value="10" table:formula="of:=[TUGAS_BESAR.D30]*10%" table:style-name="ce5">
            <text:p>10</text:p>
          </table:table-cell>
          <table:table-cell office:value-type="float" office:value="94.122448979591837" table:formula="of:=SUM([.D31];[.F31];[.H31])/35*100" table:style-name="ce44">
            <text:p>94,12244898</text:p>
          </table:table-cell>
          <table:table-cell office:value-type="float" office:value="13.142857142857146" table:formula="of:=SUM([.E31];[.G31];[.I31])/35*100" table:style-name="ce5">
            <text:p>13,14285714</text:p>
          </table:table-cell>
          <table:table-cell office:value-type="float" office:value="94.986666666666679" table:formula="of:=SUM([.J31];[.K31])/30*100" table:style-name="ce5">
            <text:p>94,98666667</text:p>
          </table:table-cell>
          <table:table-cell office:value-type="float" office:value="66.038857142857154" table:formula="of:=SUM([.D31];[.E31];[.F31];[.G31];[.H31];[.I31];[.J31];[.K31])" table:style-name="ce45">
            <text:p>66,03885714</text:p>
          </table:table-cell>
          <table:table-cell office:value-type="string" office:string-value="B" table:formula="of:=IF([.O31]&lt;=40;&quot;E&quot;;IF(AND([.O31]&gt;40;[.O31]&lt;50.01);&quot;D&quot;;IF(AND([.O31]&gt;=50.01;[.O31]&lt;60.01);&quot;C&quot;;IF(AND([.O31]&gt;=60.01;[.O31]&lt;65.01);&quot;BC&quot;;IF(AND([.O31]&gt;=65.01;[.O31]&lt;75.01);&quot;B&quot;;IF(AND([.O31]&gt;=75.01;[.O31]&lt;85.01);&quot;AB&quot;;IF([.O31]&gt;=85.01;&quot;A&quot;;)))))))" table:style-name="ce46">
            <text:p>B</text:p>
          </table:table-cell>
          <table:table-cell office:value-type="string" office:string-value="TIDAK" table:formula="of:=IF(AND([.L31]&lt;=40.01;[UTS_UAS.D30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3.3071428571428569" table:formula="of:=SUM([TUGAS.D31:.J31])/7*5%" table:style-name="ce5">
            <text:p>3,307142857</text:p>
          </table:table-cell>
          <table:table-cell office:value-type="float" office:value="0" table:formula="of:=SUM(([TUGAS.K31:.Q31])/7)*5%" table:number-matrix-columns-spanned="1" table:number-matrix-rows-spanned="1" table:style-name="ce5">
            <text:p>0</text:p>
          </table:table-cell>
          <table:table-cell office:value-type="float" office:value="0.35000000000000003" table:formula="of:=[KUIS.D31]*5%" table:style-name="ce5">
            <text:p>0,35</text:p>
          </table:table-cell>
          <table:table-cell office:value-type="float" office:value="1.25" table:formula="of:=[KUIS.E31]*5%" table:style-name="ce5">
            <text:p>1,25</text:p>
          </table:table-cell>
          <table:table-cell office:value-type="float" office:value="5.5" table:formula="of:=[UTS_UAS.D31]*25%" table:style-name="ce5">
            <text:p>5,5</text:p>
          </table:table-cell>
          <table:table-cell office:value-type="float" office:value="0" table:formula="of:=[UTS_UAS.E31]*25%" table:style-name="ce5">
            <text:p>0</text:p>
          </table:table-cell>
          <table:table-cell office:value-type="float" office:value="16.461333333333332" table:formula="of:=AVERAGE([PRAKTIKUM.D31:.R31])*20%" table:style-name="ce5">
            <text:p>16,46133333</text:p>
          </table:table-cell>
          <table:table-cell office:value-type="float" office:value="9.4" table:formula="of:=[TUGAS_BESAR.D31]*10%" table:style-name="ce5">
            <text:p>9,4</text:p>
          </table:table-cell>
          <table:table-cell office:value-type="float" office:value="26.163265306122447" table:formula="of:=SUM([.D32];[.F32];[.H32])/35*100" table:style-name="ce44">
            <text:p>26,16326531</text:p>
          </table:table-cell>
          <table:table-cell office:value-type="float" office:value="3.5714285714285712" table:formula="of:=SUM([.E32];[.G32];[.I32])/35*100" table:style-name="ce5">
            <text:p>3,571428571</text:p>
          </table:table-cell>
          <table:table-cell office:value-type="float" office:value="86.204444444444448" table:formula="of:=SUM([.J32];[.K32])/30*100" table:style-name="ce5">
            <text:p>86,20444444</text:p>
          </table:table-cell>
          <table:table-cell office:value-type="float" office:value="36.268476190476186" table:formula="of:=SUM([.D32];[.E32];[.F32];[.G32];[.H32];[.I32];[.J32];[.K32])" table:style-name="ce45">
            <text:p>36,26847619</text:p>
          </table:table-cell>
          <table:table-cell office:value-type="string" office:string-value="E" table:formula="of:=IF([.O32]&lt;=40;&quot;E&quot;;IF(AND([.O32]&gt;40;[.O32]&lt;50.01);&quot;D&quot;;IF(AND([.O32]&gt;=50.01;[.O32]&lt;60.01);&quot;C&quot;;IF(AND([.O32]&gt;=60.01;[.O32]&lt;65.01);&quot;BC&quot;;IF(AND([.O32]&gt;=65.01;[.O32]&lt;75.01);&quot;B&quot;;IF(AND([.O32]&gt;=75.01;[.O32]&lt;85.01);&quot;AB&quot;;IF([.O32]&gt;=85.01;&quot;A&quot;;)))))))" table:style-name="ce46">
            <text:p>E</text:p>
          </table:table-cell>
          <table:table-cell office:value-type="string" office:string-value="YA" table:formula="of:=IF(AND([.L32]&lt;=40.01;[UTS_UAS.D31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2.7928571428571427" table:formula="of:=SUM([TUGAS.D32:.J32])/7*5%" table:style-name="ce5">
            <text:p>2,792857143</text:p>
          </table:table-cell>
          <table:table-cell office:value-type="float" office:value="0" table:formula="of:=SUM(([TUGAS.K32:.Q32])/7)*5%" table:number-matrix-columns-spanned="1" table:number-matrix-rows-spanned="1" table:style-name="ce5">
            <text:p>0</text:p>
          </table:table-cell>
          <table:table-cell office:value-type="float" office:value="1.2000000000000002" table:formula="of:=[KUIS.D32]*5%" table:style-name="ce5">
            <text:p>1,2</text:p>
          </table:table-cell>
          <table:table-cell office:value-type="float" office:value="0.8" table:formula="of:=[KUIS.E32]*5%" table:style-name="ce5">
            <text:p>0,8</text:p>
          </table:table-cell>
          <table:table-cell office:value-type="float" office:value="8.75" table:formula="of:=[UTS_UAS.D32]*25%" table:style-name="ce5">
            <text:p>8,75</text:p>
          </table:table-cell>
          <table:table-cell office:value-type="float" office:value="0" table:formula="of:=[UTS_UAS.E32]*25%" table:style-name="ce5">
            <text:p>0</text:p>
          </table:table-cell>
          <table:table-cell office:value-type="float" office:value="17.030666666666672" table:formula="of:=AVERAGE([PRAKTIKUM.D32:.R32])*20%" table:style-name="ce5">
            <text:p>17,03066667</text:p>
          </table:table-cell>
          <table:table-cell office:value-type="float" office:value="9.4" table:formula="of:=[TUGAS_BESAR.D32]*10%" table:style-name="ce5">
            <text:p>9,4</text:p>
          </table:table-cell>
          <table:table-cell office:value-type="float" office:value="36.408163265306129" table:formula="of:=SUM([.D33];[.F33];[.H33])/35*100" table:style-name="ce44">
            <text:p>36,40816327</text:p>
          </table:table-cell>
          <table:table-cell office:value-type="float" office:value="2.2857142857142856" table:formula="of:=SUM([.E33];[.G33];[.I33])/35*100" table:style-name="ce5">
            <text:p>2,285714286</text:p>
          </table:table-cell>
          <table:table-cell office:value-type="float" office:value="88.102222222222252" table:formula="of:=SUM([.J33];[.K33])/30*100" table:style-name="ce5">
            <text:p>88,10222222</text:p>
          </table:table-cell>
          <table:table-cell office:value-type="float" office:value="39.973523809523812" table:formula="of:=SUM([.D33];[.E33];[.F33];[.G33];[.H33];[.I33];[.J33];[.K33])" table:style-name="ce45">
            <text:p>39,97352381</text:p>
          </table:table-cell>
          <table:table-cell office:value-type="string" office:string-value="E" table:formula="of:=IF([.O33]&lt;=40;&quot;E&quot;;IF(AND([.O33]&gt;40;[.O33]&lt;50.01);&quot;D&quot;;IF(AND([.O33]&gt;=50.01;[.O33]&lt;60.01);&quot;C&quot;;IF(AND([.O33]&gt;=60.01;[.O33]&lt;65.01);&quot;BC&quot;;IF(AND([.O33]&gt;=65.01;[.O33]&lt;75.01);&quot;B&quot;;IF(AND([.O33]&gt;=75.01;[.O33]&lt;85.01);&quot;AB&quot;;IF([.O33]&gt;=85.01;&quot;A&quot;;)))))))" table:style-name="ce46">
            <text:p>E</text:p>
          </table:table-cell>
          <table:table-cell office:value-type="string" office:string-value="YA" table:formula="of:=IF(AND([.L33]&lt;=40.01;[UTS_UAS.D32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6">
            <text:p>103032330121</text:p>
          </table:table-cell>
          <table:table-cell office:value-type="string" table:style-name="ce7">
            <text:p>BRANDON DEANDRA</text:p>
          </table:table-cell>
          <table:table-cell office:value-type="float" office:value="3.3642857142857148" table:formula="of:=SUM([TUGAS.D33:.J33])/7*5%" table:style-name="ce5">
            <text:p>3,364285714</text:p>
          </table:table-cell>
          <table:table-cell office:value-type="float" office:value="0" table:formula="of:=SUM(([TUGAS.K33:.Q33])/7)*5%" table:number-matrix-columns-spanned="1" table:number-matrix-rows-spanned="1" table:style-name="ce5">
            <text:p>0</text:p>
          </table:table-cell>
          <table:table-cell office:value-type="float" office:value="0.2" table:formula="of:=[KUIS.D33]*5%" table:style-name="ce5">
            <text:p>0,2</text:p>
          </table:table-cell>
          <table:table-cell office:value-type="float" office:value="1.05" table:formula="of:=[KUIS.E33]*5%" table:style-name="ce5">
            <text:p>1,05</text:p>
          </table:table-cell>
          <table:table-cell office:value-type="float" office:value="9" table:formula="of:=[UTS_UAS.D33]*25%" table:style-name="ce5">
            <text:p>9</text:p>
          </table:table-cell>
          <table:table-cell office:value-type="float" office:value="0" table:formula="of:=[UTS_UAS.E33]*25%" table:style-name="ce5">
            <text:p>0</text:p>
          </table:table-cell>
          <table:table-cell office:value-type="float" office:value="15.361133333333335" table:formula="of:=AVERAGE([PRAKTIKUM.D33:.R33])*20%" table:style-name="ce5">
            <text:p>15,36113333</text:p>
          </table:table-cell>
          <table:table-cell office:value-type="float" office:value="9.7000000000000011" table:formula="of:=[TUGAS_BESAR.D33]*10%" table:style-name="ce5">
            <text:p>9,7</text:p>
          </table:table-cell>
          <table:table-cell office:value-type="float" office:value="35.897959183673471" table:formula="of:=SUM([.D34];[.F34];[.H34])/35*100" table:style-name="ce44">
            <text:p>35,89795918</text:p>
          </table:table-cell>
          <table:table-cell office:value-type="float" office:value="3.0000000000000004" table:formula="of:=SUM([.E34];[.G34];[.I34])/35*100" table:style-name="ce5">
            <text:p>3</text:p>
          </table:table-cell>
          <table:table-cell office:value-type="float" office:value="83.53711111111113" table:formula="of:=SUM([.J34];[.K34])/30*100" table:style-name="ce5">
            <text:p>83,53711111</text:p>
          </table:table-cell>
          <table:table-cell office:value-type="float" office:value="38.675419047619052" table:formula="of:=SUM([.D34];[.E34];[.F34];[.G34];[.H34];[.I34];[.J34];[.K34])" table:style-name="ce45">
            <text:p>38,67541905</text:p>
          </table:table-cell>
          <table:table-cell office:value-type="string" office:string-value="E" table:formula="of:=IF([.O34]&lt;=40;&quot;E&quot;;IF(AND([.O34]&gt;40;[.O34]&lt;50.01);&quot;D&quot;;IF(AND([.O34]&gt;=50.01;[.O34]&lt;60.01);&quot;C&quot;;IF(AND([.O34]&gt;=60.01;[.O34]&lt;65.01);&quot;BC&quot;;IF(AND([.O34]&gt;=65.01;[.O34]&lt;75.01);&quot;B&quot;;IF(AND([.O34]&gt;=75.01;[.O34]&lt;85.01);&quot;AB&quot;;IF([.O34]&gt;=85.01;&quot;A&quot;;)))))))" table:style-name="ce46">
            <text:p>E</text:p>
          </table:table-cell>
          <table:table-cell office:value-type="string" office:string-value="YA" table:formula="of:=IF(AND([.L34]&lt;=40.01;[UTS_UAS.D33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3.3642857142857148" table:formula="of:=SUM([TUGAS.D34:.J34])/7*5%" table:style-name="ce5">
            <text:p>3,364285714</text:p>
          </table:table-cell>
          <table:table-cell office:value-type="float" office:value="0" table:formula="of:=SUM(([TUGAS.K34:.Q34])/7)*5%" table:number-matrix-columns-spanned="1" table:number-matrix-rows-spanned="1" table:style-name="ce5">
            <text:p>0</text:p>
          </table:table-cell>
          <table:table-cell office:value-type="float" office:value="0.30000000000000004" table:formula="of:=[KUIS.D34]*5%" table:style-name="ce5">
            <text:p>0,3</text:p>
          </table:table-cell>
          <table:table-cell office:value-type="float" office:value="1.55" table:formula="of:=[KUIS.E34]*5%" table:style-name="ce5">
            <text:p>1,55</text:p>
          </table:table-cell>
          <table:table-cell office:value-type="float" office:value="3" table:formula="of:=[UTS_UAS.D34]*25%" table:style-name="ce5">
            <text:p>3</text:p>
          </table:table-cell>
          <table:table-cell office:value-type="float" office:value="0" table:formula="of:=[UTS_UAS.E34]*25%" table:style-name="ce5">
            <text:p>0</text:p>
          </table:table-cell>
          <table:table-cell office:value-type="float" office:value="13.662466666666667" table:formula="of:=AVERAGE([PRAKTIKUM.D34:.R34])*20%" table:style-name="ce5">
            <text:p>13,66246667</text:p>
          </table:table-cell>
          <table:table-cell office:value-type="float" office:value="8.9" table:formula="of:=[TUGAS_BESAR.D34]*10%" table:style-name="ce5">
            <text:p>8,9</text:p>
          </table:table-cell>
          <table:table-cell office:value-type="float" office:value="19.040816326530614" table:formula="of:=SUM([.D35];[.F35];[.H35])/35*100" table:style-name="ce44">
            <text:p>19,04081633</text:p>
          </table:table-cell>
          <table:table-cell office:value-type="float" office:value="4.4285714285714288" table:formula="of:=SUM([.E35];[.G35];[.I35])/35*100" table:style-name="ce5">
            <text:p>4,428571429</text:p>
          </table:table-cell>
          <table:table-cell office:value-type="float" office:value="75.208222222222219" table:formula="of:=SUM([.J35];[.K35])/30*100" table:style-name="ce5">
            <text:p>75,20822222</text:p>
          </table:table-cell>
          <table:table-cell office:value-type="float" office:value="30.776752380952381" table:formula="of:=SUM([.D35];[.E35];[.F35];[.G35];[.H35];[.I35];[.J35];[.K35])" table:style-name="ce45">
            <text:p>30,77675238</text:p>
          </table:table-cell>
          <table:table-cell office:value-type="string" office:string-value="E" table:formula="of:=IF([.O35]&lt;=40;&quot;E&quot;;IF(AND([.O35]&gt;40;[.O35]&lt;50.01);&quot;D&quot;;IF(AND([.O35]&gt;=50.01;[.O35]&lt;60.01);&quot;C&quot;;IF(AND([.O35]&gt;=60.01;[.O35]&lt;65.01);&quot;BC&quot;;IF(AND([.O35]&gt;=65.01;[.O35]&lt;75.01);&quot;B&quot;;IF(AND([.O35]&gt;=75.01;[.O35]&lt;85.01);&quot;AB&quot;;IF([.O35]&gt;=85.01;&quot;A&quot;;)))))))" table:style-name="ce46">
            <text:p>E</text:p>
          </table:table-cell>
          <table:table-cell office:value-type="string" office:string-value="YA" table:formula="of:=IF(AND([.L35]&lt;=40.01;[UTS_UAS.D34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3.3785714285714286" table:formula="of:=SUM([TUGAS.D35:.J35])/7*5%" table:style-name="ce5">
            <text:p>3,378571429</text:p>
          </table:table-cell>
          <table:table-cell office:value-type="float" office:value="0" table:formula="of:=SUM(([TUGAS.K35:.Q35])/7)*5%" table:number-matrix-columns-spanned="1" table:number-matrix-rows-spanned="1" table:style-name="ce5">
            <text:p>0</text:p>
          </table:table-cell>
          <table:table-cell office:value-type="float" office:value="1.6" table:formula="of:=[KUIS.D35]*5%" table:style-name="ce5">
            <text:p>1,6</text:p>
          </table:table-cell>
          <table:table-cell office:value-type="float" office:value="2.6" table:formula="of:=[KUIS.E35]*5%" table:style-name="ce5">
            <text:p>2,6</text:p>
          </table:table-cell>
          <table:table-cell office:value-type="float" office:value="11.5" table:formula="of:=[UTS_UAS.D35]*25%" table:style-name="ce5">
            <text:p>11,5</text:p>
          </table:table-cell>
          <table:table-cell office:value-type="float" office:value="0" table:formula="of:=[UTS_UAS.E35]*25%" table:style-name="ce5">
            <text:p>0</text:p>
          </table:table-cell>
          <table:table-cell office:value-type="float" office:value="17.126666666666669" table:formula="of:=AVERAGE([PRAKTIKUM.D35:.R35])*20%" table:style-name="ce5">
            <text:p>17,12666667</text:p>
          </table:table-cell>
          <table:table-cell office:value-type="float" office:value="9.9" table:formula="of:=[TUGAS_BESAR.D35]*10%" table:style-name="ce5">
            <text:p>9,9</text:p>
          </table:table-cell>
          <table:table-cell office:value-type="float" office:value="47.08163265306122" table:formula="of:=SUM([.D36];[.F36];[.H36])/35*100" table:style-name="ce44">
            <text:p>47,08163265</text:p>
          </table:table-cell>
          <table:table-cell office:value-type="float" office:value="7.4285714285714288" table:formula="of:=SUM([.E36];[.G36];[.I36])/35*100" table:style-name="ce5">
            <text:p>7,428571429</text:p>
          </table:table-cell>
          <table:table-cell office:value-type="float" office:value="90.088888888888903" table:formula="of:=SUM([.J36];[.K36])/30*100" table:style-name="ce5">
            <text:p>90,08888889</text:p>
          </table:table-cell>
          <table:table-cell office:value-type="float" office:value="46.1052380952381" table:formula="of:=SUM([.D36];[.E36];[.F36];[.G36];[.H36];[.I36];[.J36];[.K36])" table:style-name="ce45">
            <text:p>46,1052381</text:p>
          </table:table-cell>
          <table:table-cell office:value-type="string" office:string-value="D" table:formula="of:=IF([.O36]&lt;=40;&quot;E&quot;;IF(AND([.O36]&gt;40;[.O36]&lt;50.01);&quot;D&quot;;IF(AND([.O36]&gt;=50.01;[.O36]&lt;60.01);&quot;C&quot;;IF(AND([.O36]&gt;=60.01;[.O36]&lt;65.01);&quot;BC&quot;;IF(AND([.O36]&gt;=65.01;[.O36]&lt;75.01);&quot;B&quot;;IF(AND([.O36]&gt;=75.01;[.O36]&lt;85.01);&quot;AB&quot;;IF([.O36]&gt;=85.01;&quot;A&quot;;)))))))" table:style-name="ce46">
            <text:p>D</text:p>
          </table:table-cell>
          <table:table-cell office:value-type="string" office:string-value="TIDAK" table:formula="of:=IF(AND([.L36]&lt;=40.01;[UTS_UAS.D35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3.3285714285714287" table:formula="of:=SUM([TUGAS.D36:.J36])/7*5%" table:style-name="ce5">
            <text:p>3,328571429</text:p>
          </table:table-cell>
          <table:table-cell office:value-type="float" office:value="0" table:formula="of:=SUM(([TUGAS.K36:.Q36])/7)*5%" table:number-matrix-columns-spanned="1" table:number-matrix-rows-spanned="1" table:style-name="ce5">
            <text:p>0</text:p>
          </table:table-cell>
          <table:table-cell office:value-type="float" office:value="3.6" table:formula="of:=[KUIS.D36]*5%" table:style-name="ce5">
            <text:p>3,6</text:p>
          </table:table-cell>
          <table:table-cell office:value-type="float" office:value="3.5" table:formula="of:=[KUIS.E36]*5%" table:style-name="ce5">
            <text:p>3,5</text:p>
          </table:table-cell>
          <table:table-cell office:value-type="float" office:value="24.5" table:formula="of:=[UTS_UAS.D36]*25%" table:style-name="ce5">
            <text:p>24,5</text:p>
          </table:table-cell>
          <table:table-cell office:value-type="float" office:value="0" table:formula="of:=[UTS_UAS.E36]*25%" table:style-name="ce5">
            <text:p>0</text:p>
          </table:table-cell>
          <table:table-cell office:value-type="float" office:value="19.313333333333333" table:formula="of:=AVERAGE([PRAKTIKUM.D36:.R36])*20%" table:style-name="ce5">
            <text:p>19,31333333</text:p>
          </table:table-cell>
          <table:table-cell office:value-type="float" office:value="10" table:formula="of:=[TUGAS_BESAR.D36]*10%" table:style-name="ce5">
            <text:p>10</text:p>
          </table:table-cell>
          <table:table-cell office:value-type="float" office:value="89.795918367346957" table:formula="of:=SUM([.D37];[.F37];[.H37])/35*100" table:style-name="ce44">
            <text:p>89,79591837</text:p>
          </table:table-cell>
          <table:table-cell office:value-type="float" office:value="10" table:formula="of:=SUM([.E37];[.G37];[.I37])/35*100" table:style-name="ce5">
            <text:p>10</text:p>
          </table:table-cell>
          <table:table-cell office:value-type="float" office:value="97.711111111111109" table:formula="of:=SUM([.J37];[.K37])/30*100" table:style-name="ce5">
            <text:p>97,71111111</text:p>
          </table:table-cell>
          <table:table-cell office:value-type="float" office:value="64.241904761904763" table:formula="of:=SUM([.D37];[.E37];[.F37];[.G37];[.H37];[.I37];[.J37];[.K37])" table:style-name="ce45">
            <text:p>64,24190476</text:p>
          </table:table-cell>
          <table:table-cell office:value-type="string" office:string-value="BC" table:formula="of:=IF([.O37]&lt;=40;&quot;E&quot;;IF(AND([.O37]&gt;40;[.O37]&lt;50.01);&quot;D&quot;;IF(AND([.O37]&gt;=50.01;[.O37]&lt;60.01);&quot;C&quot;;IF(AND([.O37]&gt;=60.01;[.O37]&lt;65.01);&quot;BC&quot;;IF(AND([.O37]&gt;=65.01;[.O37]&lt;75.01);&quot;B&quot;;IF(AND([.O37]&gt;=75.01;[.O37]&lt;85.01);&quot;AB&quot;;IF([.O37]&gt;=85.01;&quot;A&quot;;)))))))" table:style-name="ce46">
            <text:p>BC</text:p>
          </table:table-cell>
          <table:table-cell office:value-type="string" office:string-value="TIDAK" table:formula="of:=IF(AND([.L37]&lt;=40.01;[UTS_UAS.D36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3.3642857142857148" table:formula="of:=SUM([TUGAS.D37:.J37])/7*5%" table:style-name="ce5">
            <text:p>3,364285714</text:p>
          </table:table-cell>
          <table:table-cell office:value-type="float" office:value="0" table:formula="of:=SUM(([TUGAS.K37:.Q37])/7)*5%" table:number-matrix-columns-spanned="1" table:number-matrix-rows-spanned="1" table:style-name="ce5">
            <text:p>0</text:p>
          </table:table-cell>
          <table:table-cell office:value-type="float" office:value="0.95000000000000007" table:formula="of:=[KUIS.D37]*5%" table:style-name="ce5">
            <text:p>0,95</text:p>
          </table:table-cell>
          <table:table-cell office:value-type="float" office:value="3.6500000000000004" table:formula="of:=[KUIS.E37]*5%" table:style-name="ce5">
            <text:p>3,65</text:p>
          </table:table-cell>
          <table:table-cell office:value-type="float" office:value="16" table:formula="of:=[UTS_UAS.D37]*25%" table:style-name="ce5">
            <text:p>16</text:p>
          </table:table-cell>
          <table:table-cell office:value-type="float" office:value="0" table:formula="of:=[UTS_UAS.E37]*25%" table:style-name="ce5">
            <text:p>0</text:p>
          </table:table-cell>
          <table:table-cell office:value-type="float" office:value="19.22" table:formula="of:=AVERAGE([PRAKTIKUM.D37:.R37])*20%" table:style-name="ce5">
            <text:p>19,22</text:p>
          </table:table-cell>
          <table:table-cell office:value-type="float" office:value="10" table:formula="of:=[TUGAS_BESAR.D37]*10%" table:style-name="ce5">
            <text:p>10</text:p>
          </table:table-cell>
          <table:table-cell office:value-type="float" office:value="58.040816326530617" table:formula="of:=SUM([.D38];[.F38];[.H38])/35*100" table:style-name="ce44">
            <text:p>58,04081633</text:p>
          </table:table-cell>
          <table:table-cell office:value-type="float" office:value="10.428571428571431" table:formula="of:=SUM([.E38];[.G38];[.I38])/35*100" table:style-name="ce5">
            <text:p>10,42857143</text:p>
          </table:table-cell>
          <table:table-cell office:value-type="float" office:value="97.399999999999991" table:formula="of:=SUM([.J38];[.K38])/30*100" table:style-name="ce5">
            <text:p>97,4</text:p>
          </table:table-cell>
          <table:table-cell office:value-type="float" office:value="53.184285714285714" table:formula="of:=SUM([.D38];[.E38];[.F38];[.G38];[.H38];[.I38];[.J38];[.K38])" table:style-name="ce45">
            <text:p>53,18428571</text:p>
          </table:table-cell>
          <table:table-cell office:value-type="string" office:string-value="C" table:formula="of:=IF([.O38]&lt;=40;&quot;E&quot;;IF(AND([.O38]&gt;40;[.O38]&lt;50.01);&quot;D&quot;;IF(AND([.O38]&gt;=50.01;[.O38]&lt;60.01);&quot;C&quot;;IF(AND([.O38]&gt;=60.01;[.O38]&lt;65.01);&quot;BC&quot;;IF(AND([.O38]&gt;=65.01;[.O38]&lt;75.01);&quot;B&quot;;IF(AND([.O38]&gt;=75.01;[.O38]&lt;85.01);&quot;AB&quot;;IF([.O38]&gt;=85.01;&quot;A&quot;;)))))))" table:style-name="ce46">
            <text:p>C</text:p>
          </table:table-cell>
          <table:table-cell office:value-type="string" office:string-value="TIDAK" table:formula="of:=IF(AND([.L38]&lt;=40.01;[UTS_UAS.D37]&lt;=40.01);&quot;YA&quot;;&quot;TIDAK&quot;)" table:style-name="ce47">
            <text:p>TIDAK</text:p>
          </table:table-cell>
          <table:table-cell table:number-columns-repeated="16367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3.2357142857142858" table:formula="of:=SUM([TUGAS.D38:.J38])/7*5%" table:style-name="ce5">
            <text:p>3,235714286</text:p>
          </table:table-cell>
          <table:table-cell office:value-type="float" office:value="0" table:formula="of:=SUM(([TUGAS.K38:.Q38])/7)*5%" table:number-matrix-columns-spanned="1" table:number-matrix-rows-spanned="1" table:style-name="ce5">
            <text:p>0</text:p>
          </table:table-cell>
          <table:table-cell office:value-type="float" office:value="0.9" table:formula="of:=[KUIS.D38]*5%" table:style-name="ce5">
            <text:p>0,9</text:p>
          </table:table-cell>
          <table:table-cell office:value-type="float" office:value="1.75" table:formula="of:=[KUIS.E38]*5%" table:style-name="ce5">
            <text:p>1,75</text:p>
          </table:table-cell>
          <table:table-cell office:value-type="float" office:value="7.25" table:formula="of:=[UTS_UAS.D38]*25%" table:style-name="ce5">
            <text:p>7,25</text:p>
          </table:table-cell>
          <table:table-cell office:value-type="float" office:value="0" table:formula="of:=[UTS_UAS.E38]*25%" table:style-name="ce5">
            <text:p>0</text:p>
          </table:table-cell>
          <table:table-cell office:value-type="float" office:value="15.086666666666668" table:formula="of:=AVERAGE([PRAKTIKUM.D38:.R38])*20%" table:style-name="ce5">
            <text:p>15,08666667</text:p>
          </table:table-cell>
          <table:table-cell office:value-type="float" office:value="9.7200000000000006" table:formula="of:=[TUGAS_BESAR.D38]*10%" table:style-name="ce5">
            <text:p>9,72</text:p>
          </table:table-cell>
          <table:table-cell office:value-type="float" office:value="32.530612244897959" table:formula="of:=SUM([.D39];[.F39];[.H39])/35*100" table:style-name="ce44">
            <text:p>32,53061224</text:p>
          </table:table-cell>
          <table:table-cell office:value-type="float" office:value="5" table:formula="of:=SUM([.E39];[.G39];[.I39])/35*100" table:style-name="ce5">
            <text:p>5</text:p>
          </table:table-cell>
          <table:table-cell office:value-type="float" office:value="82.688888888888883" table:formula="of:=SUM([.J39];[.K39])/30*100" table:style-name="ce5">
            <text:p>82,68888889</text:p>
          </table:table-cell>
          <table:table-cell office:value-type="float" office:value="37.942380952380951" table:formula="of:=SUM([.D39];[.E39];[.F39];[.G39];[.H39];[.I39];[.J39];[.K39])" table:style-name="ce45">
            <text:p>37,94238095</text:p>
          </table:table-cell>
          <table:table-cell office:value-type="string" office:string-value="E" table:formula="of:=IF([.O39]&lt;=40;&quot;E&quot;;IF(AND([.O39]&gt;40;[.O39]&lt;50.01);&quot;D&quot;;IF(AND([.O39]&gt;=50.01;[.O39]&lt;60.01);&quot;C&quot;;IF(AND([.O39]&gt;=60.01;[.O39]&lt;65.01);&quot;BC&quot;;IF(AND([.O39]&gt;=65.01;[.O39]&lt;75.01);&quot;B&quot;;IF(AND([.O39]&gt;=75.01;[.O39]&lt;85.01);&quot;AB&quot;;IF([.O39]&gt;=85.01;&quot;A&quot;;)))))))" table:style-name="ce46">
            <text:p>E</text:p>
          </table:table-cell>
          <table:table-cell office:value-type="string" office:string-value="YA" table:formula="of:=IF(AND([.L39]&lt;=40.01;[UTS_UAS.D38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3.2928571428571431" table:formula="of:=SUM([TUGAS.D39:.J39])/7*5%" table:style-name="ce5">
            <text:p>3,292857143</text:p>
          </table:table-cell>
          <table:table-cell office:value-type="float" office:value="0" table:formula="of:=SUM(([TUGAS.K39:.Q39])/7)*5%" table:number-matrix-columns-spanned="1" table:number-matrix-rows-spanned="1" table:style-name="ce5">
            <text:p>0</text:p>
          </table:table-cell>
          <table:table-cell office:value-type="float" office:value="0.85000000000000009" table:formula="of:=[KUIS.D39]*5%" table:style-name="ce5">
            <text:p>0,85</text:p>
          </table:table-cell>
          <table:table-cell office:value-type="float" office:value="1.75" table:formula="of:=[KUIS.E39]*5%" table:style-name="ce5">
            <text:p>1,75</text:p>
          </table:table-cell>
          <table:table-cell office:value-type="float" office:value="8.25" table:formula="of:=[UTS_UAS.D39]*25%" table:style-name="ce5">
            <text:p>8,25</text:p>
          </table:table-cell>
          <table:table-cell office:value-type="float" office:value="0" table:formula="of:=[UTS_UAS.E39]*25%" table:style-name="ce5">
            <text:p>0</text:p>
          </table:table-cell>
          <table:table-cell office:value-type="float" office:value="17.589333333333336" table:formula="of:=AVERAGE([PRAKTIKUM.D39:.R39])*20%" table:style-name="ce5">
            <text:p>17,58933333</text:p>
          </table:table-cell>
          <table:table-cell office:value-type="float" office:value="9.9" table:formula="of:=[TUGAS_BESAR.D39]*10%" table:style-name="ce5">
            <text:p>9,9</text:p>
          </table:table-cell>
          <table:table-cell office:value-type="float" office:value="35.408163265306122" table:formula="of:=SUM([.D40];[.F40];[.H40])/35*100" table:style-name="ce44">
            <text:p>35,40816327</text:p>
          </table:table-cell>
          <table:table-cell office:value-type="float" office:value="5" table:formula="of:=SUM([.E40];[.G40];[.I40])/35*100" table:style-name="ce5">
            <text:p>5</text:p>
          </table:table-cell>
          <table:table-cell office:value-type="float" office:value="91.631111111111125" table:formula="of:=SUM([.J40];[.K40])/30*100" table:style-name="ce5">
            <text:p>91,63111111</text:p>
          </table:table-cell>
          <table:table-cell office:value-type="float" office:value="41.63219047619048" table:formula="of:=SUM([.D40];[.E40];[.F40];[.G40];[.H40];[.I40];[.J40];[.K40])" table:style-name="ce45">
            <text:p>41,63219048</text:p>
          </table:table-cell>
          <table:table-cell office:value-type="string" office:string-value="D" table:formula="of:=IF([.O40]&lt;=40;&quot;E&quot;;IF(AND([.O40]&gt;40;[.O40]&lt;50.01);&quot;D&quot;;IF(AND([.O40]&gt;=50.01;[.O40]&lt;60.01);&quot;C&quot;;IF(AND([.O40]&gt;=60.01;[.O40]&lt;65.01);&quot;BC&quot;;IF(AND([.O40]&gt;=65.01;[.O40]&lt;75.01);&quot;B&quot;;IF(AND([.O40]&gt;=75.01;[.O40]&lt;85.01);&quot;AB&quot;;IF([.O40]&gt;=85.01;&quot;A&quot;;)))))))" table:style-name="ce46">
            <text:p>D</text:p>
          </table:table-cell>
          <table:table-cell office:value-type="string" office:string-value="YA" table:formula="of:=IF(AND([.L40]&lt;=40.01;[UTS_UAS.D39]&lt;=40.01);&quot;YA&quot;;&quot;TIDAK&quot;)" table:style-name="ce47">
            <text:p>YA</text:p>
          </table:table-cell>
          <table:table-cell table:number-columns-repeated="16367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3.4142857142857146" table:formula="of:=SUM([TUGAS.D40:.J40])/7*5%" table:style-name="ce5">
            <text:p>3,414285714</text:p>
          </table:table-cell>
          <table:table-cell office:value-type="float" office:value="0" table:formula="of:=SUM(([TUGAS.K40:.Q40])/7)*5%" table:number-matrix-columns-spanned="1" table:number-matrix-rows-spanned="1" table:style-name="ce5">
            <text:p>0</text:p>
          </table:table-cell>
          <table:table-cell office:value-type="float" office:value="1" table:formula="of:=[KUIS.D40]*5%" table:style-name="ce5">
            <text:p>1</text:p>
          </table:table-cell>
          <table:table-cell office:value-type="float" office:value="1.6" table:formula="of:=[KUIS.E40]*5%" table:style-name="ce5">
            <text:p>1,6</text:p>
          </table:table-cell>
          <table:table-cell office:value-type="float" office:value="16.25" table:formula="of:=[UTS_UAS.D40]*25%" table:style-name="ce5">
            <text:p>16,25</text:p>
          </table:table-cell>
          <table:table-cell office:value-type="float" office:value="0" table:formula="of:=[UTS_UAS.E40]*25%" table:style-name="ce5">
            <text:p>0</text:p>
          </table:table-cell>
          <table:table-cell office:value-type="float" office:value="15.229333333333333" table:formula="of:=AVERAGE([PRAKTIKUM.D40:.R40])*20%" table:style-name="ce5">
            <text:p>15,22933333</text:p>
          </table:table-cell>
          <table:table-cell office:value-type="float" office:value="9.73" table:formula="of:=[TUGAS_BESAR.D40]*10%" table:style-name="ce5">
            <text:p>9,73</text:p>
          </table:table-cell>
          <table:table-cell office:value-type="float" office:value="59.04081632653061" table:formula="of:=SUM([.D41];[.F41];[.H41])/35*100" table:style-name="ce44">
            <text:p>59,04081633</text:p>
          </table:table-cell>
          <table:table-cell office:value-type="float" office:value="4.5714285714285712" table:formula="of:=SUM([.E41];[.G41];[.I41])/35*100" table:style-name="ce5">
            <text:p>4,571428571</text:p>
          </table:table-cell>
          <table:table-cell office:value-type="float" office:value="83.197777777777787" table:formula="of:=SUM([.J41];[.K41])/30*100" table:style-name="ce5">
            <text:p>83,19777778</text:p>
          </table:table-cell>
          <table:table-cell office:value-type="float" office:value="47.223619047619053" table:formula="of:=SUM([.D41];[.E41];[.F41];[.G41];[.H41];[.I41];[.J41];[.K41])" table:style-name="ce45">
            <text:p>47,22361905</text:p>
          </table:table-cell>
          <table:table-cell office:value-type="string" office:string-value="D" table:formula="of:=IF([.O41]&lt;=40;&quot;E&quot;;IF(AND([.O41]&gt;40;[.O41]&lt;50.01);&quot;D&quot;;IF(AND([.O41]&gt;=50.01;[.O41]&lt;60.01);&quot;C&quot;;IF(AND([.O41]&gt;=60.01;[.O41]&lt;65.01);&quot;BC&quot;;IF(AND([.O41]&gt;=65.01;[.O41]&lt;75.01);&quot;B&quot;;IF(AND([.O41]&gt;=75.01;[.O41]&lt;85.01);&quot;AB&quot;;IF([.O41]&gt;=85.01;&quot;A&quot;;)))))))" table:style-name="ce46">
            <text:p>D</text:p>
          </table:table-cell>
          <table:table-cell office:value-type="string" office:string-value="TIDAK" table:formula="of:=IF(AND([.L41]&lt;=40.01;[UTS_UAS.D40]&lt;=40.01);&quot;YA&quot;;&quot;TIDAK&quot;)" table:style-name="ce47">
            <text:p>TIDAK</text:p>
          </table:table-cell>
          <table:table-cell table:number-columns-repeated="16367"/>
        </table:table-row>
        <table:table-row table:number-rows-repeated="1048535" table:style-name="ro3">
          <table:table-cell table:number-columns-repeated="16384"/>
        </table:table-row>
      </table:table>
      <table:table table:name="REMEDIAL" table:style-name="ta1">
        <table:table-column table:style-name="co5" table:number-columns-repeated="2" table:default-cell-style-name="ce1"/>
        <table:table-column table:style-name="co6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7">
            <text:p>PIC: Futihat</text:p>
          </table:table-cell>
          <table:table-cell table:number-columns-repeated="3" table:style-name="ce27"/>
          <table:table-cell table:number-columns-repeated="16380" table:style-name="ce1"/>
        </table:table-row>
        <table:table-row table:style-name="ro1">
          <table:table-cell office:value-type="string" table:style-name="ce28">
            <text:p>NO</text:p>
          </table:table-cell>
          <table:table-cell office:value-type="string" table:style-name="ce28">
            <text:p>ABSEN</text:p>
          </table:table-cell>
          <table:table-cell office:value-type="string" table:style-name="ce28">
            <text:p>NIM</text:p>
          </table:table-cell>
          <table:table-cell office:value-type="string" table:style-name="ce28">
            <text:p>NAMA</text:p>
          </table:table-cell>
          <table:table-cell office:value-type="string" table:style-name="ce28">
            <text:p>NILAI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03032300006" table:style-name="ce6">
            <text:p>103032300006</text:p>
          </table:table-cell>
          <table:table-cell office:value-type="string" table:style-name="ce7">
            <text:p>LARASATI PUTRI MAHARANI</text:p>
          </table:table-cell>
          <table:table-cell office:value-type="float" office:value="96" table:style-name="ce1">
            <text:p>9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2" table:style-name="ce3">
            <text:p>32</text:p>
          </table:table-cell>
          <table:table-cell office:value-type="float" office:value="103032330121" table:style-name="ce4">
            <text:p>103032330121</text:p>
          </table:table-cell>
          <table:table-cell office:value-type="string" table:style-name="ce5">
            <text:p>BRANDON DEANDRA</text:p>
          </table:table-cell>
          <table:table-cell office:value-type="float" office:value="36" table:style-name="ce48">
            <text:p>3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12" table:style-name="ce48">
            <text:p>12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4" table:style-name="ce48">
            <text:p>9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29" table:style-name="ce48">
            <text:p>2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30" table:style-name="ce48">
            <text:p>30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9" table:style-name="ce48">
            <text:p>9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35" table:style-name="ce48">
            <text:p>3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38" table:style-name="ce48">
            <text:p>38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93" table:style-name="ce48">
            <text:p>9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44" table:style-name="ce48">
            <text:p>4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45" table:style-name="ce48">
            <text:p>45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88" table:style-name="ce48">
            <text:p>8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93" table:style-name="ce48">
            <text:p>9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98" table:style-name="ce48">
            <text:p>9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table:number-columns-repeated="16380"/>
        </table:table-row>
        <table:table-row table:number-rows-repeated="1048543" table:style-name="ro3">
          <table:table-cell table:number-columns-repeated="16384"/>
        </table:table-row>
      </table:table>
      <table:table table:name="Sheet1" table:style-name="ta1"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6" table:number-columns-repeated="2" table:default-cell-style-name="ce1"/>
        <table:table-column table:style-name="co2" table:default-cell-style-name="ce1"/>
        <table:table-column table:style-name="co20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21" table:default-cell-style-name="ce1"/>
        <table:table-column table:style-name="co2" table:default-cell-style-name="ce1"/>
        <table:table-column table:style-name="co20" table:default-cell-style-name="ce1"/>
        <table:table-column table:style-name="co4" table:number-columns-repeated="16367" table:default-cell-style-name="ce1"/>
        <table:table-row table:style-name="ro2">
          <table:table-cell office:value-type="float" office:value="32" table:style-name="ce3">
            <text:p>32</text:p>
          </table:table-cell>
          <table:table-cell office:value-type="float" office:value="103032330121" table:style-name="ce4">
            <text:p>103032330121</text:p>
          </table:table-cell>
          <table:table-cell office:value-type="string" table:style-name="ce5">
            <text:p>BRANDON DEANDRA</text:p>
          </table:table-cell>
          <table:table-cell office:value-type="float" office:value="14.028571428571428" table:style-name="ce49">
            <text:p>14,0285714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2" table:style-name="ce30">
            <text:p>32</text:p>
          </table:table-cell>
          <table:table-cell office:value-type="float" office:value="103032330121" table:style-name="ce31">
            <text:p>103032330121</text:p>
          </table:table-cell>
          <table:table-cell office:value-type="string" table:style-name="ce32">
            <text:p>BRANDON DEANDRA</text:p>
          </table:table-cell>
          <table:table-cell office:value-type="float" office:value="14.028571428571428" table:style-name="ce49">
            <text:p>14,02857143</text:p>
          </table:table-cell>
          <table:table-cell table:number-columns-repeated="2" table:style-name="ce1"/>
          <table:table-cell office:value-type="string" table:style-name="ce27">
            <text:p>PIC: Futihat</text:p>
          </table:table-cell>
          <table:table-cell table:number-columns-repeated="3" table:style-name="ce27"/>
          <table:table-cell table:number-columns-repeated="16367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office:value-type="float" office:value="22.885714285714283" table:style-name="ce49">
            <text:p>22,8857142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3" table:style-name="ce30">
            <text:p>33</text:p>
          </table:table-cell>
          <table:table-cell office:value-type="float" office:value="103032330123" table:style-name="ce33">
            <text:p>103032330123</text:p>
          </table:table-cell>
          <table:table-cell office:value-type="string" table:style-name="ce34">
            <text:p>NAYLA RAMADHANI</text:p>
          </table:table-cell>
          <table:table-cell office:value-type="float" office:value="22.885714285714283" table:style-name="ce49">
            <text:p>22,88571429</text:p>
          </table:table-cell>
          <table:table-cell table:number-columns-repeated="2" table:style-name="ce1"/>
          <table:table-cell office:value-type="string" table:style-name="ce28">
            <text:p>NO</text:p>
          </table:table-cell>
          <table:table-cell office:value-type="string" table:style-name="ce28">
            <text:p>ABSEN</text:p>
          </table:table-cell>
          <table:table-cell office:value-type="string" table:style-name="ce28">
            <text:p>NIM</text:p>
          </table:table-cell>
          <table:table-cell office:value-type="string" table:style-name="ce28">
            <text:p>NAMA</text:p>
          </table:table-cell>
          <table:table-cell table:number-columns-repeated="1636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office:value-type="float" office:value="25.542857142857141" table:style-name="ce49">
            <text:p>25,54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30">
            <text:p>2</text:p>
          </table:table-cell>
          <table:table-cell office:value-type="float" office:value="103032300010" table:style-name="ce33">
            <text:p>103032300010</text:p>
          </table:table-cell>
          <table:table-cell office:value-type="string" table:style-name="ce34">
            <text:p>ELSA RISNAULI SIANTURI</text:p>
          </table:table-cell>
          <table:table-cell office:value-type="float" office:value="25.542857142857141" table:style-name="ce49">
            <text:p>25,542857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03032300006" table:style-name="ce6">
            <text:p>103032300006</text:p>
          </table:table-cell>
          <table:table-cell office:value-type="string" table:style-name="ce7">
            <text:p>LARASATI PUTRI MAHARANI</text:p>
          </table:table-cell>
          <table:table-cell table:number-columns-repeated="16367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office:value-type="float" office:value="27.228571428571431" table:style-name="ce49">
            <text:p>27,2285714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" table:style-name="ce30">
            <text:p>8</text:p>
          </table:table-cell>
          <table:table-cell office:value-type="float" office:value="103032300042" table:style-name="ce33">
            <text:p>103032300042</text:p>
          </table:table-cell>
          <table:table-cell office:value-type="string" table:style-name="ce34">
            <text:p>ZAHWA SALSABILA JHOVITA AHMAD</text:p>
          </table:table-cell>
          <table:table-cell office:value-type="float" office:value="27.228571428571431" table:style-name="ce49">
            <text:p>27,22857143</text:p>
          </table:table-cell>
          <table:table-cell table:number-columns-repeated="3" table:style-name="ce1"/>
          <table:table-cell office:value-type="float" office:value="32" table:style-name="ce3">
            <text:p>32</text:p>
          </table:table-cell>
          <table:table-cell office:value-type="float" office:value="103032330121" table:style-name="ce4">
            <text:p>103032330121</text:p>
          </table:table-cell>
          <table:table-cell office:value-type="string" table:style-name="ce5">
            <text:p>BRANDON DEANDRA</text:p>
          </table:table-cell>
          <table:table-cell table:number-columns-repeated="16367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office:value-type="float" office:value="29.942857142857143" table:style-name="ce49">
            <text:p>29,9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0" table:style-name="ce30">
            <text:p>30</text:p>
          </table:table-cell>
          <table:table-cell office:value-type="float" office:value="103032330110" table:style-name="ce33">
            <text:p>103032330110</text:p>
          </table:table-cell>
          <table:table-cell office:value-type="string" table:style-name="ce34">
            <text:p>FAIZ FAZA MUHAMMAD</text:p>
          </table:table-cell>
          <table:table-cell office:value-type="float" office:value="29.942857142857143" table:style-name="ce49">
            <text:p>29,94285714</text:p>
          </table:table-cell>
          <table:table-cell table:number-columns-repeated="3" table:style-name="ce1"/>
          <table:table-cell office:value-type="float" office:value="33" table:style-name="ce3">
            <text:p>33</text:p>
          </table:table-cell>
          <table:table-cell office:value-type="float" office:value="103032330123" table:style-name="ce6">
            <text:p>103032330123</text:p>
          </table:table-cell>
          <table:table-cell office:value-type="string" table:style-name="ce7">
            <text:p>NAYLA RAMADHANI</text:p>
          </table:table-cell>
          <table:table-cell table:number-columns-repeated="16367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office:value-type="float" office:value="34.057142857142857" table:style-name="ce49">
            <text:p>34,0571428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3" table:style-name="ce30">
            <text:p>13</text:p>
          </table:table-cell>
          <table:table-cell office:value-type="float" office:value="103032300076" table:style-name="ce33">
            <text:p>103032300076</text:p>
          </table:table-cell>
          <table:table-cell office:value-type="string" table:style-name="ce34">
            <text:p>FARHAN MUAMAR FAWWAZ</text:p>
          </table:table-cell>
          <table:table-cell office:value-type="float" office:value="34.057142857142857" table:style-name="ce49">
            <text:p>34,05714286</text:p>
          </table:table-cell>
          <table:table-cell table:number-columns-repeated="16373" table:style-name="ce1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office:value-type="float" office:value="36.228571428571428" table:style-name="ce49">
            <text:p>36,2285714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7" table:style-name="ce30">
            <text:p>37</text:p>
          </table:table-cell>
          <table:table-cell office:value-type="float" office:value="103032330156" table:style-name="ce33">
            <text:p>103032330156</text:p>
          </table:table-cell>
          <table:table-cell office:value-type="string" table:style-name="ce34">
            <text:p>DHONA ARIBAH KHAIRUNISA</text:p>
          </table:table-cell>
          <table:table-cell office:value-type="float" office:value="36.228571428571428" table:style-name="ce49">
            <text:p>36,2285714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table:number-columns-repeated="16367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office:value-type="float" office:value="36.571428571428569" table:style-name="ce49">
            <text:p>36,571428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30">
            <text:p>12</text:p>
          </table:table-cell>
          <table:table-cell office:value-type="float" office:value="103032300075" table:style-name="ce33">
            <text:p>103032300075</text:p>
          </table:table-cell>
          <table:table-cell office:value-type="string" table:style-name="ce34">
            <text:p>RIZKI NATA WIRAWAN</text:p>
          </table:table-cell>
          <table:table-cell office:value-type="float" office:value="36.571428571428569" table:style-name="ce49">
            <text:p>36,57142857</text:p>
          </table:table-cell>
          <table:table-cell table:number-columns-repeated="3" table:style-name="ce1"/>
          <table:table-cell office:value-type="float" office:value="37" table:style-name="ce3">
            <text:p>37</text:p>
          </table:table-cell>
          <table:table-cell office:value-type="float" office:value="103032330156" table:style-name="ce6">
            <text:p>103032330156</text:p>
          </table:table-cell>
          <table:table-cell office:value-type="string" table:style-name="ce7">
            <text:p>DHONA ARIBAH KHAIRUNISA</text:p>
          </table:table-cell>
          <table:table-cell table:number-columns-repeated="16367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office:value-type="float" office:value="39.171428571428571" table:style-name="ce49">
            <text:p>39,1714285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38" table:style-name="ce30">
            <text:p>38</text:p>
          </table:table-cell>
          <table:table-cell office:value-type="float" office:value="103032330158" table:style-name="ce33">
            <text:p>103032330158</text:p>
          </table:table-cell>
          <table:table-cell office:value-type="string" table:style-name="ce34">
            <text:p>ADE RAINHARD PASARIBU</text:p>
          </table:table-cell>
          <table:table-cell office:value-type="float" office:value="39.171428571428571" table:style-name="ce49">
            <text:p>39,17142857</text:p>
          </table:table-cell>
          <table:table-cell table:number-columns-repeated="3" table:style-name="ce1"/>
          <table:table-cell office:value-type="float" office:value="12" table:style-name="ce3">
            <text:p>12</text:p>
          </table:table-cell>
          <table:table-cell office:value-type="float" office:value="103032300075" table:style-name="ce6">
            <text:p>103032300075</text:p>
          </table:table-cell>
          <table:table-cell office:value-type="string" table:style-name="ce7">
            <text:p>RIZKI NATA WIRAWAN</text:p>
          </table:table-cell>
          <table:table-cell table:number-columns-repeated="16367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office:value-type="float" office:value="42.057142857142857" table:style-name="ce49">
            <text:p>42,0571428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20" table:style-name="ce30">
            <text:p>20</text:p>
          </table:table-cell>
          <table:table-cell office:value-type="float" office:value="103032300132" table:style-name="ce33">
            <text:p>103032300132</text:p>
          </table:table-cell>
          <table:table-cell office:value-type="string" table:style-name="ce34">
            <text:p>MUHAMMAD ILHAM RIDHO PRIYADI</text:p>
          </table:table-cell>
          <table:table-cell office:value-type="float" office:value="42.057142857142857" table:style-name="ce35">
            <text:p>42,05714286</text:p>
          </table:table-cell>
          <table:table-cell table:number-columns-repeated="16373" table:style-name="ce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office:value-type="float" office:value="42.392857142857146" table:style-name="ce49">
            <text:p>42,3928571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1" table:style-name="ce30">
            <text:p>31</text:p>
          </table:table-cell>
          <table:table-cell office:value-type="float" office:value="103032330118" table:style-name="ce33">
            <text:p>103032330118</text:p>
          </table:table-cell>
          <table:table-cell office:value-type="string" table:style-name="ce34">
            <text:p>TARYSSA NAZWA AZANI</text:p>
          </table:table-cell>
          <table:table-cell office:value-type="float" office:value="42.392857142857146" table:style-name="ce35">
            <text:p>42,39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table:number-columns-repeated="16367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office:value-type="float" office:value="44.571428571428569" table:style-name="ce49">
            <text:p>44,57142857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4" table:style-name="ce30">
            <text:p>24</text:p>
          </table:table-cell>
          <table:table-cell office:value-type="float" office:value="103032330031" table:style-name="ce33">
            <text:p>103032330031</text:p>
          </table:table-cell>
          <table:table-cell office:value-type="string" table:style-name="ce34">
            <text:p>NENG INTAN NURAEINI</text:p>
          </table:table-cell>
          <table:table-cell office:value-type="float" office:value="44.571428571428569" table:style-name="ce35">
            <text:p>44,57142857</text:p>
          </table:table-cell>
          <table:table-cell table:number-columns-repeated="3" table:style-name="ce1"/>
          <table:table-cell office:value-type="float" office:value="31" table:style-name="ce3">
            <text:p>31</text:p>
          </table:table-cell>
          <table:table-cell office:value-type="float" office:value="103032330118" table:style-name="ce6">
            <text:p>103032330118</text:p>
          </table:table-cell>
          <table:table-cell office:value-type="string" table:style-name="ce7">
            <text:p>TARYSSA NAZWA AZANI</text:p>
          </table:table-cell>
          <table:table-cell table:number-columns-repeated="1636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office:value-type="float" office:value="46.857142857142854" table:style-name="ce49">
            <text:p>46,8571428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" table:style-name="ce30">
            <text:p>5</text:p>
          </table:table-cell>
          <table:table-cell office:value-type="float" office:value="103032300038" table:style-name="ce33">
            <text:p>103032300038</text:p>
          </table:table-cell>
          <table:table-cell office:value-type="string" table:style-name="ce34">
            <text:p>ANNEIZA WIRDA NURSIFANA</text:p>
          </table:table-cell>
          <table:table-cell office:value-type="float" office:value="46.857142857142854" table:style-name="ce35">
            <text:p>46,85714286</text:p>
          </table:table-cell>
          <table:table-cell table:number-columns-repeated="3" table:style-name="ce1"/>
          <table:table-cell office:value-type="float" office:value="24" table:style-name="ce3">
            <text:p>24</text:p>
          </table:table-cell>
          <table:table-cell office:value-type="float" office:value="103032330031" table:style-name="ce6">
            <text:p>103032330031</text:p>
          </table:table-cell>
          <table:table-cell office:value-type="string" table:style-name="ce7">
            <text:p>NENG INTAN NURAEINI</text:p>
          </table:table-cell>
          <table:table-cell table:number-columns-repeated="1636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office:value-type="float" office:value="47.321428571428569" table:style-name="ce49">
            <text:p>47,3214285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" table:style-name="ce30">
            <text:p>4</text:p>
          </table:table-cell>
          <table:table-cell office:value-type="float" office:value="103032300025" table:style-name="ce33">
            <text:p>103032300025</text:p>
          </table:table-cell>
          <table:table-cell office:value-type="string" table:style-name="ce34">
            <text:p>NAUFAL GAZEL AKBARI</text:p>
          </table:table-cell>
          <table:table-cell office:value-type="float" office:value="47.321428571428569" table:style-name="ce35">
            <text:p>47,32142857</text:p>
          </table:table-cell>
          <table:table-cell table:number-columns-repeated="16373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office:value-type="float" office:value="48.79999999999999" table:style-name="ce49">
            <text:p>48,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30">
            <text:p>7</text:p>
          </table:table-cell>
          <table:table-cell office:value-type="float" office:value="103032300040" table:style-name="ce33">
            <text:p>103032300040</text:p>
          </table:table-cell>
          <table:table-cell office:value-type="string" table:style-name="ce34">
            <text:p>KARINA AZZAHRA</text:p>
          </table:table-cell>
          <table:table-cell office:value-type="float" office:value="48.79999999999999" table:style-name="ce35">
            <text:p>48,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table:number-columns-repeated="16367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office:value-type="float" office:value="50.942857142857136" table:style-name="ce49">
            <text:p>50,9428571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4" table:style-name="ce30">
            <text:p>34</text:p>
          </table:table-cell>
          <table:table-cell office:value-type="float" office:value="103032330131" table:style-name="ce33">
            <text:p>103032330131</text:p>
          </table:table-cell>
          <table:table-cell office:value-type="string" table:style-name="ce34">
            <text:p>ROMA YANA PASARIBU</text:p>
          </table:table-cell>
          <table:table-cell office:value-type="float" office:value="50.942857142857136" table:style-name="ce35">
            <text:p>50,94285714</text:p>
          </table:table-cell>
          <table:table-cell table:number-columns-repeated="3" table:style-name="ce1"/>
          <table:table-cell office:value-type="float" office:value="5" table:style-name="ce3">
            <text:p>5</text:p>
          </table:table-cell>
          <table:table-cell office:value-type="float" office:value="103032300038" table:style-name="ce6">
            <text:p>103032300038</text:p>
          </table:table-cell>
          <table:table-cell office:value-type="string" table:style-name="ce7">
            <text:p>ANNEIZA WIRDA NURSIFANA</text:p>
          </table:table-cell>
          <table:table-cell table:number-columns-repeated="16367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03032300080" table:style-name="ce6">
            <text:p>103032300080</text:p>
          </table:table-cell>
          <table:table-cell office:value-type="string" table:style-name="ce7">
            <text:p>ANDY AZHARI PANE</text:p>
          </table:table-cell>
          <table:table-cell office:value-type="float" office:value="51.4" table:style-name="ce49">
            <text:p>51,4</text:p>
          </table:table-cell>
          <table:table-cell table:number-columns-repeated="10" table:style-name="ce1"/>
          <table:table-cell office:value-type="float" office:value="4" table:style-name="ce3">
            <text:p>4</text:p>
          </table:table-cell>
          <table:table-cell office:value-type="float" office:value="103032300025" table:style-name="ce6">
            <text:p>103032300025</text:p>
          </table:table-cell>
          <table:table-cell office:value-type="string" table:style-name="ce7">
            <text:p>NAUFAL GAZEL AKBARI</text:p>
          </table:table-cell>
          <table:table-cell table:number-columns-repeated="16367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03032300072" table:style-name="ce6">
            <text:p>103032300072</text:p>
          </table:table-cell>
          <table:table-cell office:value-type="string" table:style-name="ce7">
            <text:p>RISYDHA LYNA DEWI AZIZAH</text:p>
          </table:table-cell>
          <table:table-cell office:value-type="float" office:value="61.885714285714286" table:style-name="ce49">
            <text:p>61,8857142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83.171428571428578" table:style-name="ce49">
            <text:p>83,17142857</text:p>
          </table:table-cell>
          <table:table-cell table:number-columns-repeated="16373" table:style-name="ce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float" office:value="103032330153" table:style-name="ce8">
            <text:p>103032330153</text:p>
          </table:table-cell>
          <table:table-cell office:value-type="string" table:style-name="ce9">
            <text:p>SALSABILA RAHAYU PUTRI</text:p>
          </table:table-cell>
          <table:table-cell office:value-type="float" office:value="61.885714285714286" table:style-name="ce49">
            <text:p>61,8857142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84.342857142857142" table:style-name="ce49">
            <text:p>84,3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table:number-columns-repeated="16367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float" office:value="103032330170" table:style-name="ce8">
            <text:p>103032330170</text:p>
          </table:table-cell>
          <table:table-cell office:value-type="string" table:style-name="ce9">
            <text:p>MUHAMMAD FA'IZ RAFI</text:p>
          </table:table-cell>
          <table:table-cell office:value-type="float" office:value="62.942857142857143" table:style-name="ce49">
            <text:p>62,942857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1.914285714285711" table:style-name="ce49">
            <text:p>91,91428571</text:p>
          </table:table-cell>
          <table:table-cell table:number-columns-repeated="3" table:style-name="ce1"/>
          <table:table-cell office:value-type="float" office:value="7" table:style-name="ce3">
            <text:p>7</text:p>
          </table:table-cell>
          <table:table-cell office:value-type="float" office:value="103032300040" table:style-name="ce6">
            <text:p>103032300040</text:p>
          </table:table-cell>
          <table:table-cell office:value-type="string" table:style-name="ce7">
            <text:p>KARINA AZZAHRA</text:p>
          </table:table-cell>
          <table:table-cell table:number-columns-repeated="16367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float" office:value="103032330094" table:style-name="ce6">
            <text:p>103032330094</text:p>
          </table:table-cell>
          <table:table-cell office:value-type="string" table:style-name="ce7">
            <text:p>ARIE FARCHAN FYRZATULLAH</text:p>
          </table:table-cell>
          <table:table-cell office:value-type="float" office:value="65.742857142857147" table:style-name="ce49">
            <text:p>65,7428571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93.6" table:style-name="ce49">
            <text:p>93,6</text:p>
          </table:table-cell>
          <table:table-cell table:number-columns-repeated="3" table:style-name="ce1"/>
          <table:table-cell office:value-type="float" office:value="34" table:style-name="ce3">
            <text:p>34</text:p>
          </table:table-cell>
          <table:table-cell office:value-type="float" office:value="103032330131" table:style-name="ce6">
            <text:p>103032330131</text:p>
          </table:table-cell>
          <table:table-cell office:value-type="string" table:style-name="ce7">
            <text:p>ROMA YANA PASARIBU</text:p>
          </table:table-cell>
          <table:table-cell table:number-columns-repeated="16367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float" office:value="103032330103" table:style-name="ce6">
            <text:p>103032330103</text:p>
          </table:table-cell>
          <table:table-cell office:value-type="string" table:style-name="ce7">
            <text:p>JUNDI HAQ DARMAWAN</text:p>
          </table:table-cell>
          <table:table-cell office:value-type="float" office:value="66.742857142857133" table:style-name="ce49">
            <text:p>66,7428571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4.057142857142864" table:style-name="ce49">
            <text:p>94,05714286</text:p>
          </table:table-cell>
          <table:table-cell table:number-columns-repeated="16373" table:style-name="ce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103032300175" table:style-name="ce6">
            <text:p>103032300175</text:p>
          </table:table-cell>
          <table:table-cell office:value-type="string" table:style-name="ce7">
            <text:p>RIYAD MUSTAFID AMNA</text:p>
          </table:table-cell>
          <table:table-cell office:value-type="float" office:value="67.114285714285714" table:style-name="ce49">
            <text:p>67,1142857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03032300006" table:style-name="ce6">
            <text:p>103032300006</text:p>
          </table:table-cell>
          <table:table-cell office:value-type="string" table:style-name="ce7">
            <text:p>LARASATI PUTRI MAHARANI</text:p>
          </table:table-cell>
          <table:table-cell office:value-type="float" office:value="94.085714285714289" table:style-name="ce49">
            <text:p>94,0857142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table:number-columns-repeated="16367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03032300101" table:style-name="ce6">
            <text:p>103032300101</text:p>
          </table:table-cell>
          <table:table-cell office:value-type="string" table:style-name="ce7">
            <text:p>MADE NARADEON HANDIKA PRAMESTA</text:p>
          </table:table-cell>
          <table:table-cell office:value-type="float" office:value="70.800000000000011" table:style-name="ce49">
            <text:p>70,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94.085714285714289" table:style-name="ce49">
            <text:p>94,08571429</text:p>
          </table:table-cell>
          <table:table-cell table:number-columns-repeated="3" table:style-name="ce1"/>
          <table:table-cell office:value-type="float" office:value="30" table:style-name="ce3">
            <text:p>30</text:p>
          </table:table-cell>
          <table:table-cell office:value-type="float" office:value="103032330110" table:style-name="ce6">
            <text:p>103032330110</text:p>
          </table:table-cell>
          <table:table-cell office:value-type="string" table:style-name="ce7">
            <text:p>FAIZ FAZA MUHAMMAD</text:p>
          </table:table-cell>
          <table:table-cell table:number-columns-repeated="16367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103032300126" table:style-name="ce6">
            <text:p>103032300126</text:p>
          </table:table-cell>
          <table:table-cell office:value-type="string" table:style-name="ce7">
            <text:p>ALIYAH RAHMA</text:p>
          </table:table-cell>
          <table:table-cell office:value-type="float" office:value="70.971428571428575" table:style-name="ce49">
            <text:p>70,971428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97.771428571428558" table:style-name="ce49">
            <text:p>97,77142857</text:p>
          </table:table-cell>
          <table:table-cell table:number-columns-repeated="3" table:style-name="ce1"/>
          <table:table-cell office:value-type="float" office:value="13" table:style-name="ce3">
            <text:p>13</text:p>
          </table:table-cell>
          <table:table-cell office:value-type="float" office:value="103032300076" table:style-name="ce6">
            <text:p>103032300076</text:p>
          </table:table-cell>
          <table:table-cell office:value-type="string" table:style-name="ce7">
            <text:p>FARHAN MUAMAR FAWWAZ</text:p>
          </table:table-cell>
          <table:table-cell table:number-columns-repeated="1636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03032300063" table:style-name="ce6">
            <text:p>103032300063</text:p>
          </table:table-cell>
          <table:table-cell office:value-type="string" table:style-name="ce7">
            <text:p>REVAN AHMAD ZAYYAN</text:p>
          </table:table-cell>
          <table:table-cell office:value-type="float" office:value="75.314285714285717" table:style-name="ce49">
            <text:p>75,31428571</text:p>
          </table:table-cell>
          <table:table-cell table:number-columns-repeated="16380" table:style-name="ce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103032300129" table:style-name="ce6">
            <text:p>103032300129</text:p>
          </table:table-cell>
          <table:table-cell office:value-type="string" table:style-name="ce7">
            <text:p>ARINA RAHMANIA NABILA</text:p>
          </table:table-cell>
          <table:table-cell office:value-type="float" office:value="76.285714285714278" table:style-name="ce49">
            <text:p>76,28571429</text:p>
          </table:table-cell>
          <table:table-cell table:number-columns-repeated="9" table:style-name="ce1"/>
          <table:table-cell office:value-type="float" office:value="7" table:style-name="ce1">
            <text:p>7</text:p>
          </table:table-cell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table:number-columns-repeated="16367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03032300102" table:style-name="ce6">
            <text:p>103032300102</text:p>
          </table:table-cell>
          <table:table-cell office:value-type="string" table:style-name="ce7">
            <text:p>MUHAMMAD ADIT AL-BUQHARI</text:p>
          </table:table-cell>
          <table:table-cell office:value-type="float" office:value="76.428571428571416" table:style-name="ce49">
            <text:p>76,42857143</text:p>
          </table:table-cell>
          <table:table-cell table:number-columns-repeated="10" table:style-name="ce1"/>
          <table:table-cell office:value-type="float" office:value="2" table:style-name="ce3">
            <text:p>2</text:p>
          </table:table-cell>
          <table:table-cell office:value-type="float" office:value="103032300010" table:style-name="ce6">
            <text:p>103032300010</text:p>
          </table:table-cell>
          <table:table-cell office:value-type="string" table:style-name="ce7">
            <text:p>ELSA RISNAULI SIANTURI</text:p>
          </table:table-cell>
          <table:table-cell table:number-columns-repeated="16367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float" office:value="103032300152" table:style-name="ce6">
            <text:p>103032300152</text:p>
          </table:table-cell>
          <table:table-cell office:value-type="string" table:style-name="ce7">
            <text:p>FAISAL IHSAN SANTOSO</text:p>
          </table:table-cell>
          <table:table-cell office:value-type="float" office:value="80.607142857142861" table:style-name="ce49">
            <text:p>80,60714286</text:p>
          </table:table-cell>
          <table:table-cell table:number-columns-repeated="10" table:style-name="ce1"/>
          <table:table-cell office:value-type="float" office:value="8" table:style-name="ce3">
            <text:p>8</text:p>
          </table:table-cell>
          <table:table-cell office:value-type="float" office:value="103032300042" table:style-name="ce6">
            <text:p>103032300042</text:p>
          </table:table-cell>
          <table:table-cell office:value-type="string" table:style-name="ce7">
            <text:p>ZAHWA SALSABILA JHOVITA AHMAD</text:p>
          </table:table-cell>
          <table:table-cell table:number-columns-repeated="16367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103032300191" table:style-name="ce6">
            <text:p>103032300191</text:p>
          </table:table-cell>
          <table:table-cell office:value-type="string" table:style-name="ce7">
            <text:p>RADITYA DARMA SAKTI</text:p>
          </table:table-cell>
          <table:table-cell office:value-type="float" office:value="81.5" table:style-name="ce49">
            <text:p>81,5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103032300012" table:style-name="ce6">
            <text:p>103032300012</text:p>
          </table:table-cell>
          <table:table-cell office:value-type="string" table:style-name="ce7">
            <text:p>NASHWA ALYA ZAHRA PRATIWI</text:p>
          </table:table-cell>
          <table:table-cell office:value-type="float" office:value="82.342857142857142" table:style-name="ce49">
            <text:p>82,34285714</text:p>
          </table:table-cell>
          <table:table-cell table:number-columns-repeated="9" table:style-name="ce1"/>
          <table:table-cell office:value-type="float" office:value="8" table:style-name="ce1">
            <text:p>8</text:p>
          </table:table-cell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table:number-columns-repeated="16367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float" office:value="103032330054" table:style-name="ce6">
            <text:p>103032330054</text:p>
          </table:table-cell>
          <table:table-cell office:value-type="string" table:style-name="ce7">
            <text:p>IHAB HASANAIN AKMAL</text:p>
          </table:table-cell>
          <table:table-cell office:value-type="float" office:value="83.171428571428578" table:style-name="ce49">
            <text:p>83,17142857</text:p>
          </table:table-cell>
          <table:table-cell table:number-columns-repeated="10" table:style-name="ce1"/>
          <table:table-cell office:value-type="float" office:value="38" table:style-name="ce3">
            <text:p>38</text:p>
          </table:table-cell>
          <table:table-cell office:value-type="float" office:value="103032330158" table:style-name="ce6">
            <text:p>103032330158</text:p>
          </table:table-cell>
          <table:table-cell office:value-type="string" table:style-name="ce7">
            <text:p>ADE RAINHARD PASARIBU</text:p>
          </table:table-cell>
          <table:table-cell table:number-columns-repeated="16367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float" office:value="103032300130" table:style-name="ce6">
            <text:p>103032300130</text:p>
          </table:table-cell>
          <table:table-cell office:value-type="string" table:style-name="ce7">
            <text:p>GILANG WASIS WICAKSONO</text:p>
          </table:table-cell>
          <table:table-cell office:value-type="float" office:value="84.342857142857142" table:style-name="ce49">
            <text:p>84,34285714</text:p>
          </table:table-cell>
          <table:table-cell table:number-columns-repeated="10" table:style-name="ce1"/>
          <table:table-cell office:value-type="float" office:value="20" table:style-name="ce3">
            <text:p>20</text:p>
          </table:table-cell>
          <table:table-cell office:value-type="float" office:value="103032300132" table:style-name="ce6">
            <text:p>103032300132</text:p>
          </table:table-cell>
          <table:table-cell office:value-type="string" table:style-name="ce7">
            <text:p>MUHAMMAD ILHAM RIDHO PRIYADI</text:p>
          </table:table-cell>
          <table:table-cell table:number-columns-repeated="16367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103032300067" table:style-name="ce6">
            <text:p>103032300067</text:p>
          </table:table-cell>
          <table:table-cell office:value-type="string" table:style-name="ce7">
            <text:p>DAFI FALA TANSA</text:p>
          </table:table-cell>
          <table:table-cell office:value-type="float" office:value="91.914285714285711" table:style-name="ce49">
            <text:p>91,91428571</text:p>
          </table:table-cell>
          <table:table-cell table:number-columns-repeated="16380" table:style-name="ce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float" office:value="103032330147" table:style-name="ce6">
            <text:p>103032330147</text:p>
          </table:table-cell>
          <table:table-cell office:value-type="string" table:style-name="ce7">
            <text:p>MUHAMMAD BINTANG PRAJUDHA</text:p>
          </table:table-cell>
          <table:table-cell office:value-type="float" office:value="93.6" table:style-name="ce49">
            <text:p>93,6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03032300039" table:style-name="ce6">
            <text:p>103032300039</text:p>
          </table:table-cell>
          <table:table-cell office:value-type="string" table:style-name="ce7">
            <text:p>NESYA SULISTYAWATI</text:p>
          </table:table-cell>
          <table:table-cell office:value-type="float" office:value="94.057142857142864" table:style-name="ce49">
            <text:p>94,05714286</text:p>
          </table:table-cell>
          <table:table-cell table:number-columns-repeated="16380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103032300006" table:style-name="ce6">
            <text:p>103032300006</text:p>
          </table:table-cell>
          <table:table-cell office:value-type="string" table:style-name="ce7">
            <text:p>LARASATI PUTRI MAHARANI</text:p>
          </table:table-cell>
          <table:table-cell office:value-type="float" office:value="94.085714285714289" table:style-name="ce49">
            <text:p>94,08571429</text:p>
          </table:table-cell>
          <table:table-cell table:number-columns-repeated="16380" table:style-name="ce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float" office:value="103032330095" table:style-name="ce6">
            <text:p>103032330095</text:p>
          </table:table-cell>
          <table:table-cell office:value-type="string" table:style-name="ce7">
            <text:p>GENA DARMA</text:p>
          </table:table-cell>
          <table:table-cell office:value-type="float" office:value="94.085714285714289" table:style-name="ce49">
            <text:p>94,08571429</text:p>
          </table:table-cell>
          <table:table-cell table:number-columns-repeated="16380" table:style-name="ce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float" office:value="103032330107" table:style-name="ce6">
            <text:p>103032330107</text:p>
          </table:table-cell>
          <table:table-cell office:value-type="string" table:style-name="ce7">
            <text:p>DENIS ARSYATYA</text:p>
          </table:table-cell>
          <table:table-cell office:value-type="float" office:value="97.771428571428558" table:style-name="ce49">
            <text:p>97,77142857</text:p>
          </table:table-cell>
          <table:table-cell table:number-columns-repeated="16380" table:style-name="ce1"/>
        </table:table-row>
        <table:table-row table:number-rows-repeated="1048537" table:style-name="ro3">
          <table:table-cell table:number-columns-repeated="16384"/>
        </table:table-row>
      </table:table>
      <table:database-ranges>
        <table:database-range table:target-range-address="Sheet1.N3:Sheet1.Q1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A77DFB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cf4" style:family="table-cell">
      <style:table-cell-properties fo:background-color="#FFC7CE"/>
      <style:text-properties fo:color="#9C0006" style:font-family-generic="swiss"/>
    </style:style>
    <style:style style:name="cf5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title/>
    <dc:description/>
    <dc:subject/>
    <meta:initial-creator>I GEDE MANGGALA PUTRA</meta:initial-creator>
    <dc:creator>Ihab Hasanain Akmal</dc:creator>
    <meta:creation-date>2024-11-14T09:42:58Z</meta:creation-date>
    <dc:date>2025-01-13T14:45:29Z</dc:date>
  </office:meta>
</office:document-meta>
</file>